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57"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58"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59" style:family="paragraph" style:parent-style-name="Text_20_body">
      <style:paragraph-properties fo:line-height="100%"/>
      <style:text-properties fo:color="#dddddd" loext:opacity="100%" style:font-name="Arial1" officeooo:rsid="0024ee3c" officeooo:paragraph-rsid="0024ee3c"/>
    </style:style>
    <style:style style:name="P160" style:family="paragraph" style:parent-style-name="Text_20_body">
      <style:paragraph-properties fo:line-height="100%"/>
      <style:text-properties fo:color="#dddddd" loext:opacity="100%" style:font-name="Arial1" officeooo:rsid="00268417" officeooo:paragraph-rsid="00268417"/>
    </style:style>
    <style:style style:name="P161" style:family="paragraph" style:parent-style-name="Text_20_body">
      <style:paragraph-properties fo:line-height="100%"/>
      <style:text-properties fo:color="#dddddd" loext:opacity="100%" style:font-name="Arial1" officeooo:rsid="002dc438" officeooo:paragraph-rsid="002dc438"/>
    </style:style>
    <style:style style:name="P162" style:family="paragraph" style:parent-style-name="Text_20_body">
      <style:paragraph-properties fo:line-height="100%"/>
      <style:text-properties fo:color="#dddddd" loext:opacity="100%" style:font-name="Arial1" officeooo:rsid="003266db" officeooo:paragraph-rsid="003266db"/>
    </style:style>
    <style:style style:name="P163" style:family="paragraph" style:parent-style-name="Text_20_body">
      <style:paragraph-properties fo:line-height="100%"/>
      <style:text-properties fo:color="#dddddd" loext:opacity="100%" style:font-name="Arial1" officeooo:rsid="00339784" officeooo:paragraph-rsid="00339784"/>
    </style:style>
    <style:style style:name="P164" style:family="paragraph" style:parent-style-name="Text_20_body">
      <style:text-properties fo:color="#dddddd" loext:opacity="100%" style:font-name="Arial1" officeooo:rsid="00339784" officeooo:paragraph-rsid="00339784"/>
    </style:style>
    <style:style style:name="P165" style:family="paragraph" style:parent-style-name="Text_20_body">
      <style:text-properties fo:color="#dddddd" loext:opacity="100%" style:font-name="Arial1" officeooo:rsid="0033f3e2" officeooo:paragraph-rsid="0033f3e2"/>
    </style:style>
    <style:style style:name="P166" style:family="paragraph" style:parent-style-name="Text_20_body">
      <style:text-properties fo:color="#dddddd" loext:opacity="100%" style:font-name="Arial1" officeooo:rsid="0036f7e4" officeooo:paragraph-rsid="0036f7e4"/>
    </style:style>
    <style:style style:name="P167" style:family="paragraph" style:parent-style-name="Text_20_body">
      <style:text-properties fo:color="#dddddd" loext:opacity="100%" style:font-name="Arial1" officeooo:rsid="00386e43" officeooo:paragraph-rsid="00386e43"/>
    </style:style>
    <style:style style:name="P168" style:family="paragraph" style:parent-style-name="Text_20_body">
      <style:text-properties fo:color="#dddddd" loext:opacity="100%" style:font-name="Arial1" officeooo:rsid="004bb519" officeooo:paragraph-rsid="004bb519"/>
    </style:style>
    <style:style style:name="P169" style:family="paragraph" style:parent-style-name="Text_20_body">
      <style:text-properties fo:color="#dddddd" loext:opacity="100%" style:font-name="Arial1" officeooo:rsid="00526474" officeooo:paragraph-rsid="00513595"/>
    </style:style>
    <style:style style:name="P170" style:family="paragraph" style:parent-style-name="Text_20_body">
      <style:text-properties fo:color="#dddddd" loext:opacity="100%" style:font-name="Arial1" officeooo:rsid="005696c4" officeooo:paragraph-rsid="005696c4"/>
    </style:style>
    <style:style style:name="P171" style:family="paragraph" style:parent-style-name="Text_20_body">
      <style:text-properties fo:color="#dddddd" loext:opacity="100%" officeooo:rsid="0182955d" officeooo:paragraph-rsid="01a8a361"/>
    </style:style>
    <style:style style:name="P172" style:family="paragraph" style:parent-style-name="Text_20_body">
      <style:text-properties fo:color="#dddddd" loext:opacity="100%" officeooo:rsid="01af9919" officeooo:paragraph-rsid="01af9919"/>
    </style:style>
    <style:style style:name="P173" style:family="paragraph" style:parent-style-name="Text_20_body">
      <style:text-properties fo:color="#dddddd" loext:opacity="100%" officeooo:rsid="004ced00" officeooo:paragraph-rsid="004ced00"/>
    </style:style>
    <style:style style:name="P174" style:family="paragraph" style:parent-style-name="Text_20_body">
      <style:text-properties fo:color="#dddddd" loext:opacity="100%" officeooo:rsid="004cd0c8" officeooo:paragraph-rsid="004cd0c8"/>
    </style:style>
    <style:style style:name="P175" style:family="paragraph" style:parent-style-name="Text_20_body">
      <style:text-properties fo:color="#dddddd" loext:opacity="100%" officeooo:rsid="017e0c64" officeooo:paragraph-rsid="017e0c64"/>
    </style:style>
    <style:style style:name="P176" style:family="paragraph" style:parent-style-name="Text_20_body">
      <style:text-properties fo:color="#dddddd" loext:opacity="100%" officeooo:rsid="017e949e" officeooo:paragraph-rsid="017e949e"/>
    </style:style>
    <style:style style:name="P177" style:family="paragraph" style:parent-style-name="Text_20_body">
      <style:text-properties fo:color="#dddddd" loext:opacity="100%" officeooo:rsid="017ed4ce" officeooo:paragraph-rsid="017e949e"/>
    </style:style>
    <style:style style:name="P178" style:family="paragraph" style:parent-style-name="Text_20_body">
      <style:text-properties fo:color="#dddddd" loext:opacity="100%" officeooo:rsid="00ac75b5" officeooo:paragraph-rsid="00ac75b5"/>
    </style:style>
    <style:style style:name="P179" style:family="paragraph" style:parent-style-name="Text_20_body">
      <style:text-properties fo:color="#dddddd" loext:opacity="100%" officeooo:rsid="00b0e7ef" officeooo:paragraph-rsid="00b0e7ef"/>
    </style:style>
    <style:style style:name="P180" style:family="paragraph" style:parent-style-name="Text_20_body">
      <style:text-properties fo:color="#dddddd" loext:opacity="100%" officeooo:rsid="00b5ad37" officeooo:paragraph-rsid="00b5ad37"/>
    </style:style>
    <style:style style:name="P181" style:family="paragraph" style:parent-style-name="Text_20_body">
      <style:text-properties fo:color="#dddddd" loext:opacity="100%" officeooo:rsid="00b5a939" officeooo:paragraph-rsid="00b5a939"/>
    </style:style>
    <style:style style:name="P182" style:family="paragraph" style:parent-style-name="Text_20_body">
      <style:text-properties fo:color="#dddddd" loext:opacity="100%" officeooo:rsid="01b9a12a" officeooo:paragraph-rsid="01b9a12a"/>
    </style:style>
    <style:style style:name="P183" style:family="paragraph" style:parent-style-name="Text_20_body">
      <style:text-properties fo:color="#dddddd" loext:opacity="100%" officeooo:rsid="00b7aeaa" officeooo:paragraph-rsid="00b7aeaa"/>
    </style:style>
    <style:style style:name="P184" style:family="paragraph" style:parent-style-name="Text_20_body">
      <style:text-properties fo:color="#dddddd" loext:opacity="100%" officeooo:rsid="00b9e52d" officeooo:paragraph-rsid="00b9e52d"/>
    </style:style>
    <style:style style:name="P185" style:family="paragraph" style:parent-style-name="Text_20_body">
      <style:paragraph-properties fo:line-height="100%"/>
      <style:text-properties fo:color="#dddddd" loext:opacity="100%" officeooo:rsid="001de449" officeooo:paragraph-rsid="002a8a23"/>
    </style:style>
    <style:style style:name="P186" style:family="paragraph" style:parent-style-name="Text_20_body">
      <style:text-properties fo:color="#dddddd" loext:opacity="100%" officeooo:rsid="0064a016" officeooo:paragraph-rsid="0064a016"/>
    </style:style>
    <style:style style:name="P187"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88"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89" style:family="paragraph" style:parent-style-name="Text_20_body">
      <style:text-properties fo:color="#dddddd" loext:opacity="100%" officeooo:rsid="006b109e" officeooo:paragraph-rsid="006b109e"/>
    </style:style>
    <style:style style:name="P190" style:family="paragraph" style:parent-style-name="Text_20_body">
      <style:text-properties fo:color="#dddddd" loext:opacity="100%" officeooo:rsid="00602bc2" officeooo:paragraph-rsid="00602bc2"/>
    </style:style>
    <style:style style:name="P191" style:family="paragraph" style:parent-style-name="Text_20_body">
      <style:text-properties fo:color="#dddddd" loext:opacity="100%" officeooo:rsid="00615e39" officeooo:paragraph-rsid="00615e39"/>
    </style:style>
    <style:style style:name="P192" style:family="paragraph" style:parent-style-name="Text_20_body">
      <style:text-properties fo:color="#dddddd" loext:opacity="100%" officeooo:rsid="00636a9d" officeooo:paragraph-rsid="00636a9d"/>
    </style:style>
    <style:style style:name="P193" style:family="paragraph" style:parent-style-name="Text_20_body">
      <style:text-properties fo:color="#dddddd" loext:opacity="100%" officeooo:rsid="00717342" officeooo:paragraph-rsid="00717342"/>
    </style:style>
    <style:style style:name="P194" style:family="paragraph" style:parent-style-name="Text_20_body">
      <style:text-properties fo:color="#dddddd" loext:opacity="100%"/>
    </style:style>
    <style:style style:name="P195" style:family="paragraph" style:parent-style-name="Text_20_body">
      <style:text-properties fo:color="#dddddd" loext:opacity="100%" officeooo:rsid="00d85aae" officeooo:paragraph-rsid="00d85aae"/>
    </style:style>
    <style:style style:name="P196" style:family="paragraph" style:parent-style-name="Text_20_body">
      <style:text-properties fo:color="#dddddd" loext:opacity="100%" officeooo:rsid="015dc616" officeooo:paragraph-rsid="015dc616"/>
    </style:style>
    <style:style style:name="P197" style:family="paragraph" style:parent-style-name="Text_20_body">
      <style:text-properties fo:color="#dddddd" loext:opacity="100%" officeooo:rsid="00d30cf9" officeooo:paragraph-rsid="00d4abb6"/>
    </style:style>
    <style:style style:name="P198" style:family="paragraph" style:parent-style-name="Text_20_body">
      <style:text-properties fo:color="#dddddd" loext:opacity="100%" officeooo:rsid="0076ba7c" officeooo:paragraph-rsid="0076ba7c"/>
    </style:style>
    <style:style style:name="P199" style:family="paragraph" style:parent-style-name="Text_20_body">
      <style:text-properties fo:color="#dddddd" loext:opacity="100%" officeooo:rsid="007e7598" officeooo:paragraph-rsid="007e7598"/>
    </style:style>
    <style:style style:name="P200" style:family="paragraph" style:parent-style-name="Text_20_body">
      <style:text-properties fo:color="#dddddd" loext:opacity="100%" officeooo:rsid="00891ea1" officeooo:paragraph-rsid="00891ea1"/>
    </style:style>
    <style:style style:name="P201" style:family="paragraph" style:parent-style-name="Text_20_body">
      <style:text-properties fo:color="#dddddd" loext:opacity="100%" officeooo:rsid="008f3ef5" officeooo:paragraph-rsid="008f3ef5"/>
    </style:style>
    <style:style style:name="P202" style:family="paragraph" style:parent-style-name="Text_20_body">
      <style:text-properties fo:color="#dddddd" loext:opacity="100%" officeooo:rsid="0097318e" officeooo:paragraph-rsid="0097318e"/>
    </style:style>
    <style:style style:name="P203" style:family="paragraph" style:parent-style-name="Text_20_body">
      <style:text-properties fo:color="#dddddd" loext:opacity="100%" officeooo:rsid="0097d292" officeooo:paragraph-rsid="0097d292"/>
    </style:style>
    <style:style style:name="P204" style:family="paragraph" style:parent-style-name="Text_20_body">
      <style:text-properties fo:color="#dddddd" loext:opacity="100%" officeooo:rsid="0098aeba" officeooo:paragraph-rsid="0098aeba"/>
    </style:style>
    <style:style style:name="P205" style:family="paragraph" style:parent-style-name="Text_20_body">
      <style:text-properties fo:color="#dddddd" loext:opacity="100%" officeooo:rsid="009a8148" officeooo:paragraph-rsid="009a8148"/>
    </style:style>
    <style:style style:name="P206" style:family="paragraph" style:parent-style-name="Text_20_body">
      <style:text-properties fo:color="#dddddd" loext:opacity="100%" officeooo:rsid="009e8d09" officeooo:paragraph-rsid="009e8d09"/>
    </style:style>
    <style:style style:name="P207" style:family="paragraph" style:parent-style-name="Text_20_body">
      <style:text-properties fo:color="#dddddd" loext:opacity="100%" officeooo:rsid="00a1a0c2" officeooo:paragraph-rsid="00a1a0c2"/>
    </style:style>
    <style:style style:name="P208" style:family="paragraph" style:parent-style-name="Text_20_body">
      <style:text-properties fo:color="#dddddd" loext:opacity="100%" officeooo:rsid="00a6fe60" officeooo:paragraph-rsid="00a6fe60"/>
    </style:style>
    <style:style style:name="P209" style:family="paragraph" style:parent-style-name="Text_20_body">
      <style:text-properties fo:color="#dddddd" loext:opacity="100%" officeooo:rsid="00e79e00" officeooo:paragraph-rsid="00f9a8df"/>
    </style:style>
    <style:style style:name="P210" style:family="paragraph" style:parent-style-name="Text_20_body">
      <style:text-properties fo:color="#dddddd" loext:opacity="100%" officeooo:rsid="00eb0428" officeooo:paragraph-rsid="00f9a8df"/>
    </style:style>
    <style:style style:name="P211" style:family="paragraph" style:parent-style-name="Text_20_body">
      <style:text-properties fo:color="#dddddd" loext:opacity="100%" officeooo:rsid="00eb6861" officeooo:paragraph-rsid="00f9a8df"/>
    </style:style>
    <style:style style:name="P212" style:family="paragraph" style:parent-style-name="Text_20_body">
      <style:text-properties fo:color="#dddddd" loext:opacity="100%" officeooo:rsid="015c423e" officeooo:paragraph-rsid="015c423e"/>
    </style:style>
    <style:style style:name="P213" style:family="paragraph" style:parent-style-name="Text_20_body">
      <style:text-properties fo:color="#dddddd" loext:opacity="100%" officeooo:rsid="0165e210" officeooo:paragraph-rsid="0165e210"/>
    </style:style>
    <style:style style:name="P214" style:family="paragraph" style:parent-style-name="Text_20_body">
      <style:text-properties fo:color="#dddddd" loext:opacity="100%" officeooo:rsid="016605ba" officeooo:paragraph-rsid="016605ba"/>
    </style:style>
    <style:style style:name="P215" style:family="paragraph" style:parent-style-name="Text_20_body">
      <style:text-properties fo:color="#dddddd" loext:opacity="100%" officeooo:rsid="01670831" officeooo:paragraph-rsid="016605ba"/>
    </style:style>
    <style:style style:name="P216" style:family="paragraph" style:parent-style-name="Text_20_body">
      <style:text-properties fo:color="#dddddd" loext:opacity="100%" officeooo:rsid="01687bec" officeooo:paragraph-rsid="01687bec"/>
    </style:style>
    <style:style style:name="P217" style:family="paragraph" style:parent-style-name="Text_20_body">
      <style:text-properties fo:color="#dddddd" loext:opacity="100%" officeooo:rsid="01044598" officeooo:paragraph-rsid="00f9a8df"/>
    </style:style>
    <style:style style:name="P218" style:family="paragraph" style:parent-style-name="Text_20_body">
      <style:text-properties fo:color="#dddddd" loext:opacity="100%" officeooo:rsid="0158ceb1" officeooo:paragraph-rsid="0158ceb1"/>
    </style:style>
    <style:style style:name="P219" style:family="paragraph" style:parent-style-name="Text_20_body">
      <style:text-properties fo:color="#dddddd" loext:opacity="100%" officeooo:rsid="00eed71b" officeooo:paragraph-rsid="00f9a8df"/>
    </style:style>
    <style:style style:name="P220" style:family="paragraph" style:parent-style-name="Text_20_body">
      <style:text-properties fo:color="#dddddd" loext:opacity="100%" officeooo:rsid="00fcf689" officeooo:paragraph-rsid="00fcf689"/>
    </style:style>
    <style:style style:name="P221" style:family="paragraph" style:parent-style-name="Text_20_body">
      <style:text-properties fo:color="#dddddd" loext:opacity="100%" officeooo:rsid="011d4ccf" officeooo:paragraph-rsid="011e0af6"/>
    </style:style>
    <style:style style:name="P222" style:family="paragraph" style:parent-style-name="Text_20_body">
      <style:text-properties fo:color="#dddddd" loext:opacity="100%" officeooo:rsid="0145562f" officeooo:paragraph-rsid="0145562f"/>
    </style:style>
    <style:style style:name="P223" style:family="paragraph" style:parent-style-name="Text_20_body">
      <style:text-properties fo:color="#dddddd" loext:opacity="100%" officeooo:rsid="013a772e" officeooo:paragraph-rsid="013a772e"/>
    </style:style>
    <style:style style:name="P224" style:family="paragraph" style:parent-style-name="Text_20_body">
      <style:text-properties fo:color="#dddddd" loext:opacity="100%" officeooo:rsid="01420c4c" officeooo:paragraph-rsid="01420c4c"/>
    </style:style>
    <style:style style:name="P225" style:family="paragraph" style:parent-style-name="Text_20_body">
      <style:text-properties fo:color="#dddddd" loext:opacity="100%" officeooo:rsid="0104810a" officeooo:paragraph-rsid="0104810a"/>
    </style:style>
    <style:style style:name="P226" style:family="paragraph" style:parent-style-name="Text_20_body">
      <style:text-properties fo:color="#dddddd" loext:opacity="100%" officeooo:rsid="0105ca88" officeooo:paragraph-rsid="0105ca88"/>
    </style:style>
    <style:style style:name="P227" style:family="paragraph" style:parent-style-name="Text_20_body">
      <style:text-properties fo:color="#dddddd" loext:opacity="100%" officeooo:rsid="0107f65d" officeooo:paragraph-rsid="0107f65d"/>
    </style:style>
    <style:style style:name="P228" style:family="paragraph" style:parent-style-name="Text_20_body">
      <style:text-properties fo:color="#dddddd" loext:opacity="100%" officeooo:rsid="0148267c" officeooo:paragraph-rsid="0148267c"/>
    </style:style>
    <style:style style:name="P229" style:family="paragraph" style:parent-style-name="Text_20_body">
      <style:text-properties fo:color="#dddddd" loext:opacity="100%" officeooo:rsid="01280af7" officeooo:paragraph-rsid="01280af7"/>
    </style:style>
    <style:style style:name="P230" style:family="paragraph" style:parent-style-name="Text_20_body">
      <style:text-properties fo:color="#dddddd" loext:opacity="100%" officeooo:rsid="00e3165e" officeooo:paragraph-rsid="01c3dd1a"/>
    </style:style>
    <style:style style:name="P231" style:family="paragraph" style:parent-style-name="Text_20_body">
      <style:paragraph-properties fo:line-height="100%"/>
      <style:text-properties fo:color="#2a6099" loext:opacity="100%" style:font-name="Arial1" officeooo:rsid="002181c3" officeooo:paragraph-rsid="002181c3"/>
    </style:style>
    <style:style style:name="P232" style:family="paragraph" style:parent-style-name="Text_20_body">
      <style:text-properties fo:color="#2a6099" loext:opacity="100%" style:font-name="Arial1" officeooo:rsid="00447ab3" officeooo:paragraph-rsid="00447ab3"/>
    </style:style>
    <style:style style:name="P233" style:family="paragraph" style:parent-style-name="Text_20_body">
      <style:text-properties fo:color="#2a6099" loext:opacity="100%" style:font-name="Arial1" officeooo:rsid="00544ba9" officeooo:paragraph-rsid="00544ba9"/>
    </style:style>
    <style:style style:name="P234" style:family="paragraph" style:parent-style-name="Text_20_body">
      <style:text-properties fo:color="#2a6099" loext:opacity="100%" style:font-name="Arial1" officeooo:rsid="00588fcb" officeooo:paragraph-rsid="00588fcb"/>
    </style:style>
    <style:style style:name="P235" style:family="paragraph" style:parent-style-name="Text_20_body">
      <style:paragraph-properties fo:line-height="100%"/>
      <style:text-properties fo:color="#2a6099" loext:opacity="100%" officeooo:rsid="001de449" officeooo:paragraph-rsid="002a8a23"/>
    </style:style>
    <style:style style:name="P236" style:family="paragraph" style:parent-style-name="Text_20_body">
      <style:text-properties fo:color="#2a6099" loext:opacity="100%" officeooo:rsid="006405c0" officeooo:paragraph-rsid="006405c0"/>
    </style:style>
    <style:style style:name="P237" style:family="paragraph" style:parent-style-name="Text_20_body">
      <style:text-properties fo:color="#2a6099" loext:opacity="100%" officeooo:rsid="0163aeef" officeooo:paragraph-rsid="0163aeef"/>
    </style:style>
    <style:style style:name="P238" style:family="paragraph" style:parent-style-name="Text_20_body">
      <style:text-properties fo:color="#2a6099" loext:opacity="100%" officeooo:rsid="0167aa2a" officeooo:paragraph-rsid="0167aa2a"/>
    </style:style>
    <style:style style:name="P239" style:family="paragraph" style:parent-style-name="Text_20_body">
      <style:text-properties fo:color="#2a6099" loext:opacity="100%" officeooo:rsid="013c0bc5" officeooo:paragraph-rsid="013c0bc5"/>
    </style:style>
    <style:style style:name="P240" style:family="paragraph" style:parent-style-name="Text_20_body">
      <style:text-properties fo:color="#2a6099" loext:opacity="100%" officeooo:rsid="00b7aeaa" officeooo:paragraph-rsid="00b7aeaa"/>
    </style:style>
    <style:style style:name="P241" style:family="paragraph" style:parent-style-name="Text_20_body">
      <style:text-properties fo:color="#2a6099" loext:opacity="100%" officeooo:rsid="00ac7a48" officeooo:paragraph-rsid="00b9e52d"/>
    </style:style>
    <style:style style:name="P242" style:family="paragraph" style:parent-style-name="Text_20_body">
      <style:text-properties fo:color="#2a6099" loext:opacity="100%" officeooo:rsid="015dc616" officeooo:paragraph-rsid="015c423e"/>
    </style:style>
    <style:style style:name="P243" style:family="paragraph" style:parent-style-name="Text_20_body">
      <style:text-properties fo:color="#2a6099" loext:opacity="100%" officeooo:rsid="01670831" officeooo:paragraph-rsid="016605ba"/>
    </style:style>
    <style:style style:name="P244" style:family="paragraph" style:parent-style-name="Text_20_body">
      <style:text-properties fo:color="#2a6099" loext:opacity="100%" officeooo:rsid="016a10d1" officeooo:paragraph-rsid="016a10d1"/>
    </style:style>
    <style:style style:name="P245" style:family="paragraph" style:parent-style-name="Text_20_body">
      <style:text-properties fo:color="#2a6099" loext:opacity="100%" officeooo:rsid="011af0df" officeooo:paragraph-rsid="01178cf6"/>
    </style:style>
    <style:style style:name="P246" style:family="paragraph" style:parent-style-name="Text_20_body">
      <style:paragraph-properties fo:line-height="100%"/>
      <style:text-properties style:font-name="Arial1" officeooo:rsid="001f97e7" officeooo:paragraph-rsid="001f97e7"/>
    </style:style>
    <style:style style:name="P247" style:family="paragraph" style:parent-style-name="Text_20_body">
      <style:text-properties style:font-name="Arial1" officeooo:rsid="004bb519" officeooo:paragraph-rsid="004bb519"/>
    </style:style>
    <style:style style:name="P248" style:family="paragraph" style:parent-style-name="Text_20_body">
      <style:text-properties fo:color="#ffffff" loext:opacity="100%" officeooo:rsid="004ddea0" officeooo:paragraph-rsid="004ddea0"/>
    </style:style>
    <style:style style:name="P249" style:family="paragraph" style:parent-style-name="Text_20_body">
      <style:text-properties fo:color="#ffffff" loext:opacity="100%" officeooo:rsid="004f1e87" officeooo:paragraph-rsid="004f1e87"/>
    </style:style>
    <style:style style:name="P250" style:family="paragraph" style:parent-style-name="Text_20_body">
      <style:paragraph-properties fo:line-height="100%"/>
      <style:text-properties fo:color="#ffffff" loext:opacity="100%" officeooo:rsid="001d82a9" officeooo:paragraph-rsid="002a8a23"/>
    </style:style>
    <style:style style:name="P251" style:family="paragraph" style:parent-style-name="Text_20_body">
      <style:text-properties fo:color="#ffffff" loext:opacity="100%" officeooo:rsid="01c2159b" officeooo:paragraph-rsid="01c2159b"/>
    </style:style>
    <style:style style:name="P252"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3" style:family="paragraph" style:parent-style-name="Text_20_body">
      <style:text-properties officeooo:rsid="018075d2" officeooo:paragraph-rsid="018075d2"/>
    </style:style>
    <style:style style:name="P254" style:family="paragraph" style:parent-style-name="Text_20_body">
      <style:text-properties officeooo:rsid="018075d2" officeooo:paragraph-rsid="01b213d3"/>
    </style:style>
    <style:style style:name="P255" style:family="paragraph" style:parent-style-name="Text_20_body">
      <style:text-properties officeooo:rsid="0181aa02" officeooo:paragraph-rsid="0181aa02"/>
    </style:style>
    <style:style style:name="P256" style:family="paragraph" style:parent-style-name="Text_20_body">
      <style:text-properties officeooo:rsid="0181aa02" officeooo:paragraph-rsid="01abccd8"/>
    </style:style>
    <style:style style:name="P257" style:family="paragraph" style:parent-style-name="Text_20_body">
      <style:text-properties officeooo:rsid="0181aa02" officeooo:paragraph-rsid="01a8a361"/>
    </style:style>
    <style:style style:name="P258" style:family="paragraph" style:parent-style-name="Text_20_body">
      <style:text-properties officeooo:rsid="0181aa02" officeooo:paragraph-rsid="01ac447e"/>
    </style:style>
    <style:style style:name="P259" style:family="paragraph" style:parent-style-name="Text_20_body">
      <style:text-properties officeooo:rsid="0181aa02" officeooo:paragraph-rsid="01af9919"/>
    </style:style>
    <style:style style:name="P260" style:family="paragraph" style:parent-style-name="Text_20_body">
      <style:text-properties officeooo:paragraph-rsid="01b213d3"/>
    </style:style>
    <style:style style:name="P261" style:family="paragraph" style:parent-style-name="Text_20_body">
      <style:text-properties officeooo:paragraph-rsid="01a1ef74"/>
    </style:style>
    <style:style style:name="P262" style:family="paragraph" style:parent-style-name="Text_20_body">
      <style:text-properties officeooo:paragraph-rsid="01a2aada"/>
    </style:style>
    <style:style style:name="P263" style:family="paragraph" style:parent-style-name="Text_20_body">
      <style:text-properties officeooo:paragraph-rsid="01a4d6d2"/>
    </style:style>
    <style:style style:name="P264" style:family="paragraph" style:parent-style-name="Text_20_body">
      <style:text-properties officeooo:rsid="004ddea0" officeooo:paragraph-rsid="004ddea0"/>
    </style:style>
    <style:style style:name="P265" style:family="paragraph" style:parent-style-name="Text_20_body">
      <style:text-properties officeooo:rsid="004ced00" officeooo:paragraph-rsid="0131feed"/>
    </style:style>
    <style:style style:name="P266" style:family="paragraph" style:parent-style-name="Text_20_body">
      <style:text-properties officeooo:rsid="00891ea1" officeooo:paragraph-rsid="008e301e"/>
    </style:style>
    <style:style style:name="P267" style:family="paragraph" style:parent-style-name="Text_20_body">
      <style:text-properties officeooo:rsid="00891ea1" officeooo:paragraph-rsid="00891ea1"/>
    </style:style>
    <style:style style:name="P268" style:family="paragraph" style:parent-style-name="Text_20_body">
      <style:text-properties officeooo:rsid="008b1389" officeooo:paragraph-rsid="008e301e"/>
    </style:style>
    <style:style style:name="P269" style:family="paragraph" style:parent-style-name="Text_20_body">
      <style:text-properties officeooo:rsid="008b1389" officeooo:paragraph-rsid="008b1389"/>
    </style:style>
    <style:style style:name="P270" style:family="paragraph" style:parent-style-name="Text_20_body">
      <style:text-properties officeooo:rsid="00ac75b5" officeooo:paragraph-rsid="00ac75b5"/>
    </style:style>
    <style:style style:name="P271" style:family="paragraph" style:parent-style-name="Text_20_body">
      <style:text-properties officeooo:rsid="00ac7a48" officeooo:paragraph-rsid="00ac7a48"/>
    </style:style>
    <style:style style:name="P272" style:family="paragraph" style:parent-style-name="Text_20_body">
      <style:text-properties officeooo:rsid="00b0e7ef" officeooo:paragraph-rsid="00b0e7ef"/>
    </style:style>
    <style:style style:name="P273" style:family="paragraph" style:parent-style-name="Text_20_body">
      <style:text-properties officeooo:rsid="00b5ad37" officeooo:paragraph-rsid="00b5ad37"/>
    </style:style>
    <style:style style:name="P274" style:family="paragraph" style:parent-style-name="Text_20_body">
      <style:text-properties officeooo:paragraph-rsid="01b42e95"/>
    </style:style>
    <style:style style:name="P275" style:family="paragraph" style:parent-style-name="Text_20_body">
      <style:text-properties officeooo:paragraph-rsid="01b61f0b"/>
    </style:style>
    <style:style style:name="P276" style:family="paragraph" style:parent-style-name="Text_20_body">
      <style:text-properties officeooo:paragraph-rsid="01b6c236"/>
    </style:style>
    <style:style style:name="P277" style:family="paragraph" style:parent-style-name="Text_20_body">
      <style:paragraph-properties fo:line-height="100%"/>
      <style:text-properties fo:color="#cccccc" loext:opacity="100%" style:font-name="Arial1" officeooo:rsid="002fb2d2" officeooo:paragraph-rsid="002fb2d2"/>
    </style:style>
    <style:style style:name="P278" style:family="paragraph" style:parent-style-name="Text_20_body">
      <style:text-properties fo:color="#cccccc" loext:opacity="100%" style:font-name="Arial1" officeooo:rsid="0036a2aa" officeooo:paragraph-rsid="0036a2aa"/>
    </style:style>
    <style:style style:name="P279" style:family="paragraph" style:parent-style-name="Text_20_body">
      <style:text-properties fo:color="#cccccc" loext:opacity="100%" style:font-name="Arial1" officeooo:rsid="0033f3e2" officeooo:paragraph-rsid="0033f3e2"/>
    </style:style>
    <style:style style:name="P280" style:family="paragraph" style:parent-style-name="Text_20_body">
      <style:text-properties fo:color="#cccccc" loext:opacity="100%" style:font-name="Arial1" officeooo:rsid="00386e43" officeooo:paragraph-rsid="00386e43"/>
    </style:style>
    <style:style style:name="P281" style:family="paragraph" style:parent-style-name="Text_20_body">
      <style:text-properties fo:color="#cccccc" loext:opacity="100%" style:font-name="Arial1" officeooo:rsid="003f1904" officeooo:paragraph-rsid="003ae2c3"/>
    </style:style>
    <style:style style:name="P282" style:family="paragraph" style:parent-style-name="Text_20_body">
      <style:text-properties fo:color="#cccccc" loext:opacity="100%" officeooo:rsid="009102df" officeooo:paragraph-rsid="009102df"/>
    </style:style>
    <style:style style:name="P283" style:family="paragraph" style:parent-style-name="Text_20_body">
      <style:text-properties fo:color="#cccccc" loext:opacity="100%" officeooo:rsid="00923043" officeooo:paragraph-rsid="00950d30"/>
    </style:style>
    <style:style style:name="P284" style:family="paragraph" style:parent-style-name="Text_20_body">
      <style:text-properties fo:color="#cccccc" loext:opacity="100%" officeooo:rsid="016e9b12" officeooo:paragraph-rsid="016e9b12"/>
    </style:style>
    <style:style style:name="P285" style:family="paragraph" style:parent-style-name="Text_20_body">
      <style:text-properties fo:color="#cccccc" loext:opacity="100%" officeooo:rsid="00f1faa3" officeooo:paragraph-rsid="00f9a8df"/>
    </style:style>
    <style:style style:name="P286" style:family="paragraph" style:parent-style-name="Text_20_body">
      <style:text-properties fo:color="#cccccc" loext:opacity="100%" officeooo:rsid="00f8c2d6" officeooo:paragraph-rsid="00f9a8df"/>
    </style:style>
    <style:style style:name="P287" style:family="paragraph" style:parent-style-name="Standard">
      <style:paragraph-properties style:line-height-at-least="0.635cm"/>
      <style:text-properties fo:color="#cccccc" loext:opacity="100%" style:font-name="Droid Sans Mono" fo:font-size="13.5pt" fo:font-weight="normal" fo:background-color="#1f1f1f"/>
    </style:style>
    <style:style style:name="P288" style:family="paragraph" style:parent-style-name="Standard">
      <style:paragraph-properties style:line-height-at-least="0.635cm"/>
      <style:text-properties fo:color="#cccccc" loext:opacity="100%" style:font-name="Droid Sans Mono" fo:font-size="13.5pt" fo:font-weight="normal" officeooo:rsid="011482c8" officeooo:paragraph-rsid="01cd0b19" fo:background-color="#1f1f1f"/>
    </style:style>
    <style:style style:name="P289"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290"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1"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2"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3"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4"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df482"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da802"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07" style:family="paragraph" style:parent-style-name="Text_20_body">
      <style:text-properties fo:color="#ff972f" loext:opacity="100%" style:font-name="Arial1" officeooo:rsid="00339784" officeooo:paragraph-rsid="00339784"/>
    </style:style>
    <style:style style:name="P308" style:family="paragraph" style:parent-style-name="Text_20_body">
      <style:text-properties fo:color="#ff972f" loext:opacity="100%" style:font-name="Arial1" officeooo:rsid="0041ae9d" officeooo:paragraph-rsid="0041ae9d"/>
    </style:style>
    <style:style style:name="P309" style:family="paragraph" style:parent-style-name="Text_20_body">
      <style:text-properties officeooo:rsid="0059d16c" officeooo:paragraph-rsid="0059d16c"/>
    </style:style>
    <style:style style:name="P310" style:family="paragraph" style:parent-style-name="Text_20_body">
      <style:text-properties officeooo:rsid="005ab541" officeooo:paragraph-rsid="005ab541"/>
    </style:style>
    <style:style style:name="P311" style:family="paragraph" style:parent-style-name="Text_20_body">
      <style:text-properties officeooo:rsid="005c91a7" officeooo:paragraph-rsid="005c91a7"/>
    </style:style>
    <style:style style:name="P312" style:family="paragraph" style:parent-style-name="Text_20_body">
      <style:text-properties officeooo:rsid="006c9c38" officeooo:paragraph-rsid="006c9c38"/>
    </style:style>
    <style:style style:name="P313" style:family="paragraph" style:parent-style-name="Text_20_body">
      <style:text-properties officeooo:rsid="006dc4c1" officeooo:paragraph-rsid="006dc4c1"/>
    </style:style>
    <style:style style:name="P314" style:family="paragraph" style:parent-style-name="Text_20_body">
      <style:text-properties officeooo:rsid="0076ba7c" officeooo:paragraph-rsid="0076ba7c"/>
    </style:style>
    <style:style style:name="P315" style:family="paragraph" style:parent-style-name="Text_20_body">
      <style:text-properties officeooo:rsid="007dbcef" officeooo:paragraph-rsid="007dbcef"/>
    </style:style>
    <style:style style:name="P316" style:family="paragraph" style:parent-style-name="Text_20_body">
      <style:text-properties officeooo:rsid="0077eda2" officeooo:paragraph-rsid="0077eda2"/>
    </style:style>
    <style:style style:name="P317" style:family="paragraph" style:parent-style-name="Text_20_body">
      <style:text-properties officeooo:rsid="007cfe94" officeooo:paragraph-rsid="007cfe94"/>
    </style:style>
    <style:style style:name="P318" style:family="paragraph" style:parent-style-name="Text_20_body">
      <style:text-properties officeooo:rsid="007e7598" officeooo:paragraph-rsid="007e7598"/>
    </style:style>
    <style:style style:name="P319" style:family="paragraph" style:parent-style-name="Text_20_body">
      <style:text-properties officeooo:rsid="008f3ef5" officeooo:paragraph-rsid="008f3ef5"/>
    </style:style>
    <style:style style:name="P320" style:family="paragraph" style:parent-style-name="Text_20_body">
      <style:text-properties officeooo:rsid="00923043" officeooo:paragraph-rsid="00923043"/>
    </style:style>
    <style:style style:name="P321" style:family="paragraph" style:parent-style-name="Text_20_body">
      <style:text-properties officeooo:rsid="00923043" officeooo:paragraph-rsid="00950d30"/>
    </style:style>
    <style:style style:name="P322" style:family="paragraph" style:parent-style-name="Text_20_body">
      <style:text-properties officeooo:rsid="00e3165e" officeooo:paragraph-rsid="00f9a8df"/>
    </style:style>
    <style:style style:name="P323"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324" style:family="paragraph" style:parent-style-name="Text_20_body">
      <style:text-properties officeooo:rsid="00e5907b" officeooo:paragraph-rsid="00f9a8df"/>
    </style:style>
    <style:style style:name="P325" style:family="paragraph" style:parent-style-name="Text_20_body">
      <style:text-properties officeooo:rsid="00e79e00" officeooo:paragraph-rsid="00f9a8df"/>
    </style:style>
    <style:style style:name="P326" style:family="paragraph" style:parent-style-name="Text_20_body">
      <style:text-properties officeooo:rsid="00eb0428" officeooo:paragraph-rsid="00f9a8df"/>
    </style:style>
    <style:style style:name="P327" style:family="paragraph" style:parent-style-name="Text_20_body">
      <style:text-properties officeooo:rsid="016605ba" officeooo:paragraph-rsid="016605ba"/>
    </style:style>
    <style:style style:name="P328" style:family="paragraph" style:parent-style-name="Text_20_body">
      <style:text-properties officeooo:rsid="016a10d1" officeooo:paragraph-rsid="016a10d1"/>
    </style:style>
    <style:style style:name="P329" style:family="paragraph" style:parent-style-name="Text_20_body">
      <style:text-properties officeooo:rsid="017306c7" officeooo:paragraph-rsid="017306c7"/>
    </style:style>
    <style:style style:name="P330" style:family="paragraph" style:parent-style-name="Text_20_body">
      <style:text-properties officeooo:rsid="016ba72b" officeooo:paragraph-rsid="016ba72b"/>
    </style:style>
    <style:style style:name="P331" style:family="paragraph" style:parent-style-name="Text_20_body">
      <style:text-properties officeooo:rsid="00ebfe9f" officeooo:paragraph-rsid="00f9a8df"/>
    </style:style>
    <style:style style:name="P332" style:family="paragraph" style:parent-style-name="Text_20_body">
      <style:text-properties officeooo:rsid="00f1faa3" officeooo:paragraph-rsid="00f9a8df"/>
    </style:style>
    <style:style style:name="P333" style:family="paragraph" style:parent-style-name="Text_20_body">
      <style:text-properties officeooo:rsid="00f55c69" officeooo:paragraph-rsid="00f9a8df"/>
    </style:style>
    <style:style style:name="P334" style:family="paragraph" style:parent-style-name="Text_20_body">
      <style:text-properties officeooo:rsid="00f6e10d" officeooo:paragraph-rsid="00f9a8df"/>
    </style:style>
    <style:style style:name="P335" style:family="paragraph" style:parent-style-name="Text_20_body">
      <style:text-properties officeooo:rsid="00f8c2d6" officeooo:paragraph-rsid="00f9a8df"/>
    </style:style>
    <style:style style:name="P336" style:family="paragraph" style:parent-style-name="Text_20_body">
      <style:text-properties officeooo:rsid="01554639" officeooo:paragraph-rsid="01554639"/>
    </style:style>
    <style:style style:name="P337" style:family="paragraph" style:parent-style-name="Text_20_body">
      <style:text-properties officeooo:rsid="00ed7f1d" officeooo:paragraph-rsid="00f9a8df"/>
    </style:style>
    <style:style style:name="P338" style:family="paragraph" style:parent-style-name="Text_20_body">
      <style:text-properties officeooo:rsid="00ed8b7f" officeooo:paragraph-rsid="00f9a8df"/>
    </style:style>
    <style:style style:name="P339" style:family="paragraph" style:parent-style-name="Text_20_body">
      <style:text-properties officeooo:rsid="00eed71b" officeooo:paragraph-rsid="00f9a8df"/>
    </style:style>
    <style:style style:name="P340" style:family="paragraph" style:parent-style-name="Text_20_body">
      <style:text-properties officeooo:rsid="00fe3f22" officeooo:paragraph-rsid="00fe3f22"/>
    </style:style>
    <style:style style:name="P341" style:family="paragraph" style:parent-style-name="Text_20_body">
      <style:text-properties officeooo:rsid="011d4ccf" officeooo:paragraph-rsid="011fbf13"/>
    </style:style>
    <style:style style:name="P342" style:family="paragraph" style:parent-style-name="Text_20_body">
      <style:text-properties officeooo:rsid="011d4ccf" officeooo:paragraph-rsid="011e0af6"/>
    </style:style>
    <style:style style:name="P343" style:family="paragraph" style:parent-style-name="Text_20_body">
      <style:text-properties officeooo:rsid="011e4306" officeooo:paragraph-rsid="011e4306"/>
    </style:style>
    <style:style style:name="P344" style:family="paragraph" style:parent-style-name="Text_20_body">
      <style:text-properties officeooo:rsid="011f0028" officeooo:paragraph-rsid="011f0028"/>
    </style:style>
    <style:style style:name="P345" style:family="paragraph" style:parent-style-name="Text_20_body">
      <style:text-properties officeooo:rsid="011fbf13" officeooo:paragraph-rsid="011fbf13"/>
    </style:style>
    <style:style style:name="P346" style:family="paragraph" style:parent-style-name="Text_20_body">
      <style:text-properties officeooo:rsid="01211fe9" officeooo:paragraph-rsid="01211fe9"/>
    </style:style>
    <style:style style:name="P347" style:family="paragraph" style:parent-style-name="Text_20_body">
      <style:text-properties officeooo:rsid="0122dadf" officeooo:paragraph-rsid="0122dadf"/>
    </style:style>
    <style:style style:name="P348" style:family="paragraph" style:parent-style-name="Text_20_body">
      <style:text-properties officeooo:rsid="011482c8" officeooo:paragraph-rsid="011482c8"/>
    </style:style>
    <style:style style:name="P349" style:family="paragraph" style:parent-style-name="Standard">
      <style:text-properties officeooo:rsid="011482c8" officeooo:paragraph-rsid="01c310cf"/>
    </style:style>
    <style:style style:name="P350" style:family="paragraph" style:parent-style-name="Text_20_body">
      <style:text-properties officeooo:rsid="011482c8" officeooo:paragraph-rsid="01c310cf"/>
    </style:style>
    <style:style style:name="P351" style:family="paragraph" style:parent-style-name="Text_20_body">
      <style:text-properties officeooo:rsid="011482c8" officeooo:paragraph-rsid="01bcd4b6"/>
    </style:style>
    <style:style style:name="P352" style:family="paragraph" style:parent-style-name="Text_20_body">
      <style:text-properties officeooo:rsid="011482c8" officeooo:paragraph-rsid="01bd75b2"/>
    </style:style>
    <style:style style:name="P353" style:family="paragraph" style:parent-style-name="Text_20_body">
      <style:text-properties officeooo:rsid="011482c8" officeooo:paragraph-rsid="01be534b"/>
    </style:style>
    <style:style style:name="P354" style:family="paragraph" style:parent-style-name="Text_20_body">
      <style:text-properties officeooo:rsid="011482c8" officeooo:paragraph-rsid="01bfec6c"/>
    </style:style>
    <style:style style:name="P355" style:family="paragraph" style:parent-style-name="Text_20_body">
      <style:text-properties officeooo:rsid="011482c8" officeooo:paragraph-rsid="01c3ae7f"/>
    </style:style>
    <style:style style:name="P356" style:family="paragraph" style:parent-style-name="Text_20_body">
      <style:text-properties officeooo:rsid="01170364" officeooo:paragraph-rsid="01170364"/>
    </style:style>
    <style:style style:name="P357" style:family="paragraph" style:parent-style-name="Text_20_body">
      <style:text-properties officeooo:rsid="01178cf6" officeooo:paragraph-rsid="01178cf6"/>
    </style:style>
    <style:style style:name="P358" style:family="paragraph" style:parent-style-name="Text_20_body">
      <style:text-properties officeooo:rsid="01280af7" officeooo:paragraph-rsid="01280af7"/>
    </style:style>
    <style:style style:name="P359" style:family="paragraph" style:parent-style-name="Text_20_body">
      <style:text-properties officeooo:rsid="012b77cb" officeooo:paragraph-rsid="012b77cb"/>
    </style:style>
    <style:style style:name="P360" style:family="paragraph" style:parent-style-name="Title">
      <style:text-properties fo:background-color="#ff8000"/>
    </style:style>
    <style:style style:name="P361" style:family="paragraph" style:parent-style-name="Standard">
      <style:paragraph-properties style:line-height-at-least="0.635cm"/>
      <style:text-properties fo:color="#569cd6" loext:opacity="100%" style:font-name="Droid Sans Mono" fo:font-size="13.5pt" fo:font-weight="normal" fo:background-color="#1f1f1f"/>
    </style:style>
    <style:style style:name="P362" style:family="paragraph" style:parent-style-name="Text_20_body">
      <style:text-properties officeooo:paragraph-rsid="01bcd4b6"/>
    </style:style>
    <style:style style:name="P363" style:family="paragraph" style:parent-style-name="Text_20_body">
      <style:text-properties officeooo:paragraph-rsid="01be534b"/>
    </style:style>
    <style:style style:name="P364" style:family="paragraph" style:parent-style-name="Text_20_body">
      <style:text-properties officeooo:paragraph-rsid="01c310cf"/>
    </style:style>
    <style:style style:name="P365" style:family="paragraph" style:parent-style-name="Text_20_body">
      <style:paragraph-properties style:line-height-at-least="0.635cm"/>
      <style:text-properties officeooo:paragraph-rsid="01c7d037"/>
    </style:style>
    <style:style style:name="P366" style:family="paragraph" style:parent-style-name="Text_20_body">
      <style:text-properties officeooo:paragraph-rsid="01c3dd1a"/>
    </style:style>
    <style:style style:name="P367" style:family="paragraph" style:parent-style-name="Heading_20_3">
      <style:paragraph-properties fo:line-height="100%"/>
      <style:text-properties style:text-underline-style="none" officeooo:rsid="001a4d55" officeooo:paragraph-rsid="001a4d55" fo:background-color="#bf0041"/>
    </style:style>
    <style:style style:name="P368" style:family="paragraph" style:parent-style-name="Heading_20_3">
      <style:paragraph-properties fo:line-height="100%"/>
      <style:text-properties officeooo:rsid="001f97e7" officeooo:paragraph-rsid="001f97e7" fo:background-color="#bf0041"/>
    </style:style>
    <style:style style:name="P369" style:family="paragraph" style:parent-style-name="Heading_20_3">
      <style:paragraph-properties fo:line-height="100%"/>
      <style:text-properties officeooo:rsid="0024ee3c" officeooo:paragraph-rsid="0024ee3c" fo:background-color="#bf0041"/>
    </style:style>
    <style:style style:name="P370" style:family="paragraph" style:parent-style-name="Heading_20_3">
      <style:paragraph-properties fo:line-height="100%"/>
      <style:text-properties officeooo:rsid="00268417" officeooo:paragraph-rsid="00268417" fo:background-color="#bf0041"/>
    </style:style>
    <style:style style:name="P371" style:family="paragraph" style:parent-style-name="Heading_20_3">
      <style:paragraph-properties fo:line-height="100%"/>
      <style:text-properties officeooo:rsid="00466122" officeooo:paragraph-rsid="00466122" fo:background-color="#bf0041"/>
    </style:style>
    <style:style style:name="P372" style:family="paragraph" style:parent-style-name="Heading_20_3">
      <style:text-properties officeooo:rsid="004ddea0" officeooo:paragraph-rsid="004ddea0" fo:background-color="#bf0041"/>
    </style:style>
    <style:style style:name="P373" style:family="paragraph" style:parent-style-name="Heading_20_3">
      <style:paragraph-properties fo:line-height="100%"/>
      <style:text-properties officeooo:rsid="004ced00" officeooo:paragraph-rsid="004ced00" fo:background-color="#bf0041"/>
    </style:style>
    <style:style style:name="P374" style:family="paragraph" style:parent-style-name="Heading_20_3">
      <style:paragraph-properties fo:line-height="100%"/>
      <style:text-properties officeooo:rsid="004bbe58" officeooo:paragraph-rsid="004bbe58" fo:background-color="#bf0041"/>
    </style:style>
    <style:style style:name="P375" style:family="paragraph" style:parent-style-name="Heading_20_3">
      <style:text-properties officeooo:rsid="0076ba7c" officeooo:paragraph-rsid="0076ba7c" fo:background-color="#bf0041"/>
    </style:style>
    <style:style style:name="P376" style:family="paragraph" style:parent-style-name="Heading_20_3">
      <style:paragraph-properties fo:line-height="100%"/>
      <style:text-properties fo:color="#ffffff" loext:opacity="100%" officeooo:rsid="00c3c542" officeooo:paragraph-rsid="00c3c542" fo:background-color="#bf0041"/>
    </style:style>
    <style:style style:name="P377" style:family="paragraph" style:parent-style-name="Heading_20_3">
      <style:paragraph-properties fo:line-height="100%"/>
      <style:text-properties fo:color="#ffffff" loext:opacity="100%" officeooo:rsid="00ac75b5" officeooo:paragraph-rsid="00ac75b5" fo:background-color="#bf0041"/>
    </style:style>
    <style:style style:name="P378" style:family="paragraph" style:parent-style-name="Heading_20_3">
      <style:text-properties fo:color="#ffffff" loext:opacity="100%" style:font-name="Arial" officeooo:rsid="00d4abb6" officeooo:paragraph-rsid="00d4abb6" fo:background-color="#bf0041"/>
    </style:style>
    <style:style style:name="P379" style:family="paragraph" style:parent-style-name="Heading_20_3">
      <style:text-properties fo:color="#ffffff" loext:opacity="100%" style:font-name="Arial" officeooo:rsid="00e3165e" officeooo:paragraph-rsid="00f9a8df" fo:background-color="#8d1d75"/>
    </style:style>
    <style:style style:name="P380" style:family="paragraph" style:parent-style-name="Heading_20_3">
      <style:text-properties fo:color="#ffffff" loext:opacity="100%" style:font-name="Arial" officeooo:rsid="011c2e15" officeooo:paragraph-rsid="011e0af6" fo:background-color="#8d1d75"/>
    </style:style>
    <style:style style:name="P381" style:family="paragraph" style:parent-style-name="Heading_20_3">
      <style:text-properties fo:color="#ffffff" loext:opacity="100%" style:font-name="Arial" officeooo:rsid="01108b5c" officeooo:paragraph-rsid="0104810a" fo:background-color="#8d1d75"/>
    </style:style>
    <style:style style:name="P382" style:family="paragraph" style:parent-style-name="Heading_20_3">
      <style:text-properties fo:color="#ffffff" loext:opacity="100%" style:font-name="Arial" officeooo:rsid="011482c8" officeooo:paragraph-rsid="011482c8" fo:background-color="#8d1d75"/>
    </style:style>
    <style:style style:name="P383" style:family="paragraph" style:parent-style-name="Heading_20_3">
      <style:text-properties fo:color="#ffffff" loext:opacity="100%" officeooo:rsid="00e3165e" officeooo:paragraph-rsid="0165e210"/>
    </style:style>
    <style:style style:name="P384" style:family="paragraph" style:parent-style-name="Heading_20_3">
      <style:text-properties fo:color="#ffffff" loext:opacity="100%" officeooo:rsid="00e3165e" officeooo:paragraph-rsid="00f9a8df"/>
    </style:style>
    <style:style style:name="P385" style:family="paragraph" style:parent-style-name="Heading_20_3">
      <style:paragraph-properties fo:line-height="100%"/>
      <style:text-properties fo:color="#dddddd" loext:opacity="100%" officeooo:rsid="00ac75b5" officeooo:paragraph-rsid="00ac75b5" fo:background-color="#bf0041"/>
    </style:style>
    <style:style style:name="P386" style:family="paragraph" style:parent-style-name="Heading_20_3">
      <style:paragraph-properties fo:line-height="100%"/>
      <style:text-properties fo:color="#dddddd" loext:opacity="100%" officeooo:rsid="01b42e95" officeooo:paragraph-rsid="01b42e95" fo:background-color="#bf0041"/>
    </style:style>
    <style:style style:name="P387" style:family="paragraph" style:parent-style-name="Heading_20_3">
      <style:text-properties fo:color="#dddddd" loext:opacity="100%" style:font-name="Arial" officeooo:rsid="00d4abb6" officeooo:paragraph-rsid="00d4abb6" fo:background-color="#bf0041"/>
    </style:style>
    <style:style style:name="P388" style:family="paragraph" style:parent-style-name="Heading_20_3">
      <style:text-properties fo:color="#dddddd" loext:opacity="100%" style:font-name="Arial" officeooo:rsid="008f3ef5" officeooo:paragraph-rsid="008f3ef5" fo:background-color="#bf0041"/>
    </style:style>
    <style:style style:name="P389" style:family="paragraph" style:parent-style-name="Heading_20_3">
      <style:text-properties fo:color="#dddddd" loext:opacity="100%" style:font-name="Arial" officeooo:rsid="00923043" officeooo:paragraph-rsid="00923043" fo:background-color="#bf0041"/>
    </style:style>
    <style:style style:name="P390" style:family="paragraph" style:parent-style-name="Heading_20_3">
      <style:text-properties fo:color="#dddddd" loext:opacity="100%" officeooo:rsid="00e3165e" officeooo:paragraph-rsid="01265eea"/>
    </style:style>
    <style:style style:name="P391" style:family="paragraph" style:parent-style-name="Heading_20_3">
      <style:text-properties fo:color="#dddddd" loext:opacity="100%" officeooo:rsid="00e3165e" officeooo:paragraph-rsid="01c2159b"/>
    </style:style>
    <style:style style:name="P392" style:family="paragraph" style:parent-style-name="Heading_20_3">
      <style:text-properties fo:color="#dddddd" loext:opacity="100%" officeooo:rsid="00e3165e" officeooo:paragraph-rsid="01c310cf"/>
    </style:style>
    <style:style style:name="P393" style:family="paragraph" style:parent-style-name="Heading_20_3">
      <style:text-properties fo:color="#dddddd" loext:opacity="100%" officeooo:rsid="00e3165e" officeooo:paragraph-rsid="01c3dd1a"/>
    </style:style>
    <style:style style:name="P394"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395"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396"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397" style:family="paragraph" style:parent-style-name="Heading_20_3">
      <style:paragraph-properties style:line-height-at-least="0.635cm"/>
      <style:text-properties fo:color="#dddddd" loext:opacity="100%" style:font-name="Droid Sans Mono" fo:font-size="13.5pt" fo:font-weight="normal" officeooo:rsid="00e3165e" officeooo:paragraph-rsid="01d92c5f" fo:background-color="#1f1f1f"/>
    </style:style>
    <style:style style:name="P398"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399"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400"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401" style:family="paragraph" style:parent-style-name="Heading_20_3">
      <style:paragraph-properties fo:line-height="100%"/>
      <style:text-properties fo:color="#000000" loext:opacity="100%" officeooo:rsid="001d82a9" officeooo:paragraph-rsid="002a8a23" fo:background-color="#ff8000"/>
    </style:style>
    <style:style style:name="P402" style:family="paragraph" style:parent-style-name="Heading_20_3">
      <style:paragraph-properties fo:line-height="100%"/>
      <style:text-properties fo:color="#000000" loext:opacity="100%" officeooo:rsid="002a8a23" officeooo:paragraph-rsid="002a8a23" fo:background-color="#ff8000"/>
    </style:style>
    <style:style style:name="P403" style:family="paragraph" style:parent-style-name="Heading_20_3">
      <style:text-properties fo:color="#000000" loext:opacity="100%" style:font-name="Arial1" officeooo:rsid="0047fb76" officeooo:paragraph-rsid="0047fb76" fo:background-color="#00a933"/>
    </style:style>
    <style:style style:name="P404" style:family="paragraph" style:parent-style-name="Heading_20_3">
      <style:text-properties fo:color="#000000" loext:opacity="100%" officeooo:rsid="004bb519" officeooo:paragraph-rsid="004bb519" fo:background-color="#acb20c"/>
    </style:style>
    <style:style style:name="P405" style:family="paragraph" style:parent-style-name="Heading_20_3">
      <style:paragraph-properties fo:line-height="100%"/>
      <style:text-properties officeooo:rsid="002a8a23" officeooo:paragraph-rsid="002a8a23" fo:background-color="#ff8000"/>
    </style:style>
    <style:style style:name="P406" style:family="paragraph" style:parent-style-name="Heading_20_3">
      <style:text-properties officeooo:rsid="0059d16c" officeooo:paragraph-rsid="0059d16c" fo:background-color="#8d1d75"/>
    </style:style>
    <style:style style:name="P407" style:family="paragraph" style:parent-style-name="Heading_20_3">
      <style:text-properties style:font-name="Arial" officeooo:rsid="006c9c38" officeooo:paragraph-rsid="006c9c38" fo:background-color="#bf0041"/>
    </style:style>
    <style:style style:name="P408" style:family="paragraph" style:parent-style-name="Heading_20_3">
      <style:text-properties style:font-name="Arial" officeooo:rsid="008f3ef5" officeooo:paragraph-rsid="008f3ef5" fo:background-color="#bf0041"/>
    </style:style>
    <style:style style:name="P409" style:family="paragraph" style:parent-style-name="Heading_20_3">
      <style:text-properties style:font-name="Arial" officeooo:rsid="00923043" officeooo:paragraph-rsid="00923043" fo:background-color="#bf0041"/>
    </style:style>
    <style:style style:name="P410" style:family="paragraph" style:parent-style-name="Heading_20_3">
      <style:text-properties officeooo:rsid="0076ba7c" officeooo:paragraph-rsid="0076ba7c"/>
    </style:style>
    <style:style style:name="P411" style:family="paragraph" style:parent-style-name="Heading_20_3">
      <style:text-properties officeooo:rsid="00e3165e" officeooo:paragraph-rsid="011e0af6"/>
    </style:style>
    <style:style style:name="P412" style:family="paragraph" style:parent-style-name="Heading_20_3">
      <style:text-properties officeooo:rsid="00e3165e" officeooo:paragraph-rsid="0104810a"/>
    </style:style>
    <style:style style:name="P413" style:family="paragraph" style:parent-style-name="Heading_20_3">
      <style:text-properties officeooo:rsid="00e3165e" officeooo:paragraph-rsid="011482c8"/>
    </style:style>
    <style:style style:name="P414" style:family="paragraph" style:parent-style-name="Heading_20_3">
      <style:text-properties fo:color="#2a6099" loext:opacity="100%" style:font-name="Arial" officeooo:rsid="011af0df" officeooo:paragraph-rsid="011c2e15" fo:background-color="#8d1d75"/>
    </style:style>
    <style:style style:name="P415"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416"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417"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418"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419"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420"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421" style:family="paragraph" style:parent-style-name="Text_20_body">
      <style:paragraph-properties style:line-height-at-least="0.635cm"/>
      <style:text-properties fo:color="#cccccc" loext:opacity="100%" style:font-name="Droid Sans Mono" fo:font-size="13.5pt" fo:font-weight="normal" officeooo:rsid="011482c8" officeooo:paragraph-rsid="01e54b29" fo:background-color="#1f1f1f"/>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00a933" loext:opacity="100%"/>
    </style:style>
    <style:style style:name="T7" style:family="text">
      <style:text-properties fo:color="#00a933" loext:opacity="100%" style:font-name="Arial1" officeooo:rsid="0017c700"/>
    </style:style>
    <style:style style:name="T8" style:family="text">
      <style:text-properties fo:color="#00a933" loext:opacity="100%" style:font-name="Arial1" officeooo:rsid="00784bfb"/>
    </style:style>
    <style:style style:name="T9" style:family="text">
      <style:text-properties fo:color="#00a933" loext:opacity="100%" fo:background-color="transparent" loext:char-shading-value="0"/>
    </style:style>
    <style:style style:name="T10" style:family="text">
      <style:text-properties fo:color="#00a933" loext:opacity="100%" style:font-name="Arial" fo:font-size="12pt" style:font-size-asian="12pt" style:font-size-complex="12pt"/>
    </style:style>
    <style:style style:name="T11" style:family="text">
      <style:text-properties fo:color="#00a933" loext:opacity="100%" officeooo:rsid="0186b305"/>
    </style:style>
    <style:style style:name="T12" style:family="text">
      <style:text-properties fo:color="#00a933" loext:opacity="100%" fo:font-size="14pt" fo:font-weight="bold" style:font-size-asian="14pt" style:font-weight-asian="bold" style:font-size-complex="14pt" style:font-weight-complex="bold"/>
    </style:style>
    <style:style style:name="T13" style:family="text">
      <style:text-properties fo:color="#00a933" loext:opacity="100%" fo:font-size="14pt" style:text-underline-style="none" officeooo:rsid="011e0af6" style:font-size-asian="14pt" style:font-size-complex="14pt"/>
    </style:style>
    <style:style style:name="T14" style:family="text">
      <style:text-properties fo:color="#00a933" loext:opacity="100%" officeooo:rsid="003e3d9e"/>
    </style:style>
    <style:style style:name="T15" style:family="text">
      <style:text-properties fo:color="#00a933" loext:opacity="100%" officeooo:rsid="003d0f5b"/>
    </style:style>
    <style:style style:name="T16" style:family="text">
      <style:text-properties fo:color="#00a933" loext:opacity="100%" officeooo:rsid="003f1904"/>
    </style:style>
    <style:style style:name="T17" style:family="text">
      <style:text-properties fo:color="#00a933" loext:opacity="100%" officeooo:rsid="005d8a67"/>
    </style:style>
    <style:style style:name="T18" style:family="text">
      <style:text-properties fo:color="#00a933" loext:opacity="100%" officeooo:rsid="005e52b8"/>
    </style:style>
    <style:style style:name="T19" style:family="text">
      <style:text-properties fo:color="#00a933" loext:opacity="100%" officeooo:rsid="007bc12c"/>
    </style:style>
    <style:style style:name="T20" style:family="text">
      <style:text-properties fo:color="#00a933" loext:opacity="100%" officeooo:rsid="007bd540"/>
    </style:style>
    <style:style style:name="T21" style:family="text">
      <style:text-properties fo:color="#00a933" loext:opacity="100%" officeooo:rsid="008b1389"/>
    </style:style>
    <style:style style:name="T22" style:family="text">
      <style:text-properties fo:color="#00a933" loext:opacity="100%" officeooo:rsid="00a20bbc"/>
    </style:style>
    <style:style style:name="T23" style:family="text">
      <style:text-properties fo:color="#00a933" loext:opacity="100%" officeooo:rsid="0198b05c"/>
    </style:style>
    <style:style style:name="T24" style:family="text">
      <style:text-properties fo:color="#00a933" loext:opacity="100%" officeooo:rsid="015dc616"/>
    </style:style>
    <style:style style:name="T25" style:family="text">
      <style:text-properties fo:color="#00a933" loext:opacity="100%" fo:font-size="12pt" fo:font-weight="normal" style:font-size-asian="12pt" style:font-weight-asian="normal" style:font-size-complex="12pt" style:font-weight-complex="normal"/>
    </style:style>
    <style:style style:name="T26" style:family="text">
      <style:text-properties fo:color="#00a933" loext:opacity="100%" style:text-underline-style="none"/>
    </style:style>
    <style:style style:name="T27" style:family="text">
      <style:text-properties fo:color="#00a933" loext:opacity="100%" style:text-underline-style="none" officeooo:rsid="01044598"/>
    </style:style>
    <style:style style:name="T28" style:family="text">
      <style:text-properties fo:color="#00a933" loext:opacity="100%" style:text-underline-style="none" officeooo:rsid="011e0af6"/>
    </style:style>
    <style:style style:name="T29" style:family="text">
      <style:text-properties fo:color="#00a933" loext:opacity="100%" officeooo:rsid="00ed7f1d"/>
    </style:style>
    <style:style style:name="T30" style:family="text">
      <style:text-properties fo:color="#00a933" loext:opacity="100%" style:text-underline-style="solid" style:text-underline-width="auto" style:text-underline-color="font-color"/>
    </style:style>
    <style:style style:name="T31" style:family="text">
      <style:text-properties fo:color="#00a933" loext:opacity="100%" officeooo:rsid="011e0af6"/>
    </style:style>
    <style:style style:name="T32" style:family="text">
      <style:text-properties fo:color="#00a933" loext:opacity="100%" officeooo:rsid="010f71e7"/>
    </style:style>
    <style:style style:name="T33" style:family="text">
      <style:text-properties fo:color="#00a933" loext:opacity="100%" officeooo:rsid="014ce034"/>
    </style:style>
    <style:style style:name="T34" style:family="text">
      <style:text-properties fo:color="#00a933" loext:opacity="100%" officeooo:rsid="011c2e15"/>
    </style:style>
    <style:style style:name="T35" style:family="text">
      <style:text-properties fo:color="#00a933" loext:opacity="100%" officeooo:rsid="01190204"/>
    </style:style>
    <style:style style:name="T36" style:family="text">
      <style:text-properties fo:color="#00a933" loext:opacity="100%" officeooo:rsid="011af0df"/>
    </style:style>
    <style:style style:name="T37" style:family="text">
      <style:text-properties officeooo:rsid="0017c700"/>
    </style:style>
    <style:style style:name="T38" style:family="text">
      <style:text-properties officeooo:rsid="00784bfb"/>
    </style:style>
    <style:style style:name="T39" style:family="text">
      <style:text-properties fo:color="#2a6099" loext:opacity="100%"/>
    </style:style>
    <style:style style:name="T40" style:family="text">
      <style:text-properties fo:color="#2a6099" loext:opacity="100%" style:font-name="Arial1"/>
    </style:style>
    <style:style style:name="T41" style:family="text">
      <style:text-properties fo:color="#2a6099" loext:opacity="100%" style:font-name="Arial1" officeooo:rsid="00784bfb"/>
    </style:style>
    <style:style style:name="T42" style:family="text">
      <style:text-properties fo:color="#2a6099" loext:opacity="100%" style:font-name="Arial1" fo:font-size="14pt" fo:font-weight="bold" style:font-size-asian="14pt" style:font-weight-asian="bold" style:font-size-complex="14pt" style:font-weight-complex="bold"/>
    </style:style>
    <style:style style:name="T43" style:family="text">
      <style:text-properties fo:color="#2a6099" loext:opacity="100%" style:font-name="Arial1" officeooo:rsid="00836577"/>
    </style:style>
    <style:style style:name="T44" style:family="text">
      <style:text-properties fo:color="#2a6099" loext:opacity="100%" style:font-name="Arial1" officeooo:rsid="0084995b"/>
    </style:style>
    <style:style style:name="T45" style:family="text">
      <style:text-properties fo:color="#2a6099" loext:opacity="100%" style:font-name="Arial1" officeooo:rsid="00857bb2"/>
    </style:style>
    <style:style style:name="T46" style:family="text">
      <style:text-properties fo:color="#2a6099" loext:opacity="100%" style:text-underline-style="none"/>
    </style:style>
    <style:style style:name="T47" style:family="text">
      <style:text-properties fo:color="#2a6099" loext:opacity="100%" officeooo:rsid="00c73dd3"/>
    </style:style>
    <style:style style:name="T48" style:family="text">
      <style:text-properties fo:color="#2a6099" loext:opacity="100%" officeooo:rsid="0186b305"/>
    </style:style>
    <style:style style:name="T49" style:family="text">
      <style:text-properties fo:color="#2a6099" loext:opacity="100%" officeooo:rsid="00b75249"/>
    </style:style>
    <style:style style:name="T50" style:family="text">
      <style:text-properties fo:color="#2a6099" loext:opacity="100%" officeooo:rsid="00608a65"/>
    </style:style>
    <style:style style:name="T51" style:family="text">
      <style:text-properties fo:color="#2a6099" loext:opacity="100%" fo:background-color="#ffff00" loext:char-shading-value="0"/>
    </style:style>
    <style:style style:name="T52" style:family="text">
      <style:text-properties fo:color="#2a6099" loext:opacity="100%" officeooo:rsid="00d6916c"/>
    </style:style>
    <style:style style:name="T53" style:family="text">
      <style:text-properties fo:color="#2a6099" loext:opacity="100%" officeooo:rsid="007bd540"/>
    </style:style>
    <style:style style:name="T54" style:family="text">
      <style:text-properties fo:color="#2a6099" loext:opacity="100%" officeooo:rsid="008b1389"/>
    </style:style>
    <style:style style:name="T55" style:family="text">
      <style:text-properties fo:color="#2a6099" loext:opacity="100%" officeooo:rsid="013a772e"/>
    </style:style>
    <style:style style:name="T56" style:family="text">
      <style:text-properties officeooo:rsid="01aee32a"/>
    </style:style>
    <style:style style:name="T57" style:family="text">
      <style:text-properties fo:background-color="transparent" loext:char-shading-value="0"/>
    </style:style>
    <style:style style:name="T58" style:family="text">
      <style:text-properties officeooo:rsid="00196c4b" fo:background-color="transparent" loext:char-shading-value="0"/>
    </style:style>
    <style:style style:name="T59" style:family="text">
      <style:text-properties officeooo:rsid="01ad10f4" fo:background-color="transparent" loext:char-shading-value="0"/>
    </style:style>
    <style:style style:name="T60" style:family="text">
      <style:text-properties officeooo:rsid="001b7cb4" fo:background-color="transparent" loext:char-shading-value="0"/>
    </style:style>
    <style:style style:name="T61" style:family="text">
      <style:text-properties officeooo:rsid="001cfce7" fo:background-color="transparent" loext:char-shading-value="0"/>
    </style:style>
    <style:style style:name="T62" style:family="text">
      <style:text-properties officeooo:rsid="001d504b" fo:background-color="transparent" loext:char-shading-value="0"/>
    </style:style>
    <style:style style:name="T63" style:family="text">
      <style:text-properties officeooo:rsid="0023179b" fo:background-color="transparent" loext:char-shading-value="0"/>
    </style:style>
    <style:style style:name="T64" style:family="text">
      <style:text-properties officeooo:rsid="01c310cf" fo:background-color="transparent" loext:char-shading-value="0"/>
    </style:style>
    <style:style style:name="T65" style:family="text">
      <style:text-properties officeooo:rsid="01c36ba9" fo:background-color="transparent" loext:char-shading-value="0"/>
    </style:style>
    <style:style style:name="T66" style:family="text">
      <style:text-properties officeooo:rsid="01c3dd1a" fo:background-color="transparent" loext:char-shading-value="0"/>
    </style:style>
    <style:style style:name="T67" style:family="text">
      <style:text-properties officeooo:rsid="01c578e6" fo:background-color="transparent" loext:char-shading-value="0"/>
    </style:style>
    <style:style style:name="T68" style:family="text">
      <style:text-properties officeooo:rsid="01c777c2" fo:background-color="transparent" loext:char-shading-value="0"/>
    </style:style>
    <style:style style:name="T69" style:family="text">
      <style:text-properties officeooo:rsid="01c7d037" fo:background-color="transparent" loext:char-shading-value="0"/>
    </style:style>
    <style:style style:name="T70" style:family="text">
      <style:text-properties officeooo:rsid="01cd0b19" fo:background-color="transparent" loext:char-shading-value="0"/>
    </style:style>
    <style:style style:name="T71" style:family="text">
      <style:text-properties officeooo:rsid="01cdf482" fo:background-color="transparent" loext:char-shading-value="0"/>
    </style:style>
    <style:style style:name="T72" style:family="text">
      <style:text-properties officeooo:rsid="01cf2a6b" fo:background-color="transparent" loext:char-shading-value="0"/>
    </style:style>
    <style:style style:name="T73" style:family="text">
      <style:text-properties officeooo:rsid="01d04c81" fo:background-color="transparent" loext:char-shading-value="0"/>
    </style:style>
    <style:style style:name="T74" style:family="text">
      <style:text-properties officeooo:rsid="01d0539b" fo:background-color="transparent" loext:char-shading-value="0"/>
    </style:style>
    <style:style style:name="T75" style:family="text">
      <style:text-properties officeooo:rsid="01d17742" fo:background-color="transparent" loext:char-shading-value="0"/>
    </style:style>
    <style:style style:name="T76" style:family="text">
      <style:text-properties officeooo:rsid="01d20680" fo:background-color="transparent" loext:char-shading-value="0"/>
    </style:style>
    <style:style style:name="T77" style:family="text">
      <style:text-properties officeooo:rsid="01d3e9a3" fo:background-color="transparent" loext:char-shading-value="0"/>
    </style:style>
    <style:style style:name="T78" style:family="text">
      <style:text-properties officeooo:rsid="01d92c5f" fo:background-color="transparent" loext:char-shading-value="0"/>
    </style:style>
    <style:style style:name="T79" style:family="text">
      <style:text-properties officeooo:rsid="01dda802" fo:background-color="transparent" loext:char-shading-value="0"/>
    </style:style>
    <style:style style:name="T80" style:family="text">
      <style:text-properties officeooo:rsid="01deb8cc" fo:background-color="transparent" loext:char-shading-value="0"/>
    </style:style>
    <style:style style:name="T81" style:family="text">
      <style:text-properties officeooo:rsid="01dfe3f0" fo:background-color="transparent" loext:char-shading-value="0"/>
    </style:style>
    <style:style style:name="T82" style:family="text">
      <style:text-properties officeooo:rsid="01e1a2bc" fo:background-color="transparent" loext:char-shading-value="0"/>
    </style:style>
    <style:style style:name="T83" style:family="text">
      <style:text-properties officeooo:rsid="01e23e59" fo:background-color="transparent" loext:char-shading-value="0"/>
    </style:style>
    <style:style style:name="T84" style:family="text">
      <style:text-properties fo:color="#dddddd" loext:opacity="100%"/>
    </style:style>
    <style:style style:name="T85" style:family="text">
      <style:text-properties fo:color="#dddddd" loext:opacity="100%" fo:background-color="transparent" loext:char-shading-value="0"/>
    </style:style>
    <style:style style:name="T86" style:family="text">
      <style:text-properties fo:color="#dddddd" loext:opacity="100%" officeooo:rsid="01baffd8"/>
    </style:style>
    <style:style style:name="T87" style:family="text">
      <style:text-properties fo:color="#dddddd" loext:opacity="100%" officeooo:rsid="01b213d3"/>
    </style:style>
    <style:style style:name="T88" style:family="text">
      <style:text-properties fo:color="#dddddd" loext:opacity="100%" fo:font-size="12pt" officeooo:rsid="01a2aada" style:font-size-asian="12pt" style:font-size-complex="12pt"/>
    </style:style>
    <style:style style:name="T89" style:family="text">
      <style:text-properties fo:color="#dddddd" loext:opacity="100%" officeooo:rsid="01a2aada"/>
    </style:style>
    <style:style style:name="T90" style:family="text">
      <style:text-properties fo:color="#dddddd" loext:opacity="100%" officeooo:rsid="01a8a361"/>
    </style:style>
    <style:style style:name="T91" style:family="text">
      <style:text-properties fo:color="#dddddd" loext:opacity="100%" officeooo:rsid="01ad8b5d"/>
    </style:style>
    <style:style style:name="T92" style:family="text">
      <style:text-properties fo:color="#dddddd" loext:opacity="100%" officeooo:rsid="01af9919"/>
    </style:style>
    <style:style style:name="T93" style:family="text">
      <style:text-properties fo:color="#dddddd" loext:opacity="100%" officeooo:rsid="00b9e52d"/>
    </style:style>
    <style:style style:name="T94" style:family="text">
      <style:text-properties fo:color="#dddddd" loext:opacity="100%" officeooo:rsid="01b61f0b"/>
    </style:style>
    <style:style style:name="T95" style:family="text">
      <style:text-properties fo:color="#dddddd" loext:opacity="100%" officeooo:rsid="01b6c236"/>
    </style:style>
    <style:style style:name="T96" style:family="text">
      <style:text-properties fo:color="#dddddd" loext:opacity="100%" officeooo:rsid="013550e3"/>
    </style:style>
    <style:style style:name="T97" style:family="text">
      <style:text-properties fo:color="#dddddd" loext:opacity="100%" officeooo:rsid="0039ea53"/>
    </style:style>
    <style:style style:name="T98" style:family="text">
      <style:text-properties fo:color="#dddddd" loext:opacity="100%" officeooo:rsid="003cbefc"/>
    </style:style>
    <style:style style:name="T99" style:family="text">
      <style:text-properties fo:color="#dddddd" loext:opacity="100%" officeooo:rsid="003d0f5b"/>
    </style:style>
    <style:style style:name="T100" style:family="text">
      <style:text-properties fo:color="#dddddd" loext:opacity="100%" officeooo:rsid="00513595"/>
    </style:style>
    <style:style style:name="T101" style:family="text">
      <style:text-properties fo:color="#dddddd" loext:opacity="100%" officeooo:rsid="005c91a7"/>
    </style:style>
    <style:style style:name="T102" style:family="text">
      <style:text-properties fo:color="#dddddd" loext:opacity="100%" officeooo:rsid="005e52b8"/>
    </style:style>
    <style:style style:name="T103" style:family="text">
      <style:text-properties fo:color="#dddddd" loext:opacity="100%" officeooo:rsid="00602bc2"/>
    </style:style>
    <style:style style:name="T104" style:family="text">
      <style:text-properties fo:color="#dddddd" loext:opacity="100%" officeooo:rsid="006b109e"/>
    </style:style>
    <style:style style:name="T105" style:family="text">
      <style:text-properties fo:color="#dddddd" loext:opacity="100%" officeooo:rsid="009022f7"/>
    </style:style>
    <style:style style:name="T106" style:family="text">
      <style:text-properties fo:color="#dddddd" loext:opacity="100%" officeooo:rsid="017a95e7"/>
    </style:style>
    <style:style style:name="T107" style:family="text">
      <style:text-properties fo:color="#dddddd" loext:opacity="100%" officeooo:rsid="0174ff7f"/>
    </style:style>
    <style:style style:name="T108" style:family="text">
      <style:text-properties fo:color="#dddddd" loext:opacity="100%" officeooo:rsid="01750546"/>
    </style:style>
    <style:style style:name="T109" style:family="text">
      <style:text-properties fo:color="#dddddd" loext:opacity="100%" officeooo:rsid="00f8c2d6"/>
    </style:style>
    <style:style style:name="T110" style:family="text">
      <style:text-properties fo:color="#dddddd" loext:opacity="100%" style:font-name="Arial" officeooo:rsid="01c2159b" fo:background-color="#8d1d75" loext:char-shading-value="0"/>
    </style:style>
    <style:style style:name="T111" style:family="text">
      <style:text-properties fo:color="#dddddd" loext:opacity="100%" style:font-name="Arial" officeooo:rsid="01c310cf" fo:background-color="#8d1d75" loext:char-shading-value="0"/>
    </style:style>
    <style:style style:name="T112" style:family="text">
      <style:text-properties fo:font-weight="bold" fo:background-color="transparent" loext:char-shading-value="0" style:font-weight-asian="bold" style:font-weight-complex="bold"/>
    </style:style>
    <style:style style:name="T113" style:family="text">
      <style:text-properties fo:font-weight="bold" style:font-weight-asian="bold" style:font-weight-complex="bold"/>
    </style:style>
    <style:style style:name="T114" style:family="text">
      <style:text-properties fo:font-size="14pt" fo:font-weight="bold" fo:background-color="transparent" loext:char-shading-value="0" style:font-size-asian="14pt" style:font-weight-asian="bold" style:font-size-complex="14pt" style:font-weight-complex="bold"/>
    </style:style>
    <style:style style:name="T115" style:family="text">
      <style:text-properties fo:font-size="14pt" fo:font-weight="bold" style:font-size-asian="14pt" style:font-weight-asian="bold" style:font-size-complex="14pt" style:font-weight-complex="bold"/>
    </style:style>
    <style:style style:name="T116" style:family="text">
      <style:text-properties fo:font-size="14pt" fo:font-weight="bold" officeooo:rsid="00a20bbc" style:font-size-asian="14pt" style:font-weight-asian="bold" style:font-size-complex="14pt" style:font-weight-complex="bold"/>
    </style:style>
    <style:style style:name="T117" style:family="text">
      <style:text-properties fo:font-size="14pt" style:text-underline-style="none" fo:font-weight="bold" style:font-size-asian="14pt" style:font-weight-asian="bold" style:font-size-complex="14pt" style:font-weight-complex="bold"/>
    </style:style>
    <style:style style:name="T118" style:family="text">
      <style:text-properties fo:color="#a1467e" loext:opacity="100%"/>
    </style:style>
    <style:style style:name="T119" style:family="text">
      <style:text-properties officeooo:rsid="00c73dd3"/>
    </style:style>
    <style:style style:name="T120" style:family="text">
      <style:text-properties officeooo:rsid="00c8d76c"/>
    </style:style>
    <style:style style:name="T121" style:family="text">
      <style:text-properties fo:font-weight="normal" style:font-weight-asian="normal" style:font-weight-complex="normal"/>
    </style:style>
    <style:style style:name="T122" style:family="text">
      <style:text-properties fo:font-weight="normal" fo:background-color="transparent" loext:char-shading-value="0"/>
    </style:style>
    <style:style style:name="T123" style:family="text">
      <style:text-properties officeooo:rsid="00c71ccf"/>
    </style:style>
    <style:style style:name="T124" style:family="text">
      <style:text-properties officeooo:rsid="00263d3b"/>
    </style:style>
    <style:style style:name="T125" style:family="text">
      <style:text-properties officeooo:rsid="00289574"/>
    </style:style>
    <style:style style:name="T126" style:family="text">
      <style:text-properties officeooo:rsid="01baffd8"/>
    </style:style>
    <style:style style:name="T127" style:family="text">
      <style:text-properties officeooo:rsid="01aa9497"/>
    </style:style>
    <style:style style:name="T128"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29" style:family="text">
      <style:text-properties officeooo:rsid="01809a84"/>
    </style:style>
    <style:style style:name="T130" style:family="text">
      <style:text-properties style:font-name="Arial" fo:font-size="10pt" style:font-size-asian="10pt" style:font-size-complex="10pt"/>
    </style:style>
    <style:style style:name="T131" style:family="text">
      <style:text-properties style:font-name="Arial" fo:background-color="#8d1d75" loext:char-shading-value="0"/>
    </style:style>
    <style:style style:name="T132" style:family="text">
      <style:text-properties style:font-name="Arial" officeooo:rsid="0161e0a8" fo:background-color="#8d1d75" loext:char-shading-value="0"/>
    </style:style>
    <style:style style:name="T133" style:family="text">
      <style:text-properties style:font-name="Arial" officeooo:rsid="0165e210" fo:background-color="#8d1d75" loext:char-shading-value="0"/>
    </style:style>
    <style:style style:name="T134" style:family="text">
      <style:text-properties style:font-name="Arial" officeooo:rsid="00f9a8df" fo:background-color="#8d1d75" loext:char-shading-value="0"/>
    </style:style>
    <style:style style:name="T135" style:family="text">
      <style:text-properties style:font-name="Arial" officeooo:rsid="01265eea" fo:background-color="#8d1d75" loext:char-shading-value="0"/>
    </style:style>
    <style:style style:name="T136" style:family="text">
      <style:text-properties style:font-name="Arial" officeooo:rsid="011482c8" fo:background-color="#8d1d75" loext:char-shading-value="0"/>
    </style:style>
    <style:style style:name="T137" style:family="text">
      <style:text-properties style:font-name="Arial" officeooo:rsid="011af0df" fo:background-color="#8d1d75" loext:char-shading-value="0"/>
    </style:style>
    <style:style style:name="T138" style:family="text">
      <style:text-properties fo:font-size="11pt" style:font-size-asian="11pt" style:font-size-complex="11pt"/>
    </style:style>
    <style:style style:name="T139" style:family="text">
      <style:text-properties officeooo:rsid="0182955d"/>
    </style:style>
    <style:style style:name="T140" style:family="text">
      <style:text-properties officeooo:rsid="0186b305"/>
    </style:style>
    <style:style style:name="T141" style:family="text">
      <style:text-properties officeooo:rsid="01abccd8"/>
    </style:style>
    <style:style style:name="T142" style:family="text">
      <style:text-properties officeooo:rsid="019b1777"/>
    </style:style>
    <style:style style:name="T143" style:family="text">
      <style:text-properties officeooo:rsid="019d05ae"/>
    </style:style>
    <style:style style:name="T144" style:family="text">
      <style:text-properties officeooo:rsid="019e63e8"/>
    </style:style>
    <style:style style:name="T145" style:family="text">
      <style:text-properties officeooo:rsid="019e6edc"/>
    </style:style>
    <style:style style:name="T146" style:family="text">
      <style:text-properties officeooo:rsid="01a06c11"/>
    </style:style>
    <style:style style:name="T147" style:family="text">
      <style:text-properties officeooo:rsid="01b213d3"/>
    </style:style>
    <style:style style:name="T148" style:family="text">
      <style:text-properties officeooo:rsid="01a1ef74"/>
    </style:style>
    <style:style style:name="T149" style:family="text">
      <style:text-properties officeooo:rsid="01a76e17"/>
    </style:style>
    <style:style style:name="T150" style:family="text">
      <style:text-properties officeooo:rsid="01a2aada"/>
    </style:style>
    <style:style style:name="T151" style:family="text">
      <style:text-properties officeooo:rsid="01a4d6d2"/>
    </style:style>
    <style:style style:name="T152" style:family="text">
      <style:text-properties officeooo:rsid="01a6bfab"/>
    </style:style>
    <style:style style:name="T153" style:family="text">
      <style:text-properties officeooo:rsid="01a8a361"/>
    </style:style>
    <style:style style:name="T154" style:family="text">
      <style:text-properties officeooo:rsid="01a8d79c"/>
    </style:style>
    <style:style style:name="T155" style:family="text">
      <style:text-properties officeooo:rsid="01b3181b"/>
    </style:style>
    <style:style style:name="T156" style:family="text">
      <style:text-properties officeooo:rsid="01ac447e"/>
    </style:style>
    <style:style style:name="T157" style:family="text">
      <style:text-properties officeooo:rsid="01af9919"/>
    </style:style>
    <style:style style:name="T158" style:family="text">
      <style:text-properties officeooo:rsid="01b10d1f"/>
    </style:style>
    <style:style style:name="T159" style:family="text">
      <style:text-properties officeooo:rsid="01b0b318"/>
    </style:style>
    <style:style style:name="T160" style:family="text">
      <style:text-properties officeooo:rsid="01b0c0c8"/>
    </style:style>
    <style:style style:name="T161" style:family="text">
      <style:text-properties fo:color="#ffffff" loext:opacity="100%"/>
    </style:style>
    <style:style style:name="T162" style:family="text">
      <style:text-properties fo:color="#ffffff" loext:opacity="100%" officeooo:rsid="00b9e52d"/>
    </style:style>
    <style:style style:name="T163" style:family="text">
      <style:text-properties fo:color="#ffffff" loext:opacity="100%" style:font-name="Arial" fo:background-color="#8d1d75" loext:char-shading-value="0"/>
    </style:style>
    <style:style style:name="T164" style:family="text">
      <style:text-properties fo:color="#ffffff" loext:opacity="100%" style:font-name="Arial" officeooo:rsid="011c2e15" fo:background-color="#8d1d75" loext:char-shading-value="0"/>
    </style:style>
    <style:style style:name="T165" style:family="text">
      <style:text-properties fo:color="#ffffff" loext:opacity="100%" style:font-name="Arial" officeooo:rsid="011482c8" fo:background-color="#8d1d75" loext:char-shading-value="0"/>
    </style:style>
    <style:style style:name="T166" style:family="text">
      <style:text-properties fo:color="#ffffff" loext:opacity="100%" style:font-name="Arial" officeooo:rsid="011af0df" fo:background-color="#8d1d75" loext:char-shading-value="0"/>
    </style:style>
    <style:style style:name="T167" style:family="text">
      <style:text-properties fo:color="#ffffff" loext:opacity="100%" style:font-name="Arial" officeooo:rsid="01108b5c" fo:background-color="#8d1d75" loext:char-shading-value="0"/>
    </style:style>
    <style:style style:name="T168" style:family="text">
      <style:text-properties fo:color="#ffffff" loext:opacity="100%" style:font-name="Arial" officeooo:rsid="0104810a" fo:background-color="#8d1d75" loext:char-shading-value="0"/>
    </style:style>
    <style:style style:name="T169" style:family="text">
      <style:text-properties fo:color="#ffffff" loext:opacity="100%" style:font-name="Arial" officeooo:rsid="00f9a8df" fo:background-color="#8d1d75" loext:char-shading-value="0"/>
    </style:style>
    <style:style style:name="T170" style:family="text">
      <style:text-properties fo:color="#ffffff" loext:opacity="100%" style:font-name="Arial" officeooo:rsid="0115a84d" fo:background-color="#8d1d75" loext:char-shading-value="0"/>
    </style:style>
    <style:style style:name="T171" style:family="text">
      <style:text-properties fo:color="#ffffff" loext:opacity="100%" officeooo:rsid="01bd75b2"/>
    </style:style>
    <style:style style:name="T172" style:family="text">
      <style:text-properties fo:color="#ffffff" loext:opacity="100%" officeooo:rsid="01be534b"/>
    </style:style>
    <style:style style:name="T173" style:family="text">
      <style:text-properties fo:color="#ffffff" loext:opacity="100%" officeooo:rsid="01bfec6c"/>
    </style:style>
    <style:style style:name="T174" style:family="text">
      <style:text-properties fo:color="#ffffff" loext:opacity="100%" officeooo:rsid="01c310cf" fo:background-color="transparent" loext:char-shading-value="0"/>
    </style:style>
    <style:style style:name="T175" style:family="text">
      <style:text-properties fo:color="#ffffff" loext:opacity="100%" officeooo:rsid="01c3dd1a" fo:background-color="transparent" loext:char-shading-value="0"/>
    </style:style>
    <style:style style:name="T176" style:family="text">
      <style:text-properties fo:color="#ffffff" loext:opacity="100%" officeooo:rsid="01c578e6" fo:background-color="transparent" loext:char-shading-value="0"/>
    </style:style>
    <style:style style:name="T177" style:family="text">
      <style:text-properties fo:color="#ffffff" loext:opacity="100%" officeooo:rsid="01c777c2" fo:background-color="transparent" loext:char-shading-value="0"/>
    </style:style>
    <style:style style:name="T178" style:family="text">
      <style:text-properties fo:color="#ffffff" loext:opacity="100%" officeooo:rsid="01c7d037" fo:background-color="transparent" loext:char-shading-value="0"/>
    </style:style>
    <style:style style:name="T179" style:family="text">
      <style:text-properties fo:color="#ffffff" loext:opacity="100%" officeooo:rsid="01c9726c" fo:background-color="transparent" loext:char-shading-value="0"/>
    </style:style>
    <style:style style:name="T180" style:family="text">
      <style:text-properties fo:color="#ffffff" loext:opacity="100%" officeooo:rsid="01cd0b19" fo:background-color="transparent" loext:char-shading-value="0"/>
    </style:style>
    <style:style style:name="T181" style:family="text">
      <style:text-properties fo:color="#ffffff" loext:opacity="100%" officeooo:rsid="01cf2a6b" fo:background-color="transparent" loext:char-shading-value="0"/>
    </style:style>
    <style:style style:name="T182" style:family="text">
      <style:text-properties fo:color="#ffffff" loext:opacity="100%" officeooo:rsid="01d04c81" fo:background-color="transparent" loext:char-shading-value="0"/>
    </style:style>
    <style:style style:name="T183" style:family="text">
      <style:text-properties fo:color="#ffffff" loext:opacity="100%" officeooo:rsid="01d0539b" fo:background-color="transparent" loext:char-shading-value="0"/>
    </style:style>
    <style:style style:name="T184" style:family="text">
      <style:text-properties fo:color="#ffffff" loext:opacity="100%" officeooo:rsid="01d3e9a3" fo:background-color="transparent" loext:char-shading-value="0"/>
    </style:style>
    <style:style style:name="T185" style:family="text">
      <style:text-properties fo:color="#ffffff" loext:opacity="100%" officeooo:rsid="01d5e5f9" fo:background-color="transparent" loext:char-shading-value="0"/>
    </style:style>
    <style:style style:name="T186" style:family="text">
      <style:text-properties fo:color="#ffffff" loext:opacity="100%" officeooo:rsid="01d92c5f" fo:background-color="transparent" loext:char-shading-value="0"/>
    </style:style>
    <style:style style:name="T187" style:family="text">
      <style:text-properties fo:color="#ffffff" loext:opacity="100%" officeooo:rsid="01dc0649" fo:background-color="transparent" loext:char-shading-value="0"/>
    </style:style>
    <style:style style:name="T188" style:family="text">
      <style:text-properties fo:color="#ffffff" loext:opacity="100%" officeooo:rsid="01dda802" fo:background-color="transparent" loext:char-shading-value="0"/>
    </style:style>
    <style:style style:name="T189" style:family="text">
      <style:text-properties fo:color="#ffffff" loext:opacity="100%" officeooo:rsid="01deb8cc" fo:background-color="transparent" loext:char-shading-value="0"/>
    </style:style>
    <style:style style:name="T190" style:family="text">
      <style:text-properties fo:color="#ffffff" loext:opacity="100%" officeooo:rsid="01dfe3f0" fo:background-color="transparent" loext:char-shading-value="0"/>
    </style:style>
    <style:style style:name="T191" style:family="text">
      <style:text-properties fo:color="#ffffff" loext:opacity="100%" officeooo:rsid="01e1a2bc" fo:background-color="transparent" loext:char-shading-value="0"/>
    </style:style>
    <style:style style:name="T192" style:family="text">
      <style:text-properties fo:color="#ffffff" loext:opacity="100%" officeooo:rsid="01e23e59" fo:background-color="transparent" loext:char-shading-value="0"/>
    </style:style>
    <style:style style:name="T193" style:family="text">
      <style:text-properties fo:color="#ffffff" loext:opacity="100%" officeooo:rsid="01e24e28" fo:background-color="transparent" loext:char-shading-value="0"/>
    </style:style>
    <style:style style:name="T194" style:family="text">
      <style:text-properties fo:color="#ffffff" loext:opacity="100%" officeooo:rsid="01e3f0c7" fo:background-color="transparent" loext:char-shading-value="0"/>
    </style:style>
    <style:style style:name="T195" style:family="text">
      <style:text-properties fo:color="#ffffff" loext:opacity="100%" officeooo:rsid="01e4b6bd" fo:background-color="transparent" loext:char-shading-value="0"/>
    </style:style>
    <style:style style:name="T196" style:family="text">
      <style:text-properties fo:color="#ffffff" loext:opacity="100%" officeooo:rsid="01c3ae7f"/>
    </style:style>
    <style:style style:name="T197" style:family="text">
      <style:text-properties officeooo:rsid="017e550d"/>
    </style:style>
    <style:style style:name="T198" style:family="text">
      <style:text-properties officeooo:rsid="017ed4ce"/>
    </style:style>
    <style:style style:name="T199" style:family="text">
      <style:text-properties officeooo:rsid="008b1389"/>
    </style:style>
    <style:style style:name="T200" style:family="text">
      <style:text-properties officeooo:rsid="008cc985"/>
    </style:style>
    <style:style style:name="T201" style:family="text">
      <style:text-properties officeooo:rsid="00af71de"/>
    </style:style>
    <style:style style:name="T202" style:family="text">
      <style:text-properties officeooo:rsid="00c0424a"/>
    </style:style>
    <style:style style:name="T203" style:family="text">
      <style:text-properties officeooo:rsid="00c226ba"/>
    </style:style>
    <style:style style:name="T204" style:family="text">
      <style:text-properties officeooo:rsid="00ae271a"/>
    </style:style>
    <style:style style:name="T205" style:family="text">
      <style:text-properties officeooo:rsid="00b27c74"/>
    </style:style>
    <style:style style:name="T206" style:family="text">
      <style:text-properties officeooo:rsid="00be4f4b"/>
    </style:style>
    <style:style style:name="T207" style:family="text">
      <style:text-properties officeooo:rsid="017b6536"/>
    </style:style>
    <style:style style:name="T208" style:family="text">
      <style:text-properties officeooo:rsid="00b3fe1f"/>
    </style:style>
    <style:style style:name="T209" style:family="text">
      <style:text-properties officeooo:rsid="00b5a939"/>
    </style:style>
    <style:style style:name="T210" style:family="text">
      <style:text-properties officeooo:rsid="00b4d096"/>
    </style:style>
    <style:style style:name="T211" style:family="text">
      <style:text-properties officeooo:rsid="00b75249"/>
    </style:style>
    <style:style style:name="T212" style:family="text">
      <style:text-properties officeooo:rsid="01b9feb4"/>
    </style:style>
    <style:style style:name="T213" style:family="text">
      <style:text-properties officeooo:rsid="01ba8f08"/>
    </style:style>
    <style:style style:name="T214" style:family="text">
      <style:text-properties officeooo:rsid="00b90c75"/>
    </style:style>
    <style:style style:name="T215" style:family="text">
      <style:text-properties officeooo:rsid="00bbb61a"/>
    </style:style>
    <style:style style:name="T216" style:family="text">
      <style:text-properties officeooo:rsid="01b42e95"/>
    </style:style>
    <style:style style:name="T217" style:family="text">
      <style:text-properties officeooo:rsid="01b61f0b"/>
    </style:style>
    <style:style style:name="T218" style:family="text">
      <style:text-properties officeooo:rsid="01b6c236"/>
    </style:style>
    <style:style style:name="T219" style:family="text">
      <style:text-properties officeooo:rsid="01b87233"/>
    </style:style>
    <style:style style:name="T220" style:family="text">
      <style:text-properties fo:color="#bf0041" loext:opacity="100%"/>
    </style:style>
    <style:style style:name="T221" style:family="text">
      <style:text-properties officeooo:rsid="003e3d9e"/>
    </style:style>
    <style:style style:name="T222" style:family="text">
      <style:text-properties fo:color="#158466" loext:opacity="100%"/>
    </style:style>
    <style:style style:name="T223" style:family="text">
      <style:text-properties fo:color="#ff972f" loext:opacity="100%"/>
    </style:style>
    <style:style style:name="T224" style:family="text">
      <style:text-properties fo:color="#cccccc" loext:opacity="100%"/>
    </style:style>
    <style:style style:name="T225" style:family="text">
      <style:text-properties fo:color="#cccccc" loext:opacity="100%" fo:font-size="14pt" fo:font-weight="bold" style:font-size-asian="14pt" style:font-weight-asian="bold" style:font-size-complex="14pt" style:font-weight-complex="bold"/>
    </style:style>
    <style:style style:name="T226" style:family="text">
      <style:text-properties fo:color="#cccccc" loext:opacity="100%" officeooo:rsid="005e52b8"/>
    </style:style>
    <style:style style:name="T227" style:family="text">
      <style:text-properties fo:color="#cccccc" loext:opacity="100%" officeooo:rsid="006b109e"/>
    </style:style>
    <style:style style:name="T228" style:family="text">
      <style:text-properties fo:color="#ffbf00" loext:opacity="100%"/>
    </style:style>
    <style:style style:name="T229" style:family="text">
      <style:text-properties officeooo:rsid="0193e38d"/>
    </style:style>
    <style:style style:name="T230" style:family="text">
      <style:text-properties officeooo:rsid="0042b876"/>
    </style:style>
    <style:style style:name="T231" style:family="text">
      <style:text-properties officeooo:rsid="013393d0"/>
    </style:style>
    <style:style style:name="T232" style:family="text">
      <style:text-properties officeooo:rsid="003d0f5b"/>
    </style:style>
    <style:style style:name="T233" style:family="text">
      <style:text-properties style:font-name="Arial1"/>
    </style:style>
    <style:style style:name="T234" style:family="text">
      <style:text-properties style:font-name="Arial1" fo:font-weight="bold" officeooo:rsid="00843648" style:font-weight-asian="bold" style:font-weight-complex="bold"/>
    </style:style>
    <style:style style:name="T235" style:family="text">
      <style:text-properties style:font-name="Arial1" officeooo:rsid="00843648"/>
    </style:style>
    <style:style style:name="T236" style:family="text">
      <style:text-properties style:font-name="Arial1" officeooo:rsid="0084995b"/>
    </style:style>
    <style:style style:name="T237" style:family="text">
      <style:text-properties style:font-name="Arial1" officeooo:rsid="00857bb2"/>
    </style:style>
    <style:style style:name="T238" style:family="text">
      <style:text-properties officeooo:rsid="0049a6d4"/>
    </style:style>
    <style:style style:name="T239" style:family="text">
      <style:text-properties officeooo:rsid="00836577"/>
    </style:style>
    <style:style style:name="T240" style:family="text">
      <style:text-properties officeooo:rsid="00843648"/>
    </style:style>
    <style:style style:name="T241" style:family="text">
      <style:text-properties officeooo:rsid="0084995b"/>
    </style:style>
    <style:style style:name="T242" style:family="text">
      <style:text-properties officeooo:rsid="00857bb2"/>
    </style:style>
    <style:style style:name="T243" style:family="text">
      <style:text-properties officeooo:rsid="0052789f"/>
    </style:style>
    <style:style style:name="T244" style:family="text">
      <style:text-properties officeooo:rsid="005405b2"/>
    </style:style>
    <style:style style:name="T245" style:family="text">
      <style:text-properties officeooo:rsid="00541ee8"/>
    </style:style>
    <style:style style:name="T246" style:family="text">
      <style:text-properties officeooo:rsid="00526474"/>
    </style:style>
    <style:style style:name="T247" style:family="text">
      <style:text-properties fo:color="#ff7b59" loext:opacity="100%"/>
    </style:style>
    <style:style style:name="T248" style:family="text">
      <style:text-properties officeooo:rsid="00608a65"/>
    </style:style>
    <style:style style:name="T249" style:family="text">
      <style:text-properties officeooo:rsid="007347e8"/>
    </style:style>
    <style:style style:name="T250" style:family="text">
      <style:text-properties officeooo:rsid="00665a2e"/>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officeooo:rsid="00665a2e"/>
    </style:style>
    <style:style style:name="T253" style:family="text">
      <style:text-properties officeooo:rsid="0194f397"/>
    </style:style>
    <style:style style:name="T254" style:family="text">
      <style:text-properties officeooo:rsid="0195c09a"/>
    </style:style>
    <style:style style:name="T255" style:family="text">
      <style:text-properties officeooo:rsid="00d6916c"/>
    </style:style>
    <style:style style:name="T256" style:family="text">
      <style:text-properties officeooo:rsid="00d765f5"/>
    </style:style>
    <style:style style:name="T257" style:family="text">
      <style:text-properties officeooo:rsid="01389f27"/>
    </style:style>
    <style:style style:name="T258" style:family="text">
      <style:text-properties officeooo:rsid="00d9d47b"/>
    </style:style>
    <style:style style:name="T259" style:family="text">
      <style:text-properties officeooo:rsid="00d01493"/>
    </style:style>
    <style:style style:name="T260" style:family="text">
      <style:text-properties officeooo:rsid="00df083f"/>
    </style:style>
    <style:style style:name="T261" style:family="text">
      <style:text-properties officeooo:rsid="00dd103f"/>
    </style:style>
    <style:style style:name="T262" style:family="text">
      <style:text-properties officeooo:rsid="00e03225" fo:background-color="#bf0041" loext:char-shading-value="0"/>
    </style:style>
    <style:style style:name="T263" style:family="text">
      <style:text-properties officeooo:rsid="008d53a4"/>
    </style:style>
    <style:style style:name="T264" style:family="text">
      <style:text-properties officeooo:rsid="007dbcef"/>
    </style:style>
    <style:style style:name="T265" style:family="text">
      <style:text-properties officeooo:rsid="007bc12c"/>
    </style:style>
    <style:style style:name="T266" style:family="text">
      <style:text-properties officeooo:rsid="007bd540"/>
    </style:style>
    <style:style style:name="T267" style:family="text">
      <style:text-properties officeooo:rsid="0197250f"/>
    </style:style>
    <style:style style:name="T268" style:family="text">
      <style:text-properties officeooo:rsid="0163e7a5"/>
    </style:style>
    <style:style style:name="T269" style:family="text">
      <style:text-properties officeooo:rsid="009089d1"/>
    </style:style>
    <style:style style:name="T270" style:family="text">
      <style:text-properties officeooo:rsid="009022f7"/>
    </style:style>
    <style:style style:name="T271" style:family="text">
      <style:text-properties officeooo:rsid="0139a5a0"/>
    </style:style>
    <style:style style:name="T272" style:family="text">
      <style:text-properties officeooo:rsid="00a79ad4"/>
    </style:style>
    <style:style style:name="T273" style:family="text">
      <style:text-properties officeooo:rsid="00a9fb3b"/>
    </style:style>
    <style:style style:name="T274" style:family="text">
      <style:text-properties officeooo:rsid="0097318e"/>
    </style:style>
    <style:style style:name="T275" style:family="text">
      <style:text-properties officeooo:rsid="00a20bbc"/>
    </style:style>
    <style:style style:name="T276" style:family="text">
      <style:text-properties officeooo:rsid="00a4026b"/>
    </style:style>
    <style:style style:name="T277" style:family="text">
      <style:text-properties officeooo:rsid="00e59fd1"/>
    </style:style>
    <style:style style:name="T278" style:family="text">
      <style:text-properties officeooo:rsid="00eb6861"/>
    </style:style>
    <style:style style:name="T279" style:family="text">
      <style:text-properties officeooo:rsid="016022b8"/>
    </style:style>
    <style:style style:name="T280" style:family="text">
      <style:text-properties officeooo:rsid="015dc616"/>
    </style:style>
    <style:style style:name="T281" style:family="text">
      <style:text-properties officeooo:rsid="01616a8b"/>
    </style:style>
    <style:style style:name="T282" style:family="text">
      <style:text-properties officeooo:rsid="0161e0a8"/>
    </style:style>
    <style:style style:name="T283" style:family="text">
      <style:text-properties officeooo:rsid="017cc168"/>
    </style:style>
    <style:style style:name="T284" style:family="text">
      <style:text-properties officeooo:rsid="016605ba"/>
    </style:style>
    <style:style style:name="T285" style:family="text">
      <style:text-properties officeooo:rsid="01670831"/>
    </style:style>
    <style:style style:name="T286" style:family="text">
      <style:text-properties officeooo:rsid="01748743"/>
    </style:style>
    <style:style style:name="T287" style:family="text">
      <style:text-properties officeooo:rsid="01687bec"/>
    </style:style>
    <style:style style:name="T288" style:family="text">
      <style:text-properties officeooo:rsid="016ce08c"/>
    </style:style>
    <style:style style:name="T289" style:family="text">
      <style:text-properties officeooo:rsid="0174ff7f"/>
    </style:style>
    <style:style style:name="T290" style:family="text">
      <style:text-properties officeooo:rsid="01750546"/>
    </style:style>
    <style:style style:name="T291" style:family="text">
      <style:text-properties officeooo:rsid="00f400da"/>
    </style:style>
    <style:style style:name="T292" style:family="text">
      <style:text-properties officeooo:rsid="0158e6a0"/>
    </style:style>
    <style:style style:name="T293" style:family="text">
      <style:text-properties officeooo:rsid="01044598"/>
    </style:style>
    <style:style style:name="T294" style:family="text">
      <style:text-properties officeooo:rsid="0157bffe"/>
    </style:style>
    <style:style style:name="T295" style:family="text">
      <style:text-properties officeooo:rsid="01592d6d"/>
    </style:style>
    <style:style style:name="T296" style:family="text">
      <style:text-properties officeooo:rsid="015901bb"/>
    </style:style>
    <style:style style:name="T297" style:family="text">
      <style:text-properties officeooo:rsid="00f0078f"/>
    </style:style>
    <style:style style:name="T298" style:family="text">
      <style:text-properties fo:font-style="normal" style:text-underline-style="none" style:font-style-asian="normal" style:font-style-complex="normal"/>
    </style:style>
    <style:style style:name="T299" style:family="text">
      <style:text-properties officeooo:rsid="011e0af6"/>
    </style:style>
    <style:style style:name="T300" style:family="text">
      <style:text-properties officeooo:rsid="011f0028"/>
    </style:style>
    <style:style style:name="T301" style:family="text">
      <style:text-properties officeooo:rsid="0124a180"/>
    </style:style>
    <style:style style:name="T302" style:family="text">
      <style:text-properties officeooo:rsid="01222127"/>
    </style:style>
    <style:style style:name="T303" style:family="text">
      <style:text-properties officeooo:rsid="012f1b9d"/>
    </style:style>
    <style:style style:name="T304" style:family="text">
      <style:text-properties officeooo:rsid="013a002a"/>
    </style:style>
    <style:style style:name="T305" style:family="text">
      <style:text-properties officeooo:rsid="013a772e"/>
    </style:style>
    <style:style style:name="T306" style:family="text">
      <style:text-properties officeooo:rsid="013dbf85"/>
    </style:style>
    <style:style style:name="T307" style:family="text">
      <style:text-properties officeooo:rsid="013c4173"/>
    </style:style>
    <style:style style:name="T308" style:family="text">
      <style:text-properties officeooo:rsid="0153b4ff"/>
    </style:style>
    <style:style style:name="T309" style:family="text">
      <style:text-properties officeooo:rsid="0146d56a"/>
    </style:style>
    <style:style style:name="T310" style:family="text">
      <style:text-properties officeooo:rsid="0147be84"/>
    </style:style>
    <style:style style:name="T311" style:family="text">
      <style:text-properties officeooo:rsid="010f71e7"/>
    </style:style>
    <style:style style:name="T312" style:family="text">
      <style:text-properties officeooo:rsid="01302d65"/>
    </style:style>
    <style:style style:name="T313" style:family="text">
      <style:text-properties officeooo:rsid="0111285b"/>
    </style:style>
    <style:style style:name="T314" style:family="text">
      <style:text-properties officeooo:rsid="01128fdb"/>
    </style:style>
    <style:style style:name="T315" style:family="text">
      <style:text-properties officeooo:rsid="014ce034"/>
    </style:style>
    <style:style style:name="T316" style:family="text">
      <style:text-properties officeooo:rsid="01509282"/>
    </style:style>
    <style:style style:name="T317" style:family="text">
      <style:text-properties officeooo:rsid="014b4228"/>
    </style:style>
    <style:style style:name="T318" style:family="text">
      <style:text-properties officeooo:rsid="01190204"/>
    </style:style>
    <style:style style:name="T319" style:family="text">
      <style:text-properties officeooo:rsid="011c2e15"/>
    </style:style>
    <style:style style:name="T320" style:family="text">
      <style:text-properties officeooo:rsid="011af0df"/>
    </style:style>
    <style:style style:name="T321" style:family="text">
      <style:text-properties officeooo:rsid="01bcd4b6"/>
    </style:style>
    <style:style style:name="T322" style:family="text">
      <style:text-properties officeooo:rsid="01bd75b2"/>
    </style:style>
    <style:style style:name="T323" style:family="text">
      <style:text-properties officeooo:rsid="01bfec6c"/>
    </style:style>
    <style:style style:name="T324" style:family="text">
      <style:text-properties officeooo:rsid="01c2159b"/>
    </style:style>
    <style:style style:name="T325" style:family="text">
      <style:text-properties officeooo:rsid="01c310cf"/>
    </style:style>
    <style:style style:name="T326" style:family="text">
      <style:text-properties officeooo:rsid="01c3ae7f"/>
    </style:style>
    <style:style style:name="T327" style:family="text">
      <style:text-properties fo:color="#000000" loext:opacity="100%" style:font-name="Arial" officeooo:rsid="01c3dd1a" fo:background-color="#ff8000" loext:char-shading-value="0"/>
    </style:style>
    <style:style style:name="T328" style:family="text">
      <style:text-properties fo:color="#000000" loext:opacity="100%" style:font-name="Arial" officeooo:rsid="01c7d037" fo:background-color="#ff8000" loext:char-shading-value="0"/>
    </style:style>
    <style:style style:name="T329" style:family="text">
      <style:text-properties fo:color="#000000" loext:opacity="100%" style:font-name="Arial" officeooo:rsid="01cf2a6b" fo:background-color="#ff8000" loext:char-shading-value="0"/>
    </style:style>
    <style:style style:name="T330" style:family="text">
      <style:text-properties fo:color="#000000" loext:opacity="100%" style:font-name="Arial" officeooo:rsid="01d3e9a3" fo:background-color="#ff8000" loext:char-shading-value="0"/>
    </style:style>
    <style:style style:name="T331" style:family="text">
      <style:text-properties fo:color="#000000" loext:opacity="100%" style:font-name="Arial" fo:font-weight="normal" officeooo:rsid="01c7d037" fo:background-color="#ff8000" loext:char-shading-value="0"/>
    </style:style>
    <style:style style:name="T332" style:family="text">
      <style:text-properties fo:color="#000000" loext:opacity="100%" style:font-name="Arial" fo:font-weight="normal" officeooo:rsid="01c9726c" fo:background-color="#ff8000" loext:char-shading-value="0"/>
    </style:style>
    <style:style style:name="T333" style:family="text">
      <style:text-properties fo:color="#000000" loext:opacity="100%" style:font-name="Arial" officeooo:rsid="01d92c5f" fo:background-color="#ffff00" loext:char-shading-value="0"/>
    </style:style>
    <style:style style:name="T334" style:family="text">
      <style:text-properties fo:color="#000000" loext:opacity="100%" style:font-name="Arial" officeooo:rsid="01deb8cc" fo:background-color="#ffff00" loext:char-shading-value="0"/>
    </style:style>
    <style:style style:name="T335" style:family="text">
      <style:text-properties fo:color="#000000" loext:opacity="100%" style:font-name="Arial" officeooo:rsid="01e4b6bd" fo:background-color="#ffff00" loext:char-shading-value="0"/>
    </style:style>
    <style:style style:name="T336" style:family="text">
      <style:text-properties fo:color="#000000" loext:opacity="100%" style:font-name="Arial" officeooo:rsid="01e54b29" fo:background-color="#ffff00" loext:char-shading-value="0"/>
    </style:style>
    <style:style style:name="T337" style:family="text">
      <style:text-properties fo:color="#ffff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text:span></text:p>
      <text:p text:style-name="P154"><text:span text:style-name="_3c_C_3e_">int a {5};</text:span><text:span text:style-name="T7"> </text:span><text:span text:style-name="_2f__2f_C"><text:span text:style-name="T37">// lo inicializa a 5. </text:span></text:span><text:span text:style-name="_2f__2f_C"><text:span text:style-name="T38">es mejor llaves por que</text:span></text:span><text:span text:style-name="T41"> </text:span><text:span text:style-name="T8">int a {2.4};</text:span><text:span text:style-name="T41"> </text:span><text:span text:style-name="_2f__2f_C"><text:span text:style-name="T38">no dejaría. </text:span></text:span><text:span text:style-name="_2f__2f_C"><text:span text:style-name="T56">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39"> </text:span><text:span text:style-name="_2f__2f_C">//lo inicializa a cero todos los elementos del array.</text:span></text:p>
      <text:p text:style-name="P72">int a (5); <text:span text:style-name="_2f__2f_C"><text:span text:style-name="T57">//asignación por función pero no es una funci</text:span></text:span><text:span text:style-name="_2f__2f_C"><text:span text:style-name="T58">ó</text:span></text:span><text:span text:style-name="_2f__2f_C"><text:span text:style-name="T57">n y lo inicializa a 5.</text:span></text:span></text:p>
      <text:p text:style-name="P156">-----------------</text:p>
      <text:p text:style-name="P74"><text:span text:style-name="T57">int a = 2.5 </text:span><text:span text:style-name="_2f__2f_C"><text:span text:style-name="T57">//seria truncado a 2.</text:span></text:span></text:p>
      <text:p text:style-name="P74"><text:span text:style-name="T57">int a {2.5} </text:span><text:span text:style-name="_2f__2f_C"><text:span text:style-name="T57">//daría error por lo que siempre es más seguro.</text:span></text:span></text:p>
      <text:p text:style-name="P74"><text:span text:style-name="_2f__2f_C"><text:span text:style-name="T85">--------------------</text:span></text:span></text:p>
      <text:p text:style-name="P75"><text:span text:style-name="_3c_C_3e_"><text:span text:style-name="T59">int a = 2</text:span></text:span><text:span text:style-name="_3c_C_2b__2b__3e_"><text:span text:style-name="T57">’</text:span></text:span><text:span text:style-name="_3c_C_3e_"><text:span text:style-name="T59">000</text:span></text:span><text:span text:style-name="_3c_C_2b__2b__3e_"><text:span text:style-name="T57">’</text:span></text:span><text:span text:style-name="_3c_C_3e_"><text:span text:style-name="T59">000; </text:span></text:span><text:span text:style-name="_2f__2f_C"><text:span text:style-name="T59">//esto es valido en C++11 y se usa para separar y hacer más facil lectura 2 millones.</text:span></text:span></text:p>
      <text:h text:style-name="P367" text:outline-level="3"/>
      <text:h text:style-name="P367" text:outline-level="3">PRECISIÓN DE VARIABLES REALES</text:h>
      <text:p text:style-name="P74"><text:span text:style-name="T1">float a = 1.123456789</text:span><text:span text:style-name="_3c_C_2b__2b__3e_"><text:span text:style-name="T1">f</text:span></text:span><text:span text:style-name="T1">;</text:span><text:span text:style-name="T46">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7">123457 (15 digitos precisión</text:span></text:span></text:p>
      <text:p text:style-name="P74"><text:span text:style-name="T57">long </text:span><text:span text:style-name="T60">double a = 1.23456789….890</text:span><text:span text:style-name="_3c_C_2b__2b__3e_"><text:span text:style-name="T57">L</text:span></text:span><text:span text:style-name="T60"> ; </text:span><text:span text:style-name="_2f__2f_C"><text:span text:style-name="T60">//15-16 de precisión pero más compatible portable.</text:span></text:span></text:p>
      <text:p text:style-name="P157">------------------</text:p>
      <text:p text:style-name="Text_20_body"><text:span text:style-name="T57">Los tres si se imprimen darían </text:span><text:span text:style-name="T61">6</text:span><text:span text:style-name="T57"> de precisión por </text:span><text:span text:style-name="T61">que es la precis</text:span><text:span text:style-name="T62">i</text:span><text:span text:style-name="T61">ón predefinida de std::out, por </text:span><text:span text:style-name="T57">lo que para que imprimiera todo habría que poner: </text:span></text:p>
      <text:p text:style-name="P77"><text:span text:style-name="T57">std::cout « </text:span><text:span text:style-name="_3c_C_2b__2b__3e_"><text:span text:style-name="T57">std::setprecision(20)</text:span></text:span><text:span text:style-name="_3c_C_3e_"><text:span text:style-name="T112">;</text:span></text:span><text:span text:style-name="T114"> </text:span><text:span text:style-name="_2f__2f_C"><text:span text:style-name="T57">//control de la precisión a partir de esta linea.</text:span></text:span></text:p>
      <text:h text:style-name="P368" text:outline-level="3"/>
      <text:h text:style-name="P368" text:outline-level="3">CARACTERES</text:h>
      <text:p text:style-name="P231"><text:span text:style-name="T9">char a { ‘ a’ };</text:span><text:span text:style-name="T57"> </text:span><text:span text:style-name="_2f__2f_C"><text:span text:style-name="T57">//asigna a como character de la variable a.</text:span></text:span></text:p>
      <text:p text:style-name="P158">-------------------------</text:p>
      <text:p text:style-name="P78"><text:span text:style-name="_3c_C_3e_">char a = 65;</text:span></text:p>
      <text:p text:style-name="P79"><text:soft-page-break/><text:span text:style-name="T57">std::cout « a; </text:span><text:span text:style-name="_2f__2f_C"><text:span text:style-name="T57">//imprime A y no 65</text:span></text:span></text:p>
      <text:p text:style-name="P246"><text:span text:style-name="T9">std::cout « </text:span><text:span text:style-name="_3c_C_2b__2b__3e_"><text:span text:style-name="T57">static_cast&lt;int&gt;(a)</text:span></text:span><text:span text:style-name="T9"> « std::endl; </text:span><text:span text:style-name="_2f__2f_C"><text:span text:style-name="T57">//</text:span></text:span><text:span text:style-name="_2f__2f_C"><text:span text:style-name="T63">imprime 65. </text:span></text:span><text:span text:style-name="_2f__2f_C"><text:span text:style-name="T57">lo convierte a su </text:span></text:span><text:span text:style-name="_2f__2f_C"><text:span text:style-name="T63">valor de int.</text:span></text:span></text:p>
      <text:h text:style-name="P376" text:outline-level="3">MANIPULACION DE CARACTERES</text:h>
      <text:p text:style-name="P20"><text:span text:style-name="T84">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18">https://en.cppreference.com/w/cpp/header/cctype</text:span></text:span></text:a></text:p>
      <text:p text:style-name="P93">std::<text:span text:style-name="_3c_C_2b__2b__3e_">isalnum(‘e’)</text:span> <text:span text:style-name="_2f__2f_C">//es alphanumerico o no. Suelta un int. != 0 si es. == 0 si no es. Usa</text:span><text:span text:style-name="T47"> </text:span><text:span text:style-name="T119">&lt;iostream&gt;</text:span></text:p>
      <text:p text:style-name="P93"><text:span text:style-name="_3c_C_3e_">st</text:span>d::<text:span text:style-name="_3c_C_2b__2b__3e_">isalpha(variable char)</text:span><text:span text:style-name="T39"> </text:span><text:span text:style-name="_2f__2f_C">//es alfabética la variable. != 0 si lo es. == 0 si no lo es.</text:span><text:span text:style-name="T39"> </text:span>&lt;<text:span text:style-name="T120">iostream&gt;</text:span></text:p>
      <text:p text:style-name="P93">std::<text:span text:style-name="_3c_C_2b__2b__3e_"><text:span text:style-name="T12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23">std::toupper(var) //Lo vuelve a mayúsculas</text:span></text:span></text:p>
      <text:p text:style-name="P95">std::<text:span text:style-name="_3c_C_2b__2b__3e_">isupper(variable)</text:span> <text:span text:style-name="_2f__2f_C">//si es mayúscula. <text:s/></text:span><text:span text:style-name="_2f__2f_C"><text:span text:style-name="T123">std::tolower(var) //Lo vuelve a minúscula.</text:span></text:span></text:p>
      <text:p text:style-name="P96">std::<text:span text:style-name="_3c_C_2b__2b__3e_">isdigit(variable char)</text:span> <text:span text:style-name="_2f__2f_C">//si es dígito.</text:span></text:p>
      <text:h text:style-name="P369" text:outline-level="3"/>
      <text:h text:style-name="P369" text:outline-level="3">TIPO AUTO</text:h>
      <text:p text:style-name="Text_20_body"><text:span text:style-name="T84">Deducirá el typo solo con la declaración:</text:span><text:line-break/><text:span text:style-name="_3c_C_2b__2b__3e_">auto</text:span><text:span text:style-name="T6"> var1 {12}; </text:span><text:span text:style-name="_2f__2f_C">//int </text:span><text:span text:style-name="_2f__2f_C"><text:span text:style-name="T124">4 bytes</text:span></text:span></text:p>
      <text:p text:style-name="P80">auto var1 {12.0}; <text:span text:style-name="_2f__2f_C">//double </text:span><text:span text:style-name="_2f__2f_C"><text:span text:style-name="T124">8 bytes</text:span></text:span></text:p>
      <text:p text:style-name="P80">auto var1 {12.0f}; <text:span text:style-name="_2f__2f_C">//float </text:span><text:span text:style-name="_2f__2f_C"><text:span text:style-name="T124">4 bytes</text:span></text:span></text:p>
      <text:p text:style-name="P80">auto var1 {12.0l}; <text:span text:style-name="_2f__2f_C">//long double </text:span><text:span text:style-name="_2f__2f_C"><text:span text:style-name="T124">16 bytes</text:span></text:span></text:p>
      <text:p text:style-name="P80">auto var1 { ‘e’ }; <text:span text:style-name="_2f__2f_C">//char </text:span><text:span text:style-name="_2f__2f_C"><text:span text:style-name="T124">1 byte</text:span></text:span></text:p>
      <text:p text:style-name="P159">----------------------</text:p>
      <text:p text:style-name="P81">auto var1 = 123u; <text:span text:style-name="_2f__2f_C">//unsigned 4 bytes</text:span></text:p>
      <text:p text:style-name="P81">var 1 = - 3; <text:span text:style-name="_2f__2f_C">//ERROR! </text:span><text:span text:style-name="_2f__2f_C"><text:span text:style-name="T125">compilará pero pondrá un valor basura ya que es un</text:span></text:span><text:span text:style-name="_2f__2f_C"> unsigned int.</text:span></text:p>
      <text:p text:style-name="P81"><text:span text:style-name="_2f__2f_C"><text:span text:style-name="T84">---------------------------</text:span></text:span></text:p>
      <text:p text:style-name="P82"><text:span text:style-name="_3c_C_3e_"><text:span text:style-name="T86">Puede ser aplicado a funciones:</text:span></text:span></text:p>
      <text:p text:style-name="P82"><text:span text:style-name="_3c_C_3e_"><text:span text:style-name="T126">auto funcion(int num){ </text:span></text:span><text:span text:style-name="_2f__2f_C"><text:span text:style-name="T126">//será tratado como un entero.</text:span></text:span></text:p>
      <text:p text:style-name="P82"><text:span text:style-name="_3c_C_3e_"><text:tab/></text:span><text:span text:style-name="_3c_C_3e_"><text:span text:style-name="T126">return 30;}</text:span></text:span></text:p>
      <text:h text:style-name="P370" text:outline-level="3"/>
      <text:h text:style-name="P370" text:outline-level="3">TIPO BOOL</text:h>
      <text:p text:style-name="P160">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2"><text:span text:style-name="_3c_C_2b__2b__3e_"/></text:p>
      <text:h text:style-name="Heading_20_3" text:outline-level="3"><text:soft-page-break/>ENUMERACIONES <text:span text:style-name="T127">(enum)</text:span></text:h>
      <text:p text:style-name="P253"><text:span text:style-name="_3c_C_3e_"><text:span text:style-name="T128">enum class</text:span></text:span><text:span text:style-name="_3c_C_3e_"> Mes { Ene, Feb, Mar, …, Nov, Dic};</text:span> <text:span text:style-name="_2f__2f_C">//</text:span><text:span text:style-name="_2f__2f_C"><text:span text:style-name="T129">lo de dentro de {} son Enumeradores.</text:span></text:span></text:p>
      <text:p text:style-name="P253"><text:span text:style-name="_3c_C_3e_"><text:span text:style-name="T130">Mes variableMes </text:span></text:span><text:span text:style-name="_3c_C_2b__2b__3e_"><text:span text:style-name="T138">{Mes::Feb}</text:span></text:span><text:span text:style-name="_3c_C_3e_"><text:span text:style-name="T130">;</text:span></text:span> <text:span text:style-name="_2f__2f_C">//se puede crear variables de ese tipo enumerado.</text:span></text:p>
      <text:p text:style-name="P255"><text:span text:style-name="_3c_C_3e_"><text:span text:style-name="T10">std::cout « “el mes es: “ « static_cast&lt;int&gt;(Mes) « std::endl;</text:span></text:span><text:span text:style-name="T6"> </text:span><text:span text:style-name="_2f__2f_C">// </text:span><text:span text:style-name="_2f__2f_C"><text:span text:style-name="T139">1</text:span></text:span><text:span text:style-name="_2f__2f_C">. Cada Enum es un int por debajo. </text:span><text:span text:style-name="_2f__2f_C"><text:span text:style-name="T139">Empieza en el 0. </text:span></text:span><text:span text:style-name="_2f__2f_C"><text:span text:style-name="T140">Pero se puede modificar:</text:span></text:span></text:p>
      <text:p text:style-name="P256"><text:span text:style-name="_3c_C_3e_"><text:span text:style-name="T141">std::cout « Mes; //</text:span></text:span><text:span text:style-name="_2f__2f_C"><text:span text:style-name="T141">ERROR!!! no compilará ya que solo es una etiqueta el </text:span></text:span><text:span text:style-name="_3c_C_3e_"><text:span text:style-name="T141">Feb.</text:span></text:span></text:p>
      <text:p text:style-name="Text_20_body"><text:span text:style-name="T48"><text:tab/></text:span><text:span text:style-name="_3c_C_3e_">enum class Mes</text:span><text:span text:style-name="T11">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42">May</text:span></text:span><text:span text:style-name="_3c_C_3e_"> …};</text:span><text:span text:style-name="T11"> </text:span><text:span text:style-name="_2f__2f_C"><text:span text:style-name="T140">//Feb será 2. </text:span></text:span><text:span text:style-name="_2f__2f_C"><text:span text:style-name="T142">May = -</text:span></text:span><text:span text:style-name="_2f__2f_C"><text:span text:style-name="T143">19</text:span></text:span></text:p>
      <text:p text:style-name="Text_20_body"><text:span text:style-name="_2f__2f_C"><text:tab/></text:span><text:span text:style-name="_3c_C_3e_"><text:span text:style-name="T144">enum class (Mes {Ene=1, Enero=1, Feb=2, Febrero</text:span></text:span><text:span text:style-name="_3c_C_2b__2b__3e_">=Feb</text:span><text:span text:style-name="_3c_C_3e_"><text:span text:style-name="T144">…}; </text:span></text:span><text:span text:style-name="_2f__2f_C"><text:span text:style-name="T144">//Ene </text:span></text:span><text:span text:style-name="_2f__2f_C"><text:span text:style-name="T145">=</text:span></text:span><text:span text:style-name="_2f__2f_C"><text:span text:style-name="T144"> Enero </text:span></text:span><text:span text:style-name="_2f__2f_C"><text:span text:style-name="T146">=</text:span></text:span><text:span text:style-name="_2f__2f_C"><text:span text:style-name="T144"> 1 y ok.</text:span></text:span></text:p>
      <text:p text:style-name="P254"><text:span text:style-name="_2f__2f_C"><text:span text:style-name="T87">El </text:span></text:span><text:span text:style-name="_3c_C_3e_"><text:span text:style-name="T147">class </text:span></text:span><text:span text:style-name="_3c_C_3e_"><text:span text:style-name="T87">añadido es seguridad. Se puede hacer enum Mes{}, e implicitamente sería convertido a un entero si decimos:</text:span></text:span></text:p>
      <text:p text:style-name="P254"><text:span text:style-name="_3c_C_3e_"><text:span text:style-name="T147">enum Mes {Ene, Feb, Mar…};</text:span></text:span></text:p>
      <text:p text:style-name="P254"><text:span text:style-name="_3c_C_3e_"><text:span text:style-name="T147">Mes mi_mes = Ene; </text:span></text:span><text:span text:style-name="_2f__2f_C"><text:span text:style-name="T147">//ya no hace falta poner el Mes::Ene para asignarlo.</text:span></text:span></text:p>
      <text:p text:style-name="P260"><text:span text:style-name="_3c_C_3e_"><text:span text:style-name="T147">std::cout « mi_mes; </text:span></text:span><text:span text:style-name="_2f__2f_C"><text:span text:style-name="T147">//aquí si funcionará, pero imprimerá 0, ya que es el indice cero. Esto puede parecer bueno, pero no tiene sentido por que podría comparar variables de clases mes &gt; dia, al ser convertidos a int</text:span></text:span></text:p>
      <text:p text:style-name="P260"><text:span text:style-name="_2f__2f_C"><text:span text:style-name="T84">-----------------------------</text:span></text:span></text:p>
      <text:p text:style-name="P261"><text:span text:style-name="_3c_C_3e_">sizeof(Mes);</text:span><text:span text:style-name="_2f__2f_C"><text:span text:style-name="T148"> //será respresentado por </text:span></text:span><text:span text:style-name="_2f__2f_C"><text:span text:style-name="T149">u</text:span></text:span><text:span text:style-name="_2f__2f_C"><text:span text:style-name="T148">n </text:span></text:span><text:span text:style-name="_3c_C_3e_"><text:span text:style-name="T148">int </text:span></text:span><text:span text:style-name="_2f__2f_C"><text:span text:style-name="T148">asi que 4bytes. </text:span></text:span><text:span text:style-name="_2f__2f_C"><text:span text:style-name="T150">Es independiente del número de elementos. </text:span></text:span><text:span text:style-name="_2f__2f_C"><text:span text:style-name="T149">si se sale del rango de </text:span></text:span><text:span text:style-name="_3c_C_3e_"><text:span text:style-name="T149">int </text:span></text:span><text:span text:style-name="_2f__2f_C"><text:span text:style-name="T149">entonces crasheará.</text:span></text:span></text:p>
      <text:p text:style-name="P262"><text:span text:style-name="_2f__2f_C"><text:span text:style-name="T88">Esto es así por que cada uno de los elementos de un</text:span></text:span><text:span text:style-name="_2f__2f_C"><text:span text:style-name="T89"> </text:span></text:span><text:span text:style-name="_3c_C_3e_">enum </text:span><text:span text:style-name="_3c_C_3e_"><text:span text:style-name="T89">es una asociación simbólica, en donde </text:span></text:span><text:span text:style-name="_3c_C_3e_">Ene</text:span><text:span text:style-name="_3c_C_3e_"><text:span text:style-name="T89"> se sustituirá por </text:span></text:span><text:span text:style-name="_3c_C_3e_">1</text:span><text:span text:style-name="_3c_C_3e_"><text:span text:style-name="T89"> (en el último ejemplo), </text:span></text:span><text:span text:style-name="_3c_C_3e_">Feb</text:span><text:span text:style-name="_3c_C_3e_"><text:span text:style-name="T89"> por </text:span></text:span><text:span text:style-name="_3c_C_3e_">2</text:span><text:span text:style-name="_3c_C_3e_"><text:span text:style-name="T89">, etc.… en tiempo de compilación. Luego cuando ya se declara una variable como </text:span></text:span><text:span text:style-name="_3c_C_3e_">Mes mes_actual = Mes::Feb;</text:span><text:span text:style-name="_3c_C_3e_"><text:span text:style-name="T89"> ya sí ocupa memoria de 4 bytes cada una de las variables.</text:span></text:span></text:p>
      <text:p text:style-name="P262"><text:span text:style-name="_3c_C_3e_"><text:span text:style-name="T89">-------------------------</text:span></text:span></text:p>
      <text:p text:style-name="P263"><text:span text:style-name="_3c_C_3e_"><text:span text:style-name="T151">enum class mes {Ene = 1, Feb = 3, Mar = 5};</text:span></text:span></text:p>
      <text:p text:style-name="P263"><text:span text:style-name="_3c_C_3e_"><text:span text:style-name="T151">main(){ mes mi_mes = mes::Feb;</text:span></text:span><text:span text:style-name="_3c_C_3e_"><text:span text:style-name="T152">}</text:span></text:span></text:p>
      <text:p text:style-name="P263"><text:span text:style-name="_3c_C_3e_"><text:span text:style-name="T151">mi_mes = 4; </text:span></text:span><text:span text:style-name="_2f__2f_C"><text:span text:style-name="T151">//ERROR!!!</text:span></text:span><text:span text:style-name="_2f__2f_C"> </text:span><text:span text:style-name="_2f__2f_C"><text:span text:style-name="T151">por que tiene que ser de tipo mes::</text:span></text:span></text:p>
      <text:p text:style-name="P263"><text:span text:style-name="_3c_C_3e_"><text:span text:style-name="T151">mi_mes = static_cast&lt;mes&gt;(4); </text:span></text:span><text:span text:style-name="_2f__2f_C"><text:span text:style-name="T151">//sí se puede pero muy peligroso</text:span></text:span></text:p>
      <text:p text:style-name="P263"><text:span text:style-name="_3c_C_3e_"><text:span text:style-name="T151">mi_mes = static_cast&lt;mes&gt;(5); </text:span></text:span><text:span text:style-name="_2f__2f_C"><text:span text:style-name="T151">// mi_mes = mes::Mar.</text:span></text:span></text:p>
      <text:p text:style-name="P171">-------------------------</text:p>
      <text:p text:style-name="P257"><text:span text:style-name="T90">Para que se le asigne otro tipo de variables a un </text:span><text:span text:style-name="_3c_C_3e_"><text:span text:style-name="T153">enum </text:span></text:span><text:span text:style-name="_3c_C_3e_"><text:span text:style-name="T91">(admite solo enteros </text:span></text:span><text:span text:style-name="_3c_C_3e_">short</text:span><text:span text:style-name="_3c_C_3e_"><text:span text:style-name="T91">, o </text:span></text:span><text:span text:style-name="_3c_C_3e_">long long</text:span><text:span text:style-name="_3c_C_3e_"><text:span text:style-name="T91"> o </text:span></text:span><text:span text:style-name="_3c_C_3e_">char</text:span><text:span text:style-name="_3c_C_3e_"><text:span text:style-name="T91">, o </text:span></text:span><text:span text:style-name="_3c_C_3e_">unsigned long</text:span><text:span text:style-name="_3c_C_3e_"><text:span text:style-name="T91"> … No </text:span></text:span><text:span text:style-name="_3c_C_3e_">double</text:span><text:span text:style-name="_3c_C_3e_"><text:span text:style-name="T91">. Se hace así:</text:span></text:span></text:p>
      <text:p text:style-name="P257"><text:span text:style-name="_3c_C_3e_"><text:span text:style-name="T153">enum class Month</text:span></text:span><text:span text:style-name="_3c_C_2b__2b__3e_"> : unsigned char </text:span><text:span text:style-name="_3c_C_3e_"><text:span text:style-name="T153">{Jan </text:span></text:span><text:span text:style-name="_3c_C_3e_"><text:span text:style-name="T154">= 0</text:span></text:span><text:span text:style-name="_3c_C_3e_"><text:span text:style-name="T153">, Feb, Mar….}; </text:span></text:span><text:span text:style-name="_2f__2f_C"><text:span text:style-name="T153">//</text:span></text:span><text:span text:style-name="_2f__2f_C"><text:span text:style-name="T154">va de 0 hasta 255 del ascii Jan = </text:span></text:span><text:span text:style-name="_2f__2f_C"><text:span text:style-name="T155">0. Sería el carácter nulo \0 si se hubiera declarado sin la palabra “</text:span></text:span><text:span text:style-name="_3c_C_3e_">class</text:span><text:span text:style-name="_2f__2f_C"><text:span text:style-name="T155">”</text:span></text:span></text:p>
      <text:p text:style-name="P258"><text:span text:style-name="_3c_C_3e_"><text:span text:style-name="T156">enum class Month : std::string {}; </text:span></text:span><text:span text:style-name="_2f__2f_C"><text:span text:style-name="T156">//ERROR. no acepta std::string el enum.</text:span></text:span></text:p>
      <text:p text:style-name="P258"><text:span text:style-name="_2f__2f_C"><text:span text:style-name="T84">------------------------------</text:span></text:span></text:p>
      <text:p text:style-name="P259"><text:span text:style-name="_2f__2f_C"><text:span text:style-name="T92">Cuando definimos una variable </text:span></text:span><text:span text:style-name="_3c_C_3e_">Month variable = Month::Jan;</text:span><text:span text:style-name="_2f__2f_C"><text:span text:style-name="T92"> podemos quitar el Month:: así:</text:span></text:span></text:p>
      <text:p text:style-name="P259"><text:span text:style-name="_3c_C_3e_"><text:span text:style-name="T157">enum class Month {ene, feb, mar….};</text:span></text:span></text:p>
      <text:p text:style-name="P259"><text:span text:style-name="_3c_C_2b__2b__3e_">using enum </text:span><text:span text:style-name="_3c_C_3e_">Month;</text:span><text:span text:style-name="_3c_C_2b__2b__3e_"> </text:span><text:span text:style-name="_2f__2f_C">//</text:span><text:span text:style-name="_2f__2f_C"><text:span text:style-name="T157">como el using namespace std, para quitar el std:: </text:span></text:span><text:span text:style-name="_2f__2f_C"><text:span text:style-name="T158">SOLO EN C++20</text:span></text:span></text:p>
      <text:p text:style-name="P259"><text:span text:style-name="_3c_C_3e_"><text:span text:style-name="T157">Month mi_mes = ene; </text:span></text:span><text:span text:style-name="_2f__2f_C"><text:span text:style-name="T157">//a partir de ese using enum Month se puede usar sin el Month::</text:span></text:span></text:p>
      <text:p text:style-name="P259"><text:soft-page-break/><text:span text:style-name="_3c_C_3e_"><text:span text:style-name="T157">if (mi_mes != ene) {…}; </text:span></text:span><text:span text:style-name="_2f__2f_C"><text:span text:style-name="T157">//ok</text:span></text:span></text:p>
      <text:p text:style-name="P172">PERO si tengo dos enums <text:span text:style-name="T159">compartiendo una misma etiqueta</text:span>:</text:p>
      <text:p text:style-name="P172"><text:span text:style-name="_3c_C_3e_"><text:span text:style-name="T157">enum class </text:span></text:span><text:span text:style-name="_3c_C_3e_"><text:span text:style-name="T160">Color1</text:span></text:span><text:span text:style-name="_3c_C_3e_"><text:span text:style-name="T157"> {</text:span></text:span><text:span text:style-name="_3c_C_3e_"><text:span text:style-name="T160">Amarillo, Rojo</text:span></text:span><text:span text:style-name="_3c_C_3e_"><text:span text:style-name="T157">};</text:span></text:span></text:p>
      <text:p text:style-name="P172"><text:span text:style-name="_3c_C_3e_"><text:span text:style-name="T157">enum class </text:span></text:span><text:span text:style-name="_3c_C_3e_"><text:span text:style-name="T160">Color2 </text:span></text:span><text:span text:style-name="_3c_C_3e_"><text:span text:style-name="T157">{</text:span></text:span><text:span text:style-name="_3c_C_3e_"><text:span text:style-name="T160">Verde</text:span></text:span><text:span text:style-name="_3c_C_3e_"><text:span text:style-name="T157">, </text:span></text:span><text:span text:style-name="_3c_C_3e_"><text:span text:style-name="T160">Rojo</text:span></text:span><text:span text:style-name="_3c_C_3e_"><text:span text:style-name="T157">};</text:span></text:span></text:p>
      <text:p text:style-name="P172"><text:span text:style-name="_3c_C_3e_"><text:span text:style-name="T157">using enum </text:span></text:span><text:span text:style-name="_3c_C_3e_"><text:span text:style-name="T160">Color1</text:span></text:span><text:span text:style-name="_3c_C_3e_"><text:span text:style-name="T157">;</text:span></text:span></text:p>
      <text:p text:style-name="P172"><text:span text:style-name="_3c_C_3e_"><text:span text:style-name="T157">using enum </text:span></text:span><text:span text:style-name="_3c_C_3e_"><text:span text:style-name="T160">Color2</text:span></text:span><text:span text:style-name="_3c_C_3e_"><text:span text:style-name="T157">; </text:span></text:span><text:span text:style-name="_2f__2f_C">//habría conflicto por que </text:span><text:span text:style-name="_2f__2f_C"><text:span text:style-name="T160">Rojo</text:span></text:span><text:span text:style-name="_2f__2f_C"> es una etiqueta que pertenece a los dos. SI NO ESTUVIERA </text:span><text:span text:style-name="_2f__2f_C"><text:span text:style-name="T160">Rojo</text:span></text:span><text:span text:style-name="_2f__2f_C"> en los dos, entonces no habría problema.</text:span></text:p>
      <text:h text:style-name="P371" text:outline-level="3">MAXIMO Y MINIMO</text:h>
      <text:p text:style-name="Text_20_body"><text:span text:style-name="_3c_C_2b__2b__3e_">#include &lt;limits&gt;</text:span></text:p>
      <text:p text:style-name="P155"><text:span text:style-name="_3c_C_2b__2b__3e_">std::numeric_limits&lt;type&gt;::min();</text:span><text:span text:style-name="T12"> </text:span><text:span text:style-name="T6"><text:s/></text:span><text:span text:style-name="_2f__2f_C">/ / max() //nos da el valor minimo o maximo de ese type (int, double, etc.) </text:span></text:p>
      <text:p text:style-name="P3"><text:span text:style-name="_3c_C_3e_">std::numeric_limits&lt;double&gt;::lowest()</text:span><text:span text:style-name="T6"> </text:span><text:span text:style-name="_2f__2f_C">//da el numero negativo.</text:span><text:span text:style-name="T39"> </text:span><text:span text:style-name="T6">min()</text:span><text:span text:style-name="T39"> </text:span><text:span text:style-name="_2f__2f_C">da el minimo positivo, pero esto es solo para los números reales (con decimal)</text:span></text:p>
      <text:h text:style-name="P372" text:outline-level="3"/>
      <text:h text:style-name="P372" text:outline-level="3">CONVERSIONES A OTROS TIPOS</text:h>
      <text:p text:style-name="P264"><text:span text:style-name="T161">IMPLICITAS: </text:span><text:span text:style-name="_3c_C_3e_">double x, y = 34.2; int sum = x + y;</text:span> <text:s/></text:p>
      <text:p text:style-name="P264"><text:span text:style-name="_3c_C_3e_">double x = 12.3; int y = 20; x+ y</text:span> <text:s/><text:span text:style-name="_2f__2f_C">//será double</text:span></text:p>
      <text:p text:style-name="P248">----------------------------</text:p>
      <text:p text:style-name="P264"><text:span text:style-name="T161">EXPLICITAS</text:span> <text:span text:style-name="_3c_C_2b__2b__3e_">static_cast&lt;type&gt;(variable)</text:span> <text:span text:style-name="_2f__2f_C">//lo conviertes al tipo que quieres.</text:span></text:p>
      <text:h text:style-name="P373" text:outline-level="3"/>
      <text:h text:style-name="P373" text:outline-level="3">STATIC</text:h>
      <text:p text:style-name="P265"><text:span text:style-name="_3c_C_3e_">void contador (){ </text:span></text:p>
      <text:p text:style-name="P265"><text:tab/><text:span text:style-name="_3c_C_2b__2b__3e_">static</text:span> <text:span text:style-name="_3c_C_3e_">int contador = 0;</text:span></text:p>
      <text:p text:style-name="P265"><text:tab/><text:span text:style-name="_3c_C_3e_">contador++;</text:span></text:p>
      <text:p text:style-name="P265"><text:tab/> <text:span text:style-name="_3c_C_3e_">std::cout « contador</text:span></text:p>
      <text:p text:style-name="P265"><text:span text:style-name="_3c_C_3e_">}</text:span></text:p>
      <text:p text:style-name="P265"><text:span text:style-name="_3c_C_3e_">contador();</text:span></text:p>
      <text:p text:style-name="P265"><text:span text:style-name="_3c_C_3e_">contador();</text:span> <text:span text:style-name="_2f__2f_C">//dará 1 y 2 la siguiente vez. Solo se inicializa una vez.</text:span></text:p>
      <text:p text:style-name="P173">-----------------------</text:p>
      <text:p text:style-name="P173">como variable global, Solo es visible en el archivo fuente donde esté. Si está definida en main.c solo se verá ahí y aunque haga un extern int variable_estatica en un fichero2.c no se verá en ese fichero2.</text:p>
      <text:h text:style-name="P374" text:outline-level="3">CONSTANTES</text:h>
      <text:p text:style-name="P21"><text:span text:style-name="_3c_C_2b__2b__3e_">const</text:span><text:span text:style-name="T6"> </text:span><text:span text:style-name="_3c_C_3e_">int age = 34</text:span><text:span text:style-name="T6">; </text:span><text:span text:style-name="_2f__2f_C">//ese valor luego no se puede reasignar. Asgura frente a accidentes de cambio.</text:span></text:p>
      <text:p text:style-name="P21"><text:soft-page-break/><text:span text:style-name="_3c_C_2b__2b__3e_">constexpr</text:span><text:span text:style-name="T6">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6">constexpr double circunferencia)(double radio) {return 2 * pi * radio;}</text:span> <text:span text:style-name="_2f__2f_C">//función calculada en tiempo de compilación.</text:span></text:p>
      <text:p text:style-name="P174">NO SE PUEDE METER una variable no constexpr en una que si.</text:p>
      <text:p text:style-name="P22"><text:span text:style-name="T6">int a = 2; constexpr int funcion(a);</text:span><text:span text:style-name="T39"> </text:span><text:span text:style-name="_2f__2f_C">//ERROR. no se conoce a en tiempo de compilación</text:span></text:p>
      <text:p text:style-name="P174">-------------------------</text:p>
      <text:p text:style-name="P97"><text:span text:style-name="_3c_C_2b__2b__3e_">constinit</text:span> int global_variable = 100;</text:p>
      <text:p text:style-name="P23"><text:span text:style-name="T6">(en main()): global_variable = 40;</text:span><text:span text:style-name="T39"> </text:span><text:span text:style-name="_2f__2f_C">//correcto. Inicializa en tiempo de compilación pero puede ser cambiada en tiempo de ejecución cosa que constexpr no puede.</text:span></text:p>
      <text:p text:style-name="P173">-------------------------</text:p>
      <text:p text:style-name="P24"><text:span text:style-name="_3c_C_2b__2b__3e_">consteval</text:span><text:span text:style-name="T6">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39"> </text:span><text:span text:style-name="T161">(</text:span><text:span text:style-name="T6">constexpr</text:span><text:span text:style-name="T161">):</text:span></text:p>
      <text:p text:style-name="P175">constexpr hace que PUEDA ser en tiempo de compilación pero no tiene por que ser así. consteval garantiza que lo sea en tiempo de compilación. <text:span text:style-name="T197">Si con consteval no se puede evaluar en compilación se obtiene un error de compilación.</text:span></text:p>
      <text:p text:style-name="P176">LAS VARIABLES const SON EVALUADAS EN TIEMPO DE COMPILACIÓN <text:span text:style-name="T198">(si no son asignadas como otras variables:<text:line-break/></text:span></text:p>
      <text:p text:style-name="P98">int a = 32;</text:p>
      <text:p text:style-name="P177"><text:span text:style-name="T6">const int x = a;</text:span> <text:span text:style-name="_2f__2f_C">//aquí ya no es en tiempo de compilación sino de ejecución ya que la variable a es en tiempo de ejecución… y se ha de ejecutar para ser asignada a la x.</text:span></text:p>
      <text:p text:style-name="P249"/>
      <text:p text:style-name="P249">-------------------------</text:p>
      <text:p text:style-name="P266"><text:span text:style-name="T6">const int* p; </text:span><text:span text:style-name="_2f__2f_C">//Puntero a constante (entera). puede almacenar otra direccion pero no modificar la variable a quien apunta. </text:span><text:span text:style-name="_2f__2f_C"><text:span text:style-name="T199">int no tiene por que ser const. int a; p = &amp;a // es correcto. Pero </text:span></text:span></text:p>
      <text:p text:style-name="P268"><text:span text:style-name="T6">const int a; int *p = &amp;a</text:span><text:span text:style-name="T39"> </text:span><text:span text:style-name="_2f__2f_C">//da error </text:span><text:span text:style-name="_2f__2f_C"><text:span text:style-name="T200">por que podriamos modificar el valor de const int a.</text:span></text:span></text:p>
      <text:p text:style-name="P266"><text:span text:style-name="T6">int* const p; </text:span><text:span text:style-name="_2f__2f_C">//Puntero constante de int. No puede apuntar otro lado pero si modificar el valor de la variable.</text:span></text:p>
      <text:p text:style-name="P266"><text:span text:style-name="T6">const int* const p; </text:span><text:span text:style-name="_2f__2f_C">//puntero constante a constante (de int) no puede apuntar a otra dirección ni puede modificar el valor. </text:span></text:p>
      <text:h text:style-name="P377" text:outline-level="3"><text:span text:style-name="_2f__2f_C"/></text:h>
      <text:h text:style-name="P385" text:outline-level="3">REFERENCIAS</text:h>
      <text:p text:style-name="P178">Es hacer llamar a una variable para usarse como la variable a la que se refiere. <text:span text:style-name="T201">Un alias. </text:span><text:span text:style-name="T202">En muchos casos funcionan como punteros.. PERO NO LO SON. </text:span><text:span text:style-name="T203">y lo bueno es que no se genera nueva memoria para ser creados.</text:span></text:p>
      <text:p text:style-name="P270"><text:span text:style-name="_3c_C_3e_">int variable {45};</text:span></text:p>
      <text:p text:style-name="P270"><text:span text:style-name="_3c_C_3e_">int</text:span><text:span text:style-name="_3c_C_2b__2b__3e_">&amp;</text:span><text:span text:style-name="_3c_C_3e_"> r_variable = variable</text:span> <text:span text:style-name="_2f__2f_C">// o en vez de = variable, {variable}. </text:span><text:span text:style-name="_2f__2f_C"><text:span text:style-name="T204">r_ es solo un nombre. No hace falta.</text:span></text:span></text:p>
      <text:p text:style-name="P271"><text:soft-page-break/><text:span text:style-name="T6">r_variable = 32;</text:span><text:span text:style-name="T39"> </text:span><text:span text:style-name="_2f__2f_C">//variable también será 32.</text:span></text:p>
      <text:p text:style-name="P179">la referencia se ha de declarar. No sepuede dejar aquí:</text:p>
      <text:p text:style-name="P272"><text:span text:style-name="T6">int&amp; r_var; </text:span><text:span text:style-name="_2f__2f_C">// ERROR </text:span><text:span text:style-name="_2f__2f_C"><text:span text:style-name="T205">al compilar</text:span></text:span><text:span text:style-name="_2f__2f_C">! tiene que hacer int&amp; r_var {variable}</text:span></text:p>
      <text:p text:style-name="P180">--------------------------</text:p>
      <text:p text:style-name="P99">int var1 = 32;</text:p>
      <text:p text:style-name="P99">int var2 = 45;</text:p>
      <text:p text:style-name="P99">int &amp;r_var1 = var1; <text:span text:style-name="_2f__2f_C">//</text:span><text:span text:style-name="_2f__2f_C"><text:span text:style-name="T206">el &amp; puede estar al lado de la variable como los * de los punteros.</text:span></text:span></text:p>
      <text:p text:style-name="P273"><text:span text:style-name="T6">r_var1 = var2;</text:span><text:span text:style-name="_2f__2f_C"> //solo hace que var1 tome el valor 45. NO referencia a una nueva variable var2</text:span></text:p>
      <text:p text:style-name="P180">--------------------------</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206">Y los paréntesis también. &amp;b[3] no es valido. </text:span></text:span><text:span text:style-name="_2f__2f_C"><text:span text:style-name="T207">ESTO TAMBIÉN PARA PARAMETRO DE FUNCIÓN.</text:span></text:span></text:p>
      <text:p text:style-name="P100">b[2] = 8; <text:span text:style-name="_2f__2f_C">// modificaría el a[2] a valor 8.</text:span></text:p>
      <text:p text:style-name="P179">--------------------------</text:p>
      <text:p text:style-name="P181">CONSTANTES EN REFERENCIAS.</text:p>
      <text:p text:style-name="P101">int var = 4;</text:p>
      <text:p text:style-name="P101">const <text:span text:style-name="T208">int</text:span>&amp; r_var = var;</text:p>
      <text:p text:style-name="P101">var = 3; <text:span text:style-name="_2f__2f_C">// </text:span><text:span text:style-name="_2f__2f_C"><text:span text:style-name="T208">se puede y r_var será 3 ahora.</text:span></text:span></text:p>
      <text:p text:style-name="P102">r_var<text:span text:style-name="T209">++</text:span>; <text:span text:style-name="_2f__2f_C">//</text:span><text:span text:style-name="_2f__2f_C"><text:span text:style-name="T210">ERROR!! </text:span></text:span><text:span text:style-name="_2f__2f_C">no se puede por que es constante.</text:span></text:p>
      <text:p text:style-name="P181">pero…</text:p>
      <text:p text:style-name="P103">const int a = 32;</text:p>
      <text:p text:style-name="P103">int&amp; b = a; b++; <text:span text:style-name="_2f__2f_C">//ERROR!! violaría la constante de a. </text:span><text:span text:style-name="_2f__2f_C"><text:span text:style-name="T211">tiene que ser</text:span></text:span><text:span text:style-name="T49"> </text:span><text:span text:style-name="T211">const int&amp; b = a;</text:span></text:p>
      <text:p text:style-name="P181">-------------------------</text:p>
      <text:p text:style-name="P182">Auto y refe<text:span text:style-name="T212">re</text:span>ncias:</text:p>
      <text:p text:style-name="P182"><text:span text:style-name="_3c_C_3e_">int var1 = 5;</text:span></text:p>
      <text:p text:style-name="P182"><text:span text:style-name="_3c_C_3e_">int&amp; var1_ref = var1;</text:span></text:p>
      <text:p text:style-name="P182"><text:span text:style-name="_3c_C_3e_">auto var2_ref = var1_ref; </text:span><text:span text:style-name="_2f__2f_C">//será una copia. </text:span><text:span text:style-name="_2f__2f_C"><text:span text:style-name="T213">no deduce que será una referencia.</text:span></text:span><text:span text:style-name="_2f__2f_C"> Para hacerlo referencia:</text:span></text:p>
      <text:p text:style-name="P182"><text:span text:style-name="_3c_C_2b__2b__3e_">auto&amp;</text:span><text:span text:style-name="_3c_C_3e_"> var2_ref = var1_ref; </text:span><text:span text:style-name="_2f__2f_C">//este sí ya es una referencia.</text:span></text:p>
      <text:p text:style-name="P181">-------------------------</text:p>
      <text:p text:style-name="P183">¿PARA QUE SIRVE? – MODIFICAR DATA POR RANGE LOOP:</text:p>
      <text:p text:style-name="P104"><text:span text:style-name="T93">1.</text:span><text:span text:style-name="T162"> </text:span>int array[] {1,2,3,4};</text:p>
      <text:p text:style-name="P104">for (auto valor : array){ valor = valor*10}; <text:span text:style-name="_2f__2f_C">//no va a modificarlo. </text:span><text:span text:style-name="_2f__2f_C"><text:span text:style-name="T214">por que valor es COPIA en loop.</text:span></text:span></text:p>
      <text:p text:style-name="P104">for (auto&amp; valor : array{valor = valor*10}; <text:span text:style-name="_2f__2f_C">// SI va a modificarlo.</text:span></text:p>
      <text:p text:style-name="P240"/>
      <text:p text:style-name="P184">2. PASAR VALOR A FUNCION Y NO HACER COPIA <text:span text:style-name="T215">PERDIENDO MEMORIA.</text:span></text:p>
      <text:p text:style-name="P105"><text:soft-page-break/>void funcion(int&amp; num){num++;}</text:p>
      <text:p text:style-name="P105">int a = 5;</text:p>
      <text:p text:style-name="P105">funcion(a); <text:span text:style-name="_2f__2f_C">//a pasa a ser 6;</text:span></text:p>
      <text:p text:style-name="P241"/>
      <text:h text:style-name="P386" text:outline-level="3">ALIAS DE TIPO</text:h>
      <text:p text:style-name="P274"><text:span text:style-name="_3c_C_2b__2b__3e_">using nombre = unsigned long long int; </text:span><text:span text:style-name="_2f__2f_C">//</text:span><text:span text:style-name="_2f__2f_C"><text:span text:style-name="T216">como el using enum Months</text:span></text:span></text:p>
      <text:p text:style-name="P274"><text:span text:style-name="_3c_C_2b__2b__3e_">nombre</text:span><text:span text:style-name="_3c_C_3e_"><text:span text:style-name="T216"> gran_numero {18’454’543’578’643’213ull};</text:span></text:span></text:p>
      <text:p text:style-name="P274"><text:span text:style-name="_3c_C_3e_"><text:span text:style-name="T216">nombre gran_numero2 {21’545’484’481’161’620ull};</text:span></text:span></text:p>
      <text:p text:style-name="P274"><text:span text:style-name="_3c_C_3e_"><text:span text:style-name="T84">-----------------------------</text:span></text:span></text:p>
      <text:p text:style-name="P275"><text:span text:style-name="_3c_C_3e_"><text:span text:style-name="T94">Como en C:</text:span></text:span></text:p>
      <text:p text:style-name="P275"><text:span text:style-name="_3c_C_3e_"><text:span text:style-name="T217">typedef unsigned long long int nombre; </text:span></text:span><text:span text:style-name="_2f__2f_C"><text:span text:style-name="T217">//lo mismo que con using.</text:span></text:span></text:p>
      <text:p text:style-name="P276"><text:span text:style-name="_2f__2f_C"><text:span text:style-name="T95">Pero solo podemos hacer typedef o using con tipos reconocidos (int, double, etc.) no con palabras<text:line-break/></text:span></text:span><text:span text:style-name="_3c_C_3e_">typedef patata tuberculo; </text:span><text:span text:style-name="_2f__2f_C"><text:span text:style-name="T218">//error!!! eso se hace con</text:span></text:span><text:span text:style-name="_3c_C_3e_"> #define patata turberculo</text:span><text:span text:style-name="_2f__2f_C"><text:span text:style-name="T218"> → </text:span></text:span><text:span text:style-name="_2f__2f_C"><text:span text:style-name="T219">tuberculo = patata</text:span></text:span></text:p>
      <text:p text:style-name="P276"><text:span text:style-name="_2f__2f_C"><text:span text:style-name="T84">-----------------------------------</text:span></text:span></text:p>
      <text:p text:style-name="P276"><text:span text:style-name="_3c_C_2b__2b__3e_">#define patata int;</text:span></text:p>
      <text:p text:style-name="P276"><text:span text:style-name="_3c_C_3e_">patata variable = 4;</text:span><text:span text:style-name="_2f__2f_C"><text:span text:style-name="T95"> </text:span></text:span><text:span text:style-name="_2f__2f_C"><text:span text:style-name="T218">//es correcto cambia patata por int.</text:span></text:span></text:p>
      <text:p text:style-name="P276"><text:span text:style-name="_2f__2f_C"><text:span text:style-name="T95"/></text:span></text:p>
      <text:p text:style-name="P276"><text:span text:style-name="_3c_C_3e_">#define pi 3,141592</text:span></text:p>
      <text:p text:style-name="P276"><text:span text:style-name="_3c_C_3e_">double area = pi * 2 * radio;</text:span><text:span text:style-name="_2f__2f_C"><text:span text:style-name="T95"> </text:span></text:span><text:span text:style-name="_2f__2f_C"><text:span text:style-name="T218">//pi = 3,1415</text:span></text:span></text:p>
      <text:p text:style-name="P276"><text:span text:style-name="_2f__2f_C"/></text:p>
      <text:h text:style-name="P401"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39"> </text:span><text:span text:style-name="_2f__2f_C">//logs</text:span></text:p>
      <text:p text:style-name="P106"><text:span text:style-name="_3c_C_2b__2b__3e_">std::cin</text:span><text:span text:style-name="T115"> »</text:span> variable; <text:span text:style-name="_2f__2f_C">//introducción de datos</text:span></text:p>
      <text:p text:style-name="P107">std::<text:span text:style-name="_3c_C_2b__2b__3e_">cin.getline(variable, longitud_chars);</text:span><text:span text:style-name="T39"> </text:span><text:span text:style-name="_2f__2f_C">//para pasarle nombres con espacios.</text:span></text:p>
      <text:p text:style-name="P250">--------------------</text:p>
      <text:p text:style-name="P185">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6"> </text:span><text:span text:style-name="_2f__2f_C">//imprime los errores en errores.log</text:span></text:p>
      <text:p text:style-name="P185">Para combinar stdout(1) y stderr(2) en el mismo archivo escrito en el bash de linux:</text:p>
      <text:p text:style-name="P235"><text:span text:style-name="_3c_C_3e_">./mi_programa &gt; salida.log 2 &gt;&amp;1 </text:span></text:p>
      <text:h text:style-name="P405" text:outline-level="3"><text:soft-page-break/></text:h>
      <text:h text:style-name="P402" text:outline-level="3">FORMATOS DE SALIDA</text:h>
      <text:p text:style-name="P4"><text:span text:style-name="T84">Hay que incluir dos includes</text:span> <text:span text:style-name="T6">&lt;ios&gt;</text:span> <text:span text:style-name="T84">o </text:span><text:span text:style-name="T6">&lt;iomanip&gt;</text:span></text:p>
      <text:p text:style-name="P5"><text:span text:style-name="T84">Info:</text:span> <text:a xlink:type="simple" xlink:href="https://en.cppreference.com/w/cpp/io/manip" text:style-name="Internet_20_link" text:visited-style-name="Visited_20_Internet_20_Link"><text:span text:style-name="T220">https://en.cppreference.com/w/cpp/io/manip</text:span></text:a></text:p>
      <text:p text:style-name="P84">std::endl; <text:span text:style-name="_2f__2f_C">//imprime final de linea</text:span><text:span text:style-name="T39"> </text:span><text:span text:style-name="T221">#include &lt;ostream&gt;</text:span></text:p>
      <text:p text:style-name="P84">std::cout « “hola mundo\n”;<text:span text:style-name="T39"> </text:span><text:span text:style-name="_2f__2f_C">//imprime final de linea también (mejor!!!)</text:span></text:p>
      <text:p text:style-name="P161">---------------------</text:p>
      <text:p text:style-name="P6"><text:span text:style-name="_3c_C_2b__2b__3e_">std::setw()</text:span><text:span text:style-name="T222"> </text:span><text:span text:style-name="T84">(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84">(incluir</text:span><text:span text:style-name="T6"> \n</text:span><text:span text:style-name="T84">): Solucion:</text:span></text:p>
      <text:p text:style-name="P277"><text:s text:c="2"/></text:p>
      <text:p text:style-name="P6"><text:span text:style-name="T223">Lastname <text:s/>Firstname <text:s text:c="2"/>Age</text:span><text:span text:style-name="T39"> </text:span><text:span text:style-name="_2f__2f_C">//antes de Lastname(8chars) hay 2 chars, de Firs.me(9) hay 1</text:span></text:p>
      <text:p text:style-name="P6"><text:span text:style-name="T224"><text:s text:c="4"/></text:span><text:span text:style-name="T228"><text:s/></text:span><text:span text:style-name="T223">Daniel <text:s text:c="10"/>Gray <text:s text:c="4"/>25</text:span> <text:s/><text:span text:style-name="_2f__2f_C">//antes de daniel(6chars) hay 4 chars, Gray(4) hay 6 antes…</text:span></text:p>
      <text:p text:style-name="P162">Se puede justificar a la Derecha o Izquierda con:</text:p>
      <text:p text:style-name="P7"><text:span text:style-name="T6">std::cout « </text:span><text:span text:style-name="_3c_C_2b__2b__3e_">std::right;</text:span><text:span text:style-name="T6"> </text:span><text:span text:style-name="T84">(o</text:span> <text:span text:style-name="_3c_C_2b__2b__3e_">std::left</text:span><text:span text:style-name="T84">)</text:span></text:p>
      <text:p text:style-name="P86"><text:span text:style-name="_3c_C_2b__2b__3e_">std::setfil(‘-’);</text:span> <text:span text:style-name="_2f__2f_C">//imprimirá el carácter – como espacios:</text:span> <text:span text:style-name="T221">#include &lt;iomanip&gt;</text:span></text:p>
      <text:p text:style-name="P86">std::cout « std::left;</text:p>
      <text:p text:style-name="P86">std::cout « std::setfill(‘*’); </text:p>
      <text:p text:style-name="P163">(mismo Lastname con Daniel Grey que antes… Solución:</text:p>
      <text:p text:style-name="P8"><text:span text:style-name="T223">Lasname*************Firstname**********Age**</text:span> <text:span text:style-name="_2f__2f_C">//de</text:span><text:span text:style-name="_2f__2f_C"><text:span text:style-name="T229">s</text:span></text:span><text:span text:style-name="_2f__2f_C">pues <text:s/>hasta completar 20/20/5 espacios.</text:span></text:p>
      <text:p text:style-name="P307">Daniel****************Gray****************25***</text:p>
      <text:p text:style-name="P308"><text:span text:style-name="_3c_C_2b__2b__3e_">std::internal;</text:span> <text:span text:style-name="T84">justificará el signo + o – hacia la izquierda</text:span><text:span text:style-name="T161"> </text:span><text:s text:c="3"/>- <text:s text:c="3"/>123 <text:span text:style-name="T84">en vez de</text:span><text:span text:style-name="T224"> </text:span><text:s text:c="5"/>-123.</text:p>
      <text:p text:style-name="P87"><text:span text:style-name="T84">se incluye con</text:span> #include &lt;iomanip&gt; <text:span text:style-name="T84">el setw. ,,,,left/right con</text:span> &lt;ios&gt;</text:p>
      <text:p text:style-name="P164">---------------------------</text:p>
      <text:p text:style-name="P9"><text:span text:style-name="_3c_C_2b__2b__3e_">std::showpos</text:span><text:span text:style-name="T6"> </text:span><text:span text:style-name="T84">muestra el + para numeros positivos,</text:span><text:span text:style-name="T224"> </text:span><text:span text:style-name="T6">std::noshowpos</text:span> <text:span text:style-name="T84">los oculta</text:span> <text:span text:style-name="T6">&lt;</text:span><text:span text:style-name="T14">ios&gt;</text:span></text:p>
      <text:p text:style-name="P165">---------------------------</text:p>
      <text:p text:style-name="P87">#include &lt;ios&gt;</text:p>
      <text:p text:style-name="P10"><text:span text:style-name="_3c_C_2b__2b__3e_">std::dec</text:span><text:span text:style-name="T6"> </text:span><text:span text:style-name="T84">(muestra valores en Decimal), </text:span><text:span text:style-name="_3c_C_2b__2b__3e_">std::oct</text:span><text:span text:style-name="T6"> </text:span><text:span text:style-name="T84">(en octal),</text:span><text:span text:style-name="T161"> </text:span><text:span text:style-name="_3c_C_2b__2b__3e_">std::hex </text:span><text:span text:style-name="T84">(en hexadecimal)</text:span></text:p>
      <text:p text:style-name="P11"><text:span text:style-name="_3c_C_2b__2b__3e_">std::showbase</text:span><text:span text:style-name="T6"> </text:span><text:span text:style-name="T84">(muestra</text:span> <text:span text:style-name="T223">0 </text:span><text:span text:style-name="T84">antes de octal,</text:span> <text:span text:style-name="T223">0x</text:span> <text:span text:style-name="T84">en hex) //</text:span> <text:span text:style-name="_3c_C_2b__2b__3e_">std::noshowbase</text:span> <text:span text:style-name="T84">(lo desactiva)</text:span></text:p>
      <text:p text:style-name="P278">---------------------------</text:p>
      <text:p text:style-name="P12"><text:span text:style-name="_3c_C_2b__2b__3e_">std::uppercase</text:span> <text:span text:style-name="T84">(muestra el string en mayúsculas) //</text:span><text:span text:style-name="T224"> </text:span><text:span text:style-name="_3c_C_2b__2b__3e_">std::nouppercase</text:span><text:span text:style-name="T84">(lo desactiva) </text:span><text:span text:style-name="T6">&lt;</text:span><text:span text:style-name="T14">ios&gt;</text:span></text:p>
      <text:p text:style-name="P166">---------------------------</text:p>
      <text:p text:style-name="P88"><text:soft-page-break/>double c{1.34e-10};</text:p>
      <text:p text:style-name="P88">std::cout « c « std::endl; <text:span text:style-name="_2f__2f_C">//imprime 1.34E-10</text:span></text:p>
      <text:p text:style-name="P89">std::cout «<text:span text:style-name="T117"> </text:span><text:span text:style-name="_3c_C_2b__2b__3e_"><text:span text:style-name="T1">std::fixed;</text:span></text:span><text:span text:style-name="T117"> </text:span><text:span text:style-name="_2f__2f_C">//al hacer el cout lo imprimirá como 0.000000.</text:span><text:span text:style-name="T39"> </text:span>&lt;<text:span text:style-name="T221">ios&gt;</text:span></text:p>
      <text:p text:style-name="P279">---------------------------</text:p>
      <text:p text:style-name="P13"><text:span text:style-name="_3c_C_2b__2b__3e_">std::scientific</text:span><text:span text:style-name="T6"> </text:span><text:span text:style-name="T84">Muestra el valor en conotación cientifica (num x e^n) </text:span><text:s/><text:span text:style-name="T6">&lt;</text:span><text:span text:style-name="T14">ios&gt;</text:span></text:p>
      <text:p text:style-name="P167">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230">es un hack </text:span></text:span><text:span text:style-name="_2f__2f_C"><text:span text:style-name="T231">para quitarlo</text:span></text:span></text:p>
      <text:p text:style-name="P280">---------------------------</text:p>
      <text:p text:style-name="P87">#include &lt;iomanip&gt;</text:p>
      <text:p text:style-name="P13"><text:span text:style-name="_3c_C_2b__2b__3e_">std::setprecision(numero);</text:span><text:span text:style-name="T6"> </text:span><text:span text:style-name="T84">muestra la precisión de los numeros mostrados no solo como fracción sino también la parte antes del decimal. </text:span><text:span text:style-name="T96">X</text:span><text:span text:style-name="T97"> defecto la precisiónd </text:span><text:span text:style-name="T96">d</text:span><text:span text:style-name="T97"> cout es 6.</text:span></text:p>
      <text:p text:style-name="P280">---------------------------</text:p>
      <text:p text:style-name="P14"><text:span text:style-name="_3c_C_2b__2b__3e_">std::showpoint;</text:span><text:span text:style-name="T6"> </text:span><text:span text:style-name="T84">mostrará el decimal aunque el valor sea cero. 12.0 mostrará 12.0</text:span><text:span text:style-name="T98">000</text:span><text:span text:style-name="T84"> y no 12. </text:span><text:span text:style-name="T98">Muestra tantos ceros como la precisión tenga (por defecto 6 en cout). </text:span><text:span text:style-name="T99">Si es un int no mostrará ningun decimal.</text:span><text:span text:style-name="T232"> </text:span><text:span text:style-name="T15">int a = 32</text:span><text:span text:style-name="T232"> </text:span><text:span text:style-name="T99">con showpoint será siempre 32.</text:span><text:span text:style-name="T232"> </text:span><text:span text:style-name="T16">#include &lt;ios&gt;</text:span></text:p>
      <text:p text:style-name="P281">--------------------------</text:p>
      <text:p text:style-name="P15"><text:span text:style-name="_3c_C_2b__2b__3e_">std::flush</text:span><text:span text:style-name="T6"> </text:span><text:span text:style-name="T84">Manda directamente a la terminal el mensaje en vez de al buffer de salida.</text:span></text:p>
      <text:p text:style-name="P15"><text:span text:style-name="T6">std::cout « “hello world” « std::endl « std::flush;</text:span> <text:span text:style-name="_2f__2f_C">//no vemos cambio pero lo hace directo </text:span></text:p>
      <text:p text:style-name="P232"><text:span text:style-name="_2f__2f_C">es decir la salida lo hace en tiempo real. \n (secuencias de escape) no lo manda directo.</text:span></text:p>
      <text:h text:style-name="P403" text:outline-level="3"/>
      <text:h text:style-name="P403" text:outline-level="3">FUNCIONES MATEMATICAS</text:h>
      <text:p text:style-name="P108"><text:span text:style-name="T233">#include &lt;cmath&gt; <text:s/></text:span><text:a xlink:type="simple" xlink:href="https://en.cppreference.com/w/cpp/header/cmath" text:style-name="Internet_20_link" text:visited-style-name="Visited_20_Internet_20_Link"><text:span text:style-name="T233">https://en.cppreference.com/w/cpp/header/cmath</text:span></text:a></text:p>
      <text:p text:style-name="P109"><text:span text:style-name="_3c_C_2b__2b__3e_">std::floor(7.7);</text:span><text:span text:style-name="T42"> </text:span><text:span text:style-name="_2f__2f_C">// 7 </text:span><text:span text:style-name="T233"><text:s text:c="7"/></text:span><text:span text:style-name="_3c_C_2b__2b__3e_">std::ceil(7.7);</text:span><text:span text:style-name="T233"> </text:span><text:span text:style-name="_2f__2f_C">//8</text:span><text:span text:style-name="T233"> </text:span><text:span text:style-name="_2f__2f_C">Redondea a la baja o al alza el valor</text:span></text:p>
      <text:p text:style-name="P109"><text:span text:style-name="_3c_C_2b__2b__3e_">std::abs(-43);</text:span><text:span text:style-name="T233"> </text:span><text:span text:style-name="_2f__2f_C">// 43 <text:s text:c="2"/>Da el valor absoluto.</text:span></text:p>
      <text:p text:style-name="P110"><text:span text:style-name="_3c_C_2b__2b__3e_">std::exp(10);</text:span><text:span text:style-name="T233"> </text:span><text:span text:style-name="_2f__2f_C">// e=2,71828^10 <text:s/>exponencial <text:s text:c="9"/></text:span></text:p>
      <text:p text:style-name="P110"><text:span text:style-name="_3c_C_2b__2b__3e_">std::pow(3, 4);</text:span><text:span text:style-name="T233"> </text:span><text:span text:style-name="_2f__2f_C">// 2⁴ = 16 potencias</text:span></text:p>
      <text:p text:style-name="P110"><text:span text:style-name="_3c_C_2b__2b__3e_">std::log10(1000);</text:span><text:span text:style-name="T233"> </text:span><text:span text:style-name="_2f__2f_C">// en base 10^x=1000 logaritmo <text:s text:c="7"/></text:span></text:p>
      <text:p text:style-name="P110"><text:span text:style-name="T233">std::log(4.5); </text:span><text:span text:style-name="_2f__2f_C">// e^x=4.5 </text:span><text:span text:style-name="_2f__2f_C"><text:span text:style-name="T238">x defecto e</text:span></text:span></text:p>
      <text:p text:style-name="P111"><text:span text:style-name="_3c_C_2b__2b__3e_">std::sqrt(81);</text:span><text:span text:style-name="T233"> </text:span><text:span text:style-name="_2f__2f_C">//9 raiz cuadrada.</text:span></text:p>
      <text:p text:style-name="P111"><text:span text:style-name="_3c_C_2b__2b__3e_">std::round (3.23);</text:span><text:span text:style-name="T233"> </text:span><text:span text:style-name="_2f__2f_C">// 3 <text:s/>(3.5 = 4) Redondea como siempre.</text:span></text:p>
      <text:p text:style-name="P112"><text:span text:style-name="_3c_C_2b__2b__3e_">std::sin(0.4)</text:span><text:span text:style-name="T233"> </text:span><text:span text:style-name="_2f__2f_C">//cos, tan, acos, atan – seno, coseno, tangente, arcotangente.</text:span></text:p>
      <text:p text:style-name="P113"><text:span text:style-name="_3c_C_2b__2b__3e_">std::rand();</text:span><text:span text:style-name="T40"> </text:span><text:span text:style-name="_2f__2f_C">//Genera un número aleatorio entre 0 y RAND_MAX. </text:span><text:span text:style-name="_2f__2f_C"><text:span text:style-name="T239">No hace falta include.</text:span></text:span></text:p>
      <text:p text:style-name="P113"><text:span text:style-name="T43"><text:tab/></text:span><text:span text:style-name="T234">std::rand() % n;</text:span><text:span text:style-name="T235"> </text:span><text:span text:style-name="_2f__2f_C"><text:span text:style-name="T240">//generará numeros aleatorios entre 0 y n-1 </text:span></text:span><text:span text:style-name="_2f__2f_C"><text:span text:style-name="T241">pero siempre mismos</text:span></text:span></text:p>
      <text:p text:style-name="P113"><text:span text:style-name="T44"><text:tab/></text:span><text:span text:style-name="_3c_C_2b__2b__3e_">std::srand(std::time(0));</text:span><text:span text:style-name="T236"> </text:span><text:span text:style-name="_2f__2f_C"><text:span text:style-name="T241">//sí hará distinto. time(0) </text:span></text:span><text:span text:style-name="_2f__2f_C"><text:span text:style-name="T242">da fecha.</text:span></text:span><text:span text:style-name="T45"> </text:span><text:span text:style-name="T237">#include&lt;ctime&gt;</text:span></text:p>
      <text:h text:style-name="P404" text:outline-level="3" text:is-list-header="true"><text:soft-page-break/></text:h>
      <text:h text:style-name="P404" text:outline-level="3">CONDICIONALES</text:h>
      <text:p text:style-name="P247"><text:span text:style-name="T6">if (var1 == var2 ) {} else {};</text:span> <text:span text:style-name="_2f__2f_C">//si pasa esto entonces lo haces y si no (else) pues lo otro.</text:span></text:p>
      <text:p text:style-name="P16"><text:span text:style-name="T84">tambien se puede meter el</text:span><text:span text:style-name="T224"> </text:span><text:span text:style-name="T6">else if </text:span><text:span text:style-name="T84">para seguir con condicionales. </text:span><text:span text:style-name="T100">con múltiples else if, se ejecuta uno de ellos pero no el resto.</text:span></text:p>
      <text:p text:style-name="P168">----------------------------</text:p>
      <text:p text:style-name="P91"><text:span text:style-name="_3c_C_2b__2b__3e_">switch (tool) {</text:span><text:span text:style-name="T39"> </text:span><text:span text:style-name="_2f__2f_C">//</text:span><text:span text:style-name="_2f__2f_C"><text:span text:style-name="T243">el condicional tool puede ser solo </text:span></text:span><text:span text:style-name="_2f__2f_C"><text:span text:style-name="T244">int o enum (int, long, char, unsigned...</text:span></text:span><text:span text:style-name="_2f__2f_C"><text:span text:style-name="T245">NO un string</text:span></text:span><text:span text:style-name="_2f__2f_C"><text:span text:style-name="T244">)</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246">cuando no es ninguno de los casos posibles.</text:span></text:span></text:p>
      <text:p text:style-name="P169">--------------------------</text:p>
      <text:p text:style-name="P17"><text:span text:style-name="T84">TERNARIOS:</text:span><text:span text:style-name="T225"> </text:span><text:span text:style-name="_3c_C_2b__2b__3e_">result = (condicion) ? opcion1 : opcion2 ;</text:span></text:p>
      <text:p text:style-name="P233"><text:span text:style-name="_2f__2f_C"><text:span text:style-name="T84">si se cumple la condicion, entonces el</text:span></text:span> <text:span text:style-name="T247">resultado = opcion1</text:span>. <text:span text:style-name="T84">Si no, </text:span><text:span text:style-name="T247">result = opcion2</text:span></text:p>
      <text:p text:style-name="P170">Opción1 y opción2 deben ser del mismo tipo o convertibles al mismo tipo. Si no ERROR.</text:p>
      <text:p text:style-name="P18"><text:span text:style-name="T6">int speed {condicion ? 300 : 100};</text:span> <text:span text:style-name="_2f__2f_C">//inicializará la variable speed a un valor u otro dependiendo de la condición que se de.</text:span></text:p>
      <text:p text:style-name="P19"><text:span text:style-name="T6">max = (a &gt; b)? a: “hello”; </text:span><text:span text:style-name="_2f__2f_C">//ERROR no son compatilbles las dos opciones.</text:span></text:p>
      <text:p text:style-name="P234"/>
      <text:h text:style-name="P406" text:outline-level="3">REPETICION</text:h>
      <text:p text:style-name="P309"><text:span text:style-name="T84">FOR: </text:span><text:span text:style-name="_3c_C_2b__2b__3e_">for (int i {}; i &lt; n; i++)</text:span><text:span text:style-name="_3c_C_3e_">{lo que sea;} </text:span><text:span text:style-name="_2f__2f_C">// i toma valor 0</text:span></text:p>
      <text:p text:style-name="P310"><text:span text:style-name="_3c_C_2b__2b__3e_">size_t</text:span><text:span text:style-name="T39"> </text:span><text:span text:style-name="_2f__2f_C"><text:span text:style-name="T84">es un alias para algunos tipos de unsigned int. </text:span></text:span><text:span text:style-name="_2f__2f_C"><text:span text:style-name="T101">Normalmente tiene 8 bytes.</text:span></text:span></text:p>
      <text:p text:style-name="P311"><text:span text:style-name="T6">for (</text:span><text:span text:style-name="_3c_C_2b__2b__3e_">size_t</text:span><text:span text:style-name="T6"> i = </text:span><text:span text:style-name="T17">10</text:span><text:span text:style-name="T6">0; i &gt; 0; i--){}</text:span><text:span text:style-name="T39"> </text:span></text:p>
      <text:p text:style-name="P27"><text:span text:style-name="T84">///</text:span><text:span text:style-name="T102">IMPORTANTE: el valor de i solo va a estar DENTRO del</text:span><text:span text:style-name="T226"> </text:span><text:span text:style-name="T18">for</text:span><text:span text:style-name="T226">. </text:span><text:span text:style-name="T102">No se puede acceder fuera. Para ello se </text:span><text:span text:style-name="T103">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248">tambien ok :</text:span></text:span><text:span text:style-name="T50"> </text:span><text:span text:style-name="T248">for ( ; j &lt; 10; ++j)</text:span></text:p>
      <text:p text:style-name="P186">PUEDE SER UN LOOP FOR sin interador de suma sino una lista:</text:p>
      <text:p text:style-name="P187">FOR NO TRADICIONAL. <text:span text:style-name="T249">LOOP BASADO EN EL RANGO:</text:span></text:p>
      <text:p text:style-name="P115"><text:span text:style-name="T104">*</text:span><text:span text:style-name="_3c_C_2b__2b__3e_">for (double multiplicador{4}; auto i : {2, 4, 6, 89, 3}){std::cout « (i * multiplicador);}</text:span><text:span text:style-name="T39"> </text:span><text:span text:style-name="_2f__2f_C">// recorrerá la lista lo cual es chul</text:span><text:span text:style-name="_2f__2f_C"><text:span text:style-name="T250">í</text:span></text:span><text:span text:style-name="_2f__2f_C">simo por que podemos tomar valores aleatorios., </text:span><text:span text:style-name="_2f__2f_C"><text:span text:style-name="T252">pero tiene que ser una lista estática definidos en tiempos de compilación.</text:span></text:span></text:p>
      <text:p text:style-name="P116"><text:span text:style-name="T227">*</text:span><text:span text:style-name="T250">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89">Si queremos modificar el valor del array se le pasa por referencia:<text:line-break/><text:span text:style-name="_3c_C_3e_">for (auto&amp; value : array){value *= 2;}</text:span></text:p>
      <text:p text:style-name="P190">-------------------------</text:p>
      <text:p text:style-name="P28"><text:span text:style-name="T84">WHILE:</text:span><text:span text:style-name="T224"> </text:span><text:span text:style-name="_3c_C_2b__2b__3e_">while</text:span><text:span text:style-name="T6"> (i &lt; 100) {instrucciones; i++;} </text:span><text:span text:style-name="_2f__2f_C">//la variable i debe ser declarada fuera del while.</text:span></text:p>
      <text:p text:style-name="P191">-------------------------</text:p>
      <text:p text:style-name="P29"><text:span text:style-name="T84">DO WHILE:</text:span><text:span text:style-name="T224"> </text:span><text:span text:style-name="_3c_C_2b__2b__3e_">do</text:span><text:span text:style-name="T6">{instrucciones; i++;} </text:span><text:span text:style-name="_3c_C_2b__2b__3e_">while</text:span><text:span text:style-name="T6"> (i &lt; 100); </text:span><text:span text:style-name="_2f__2f_C">//se hace antes de entrar en la condición</text:span></text:p>
      <text:p text:style-name="P30"><text:span text:style-name="_2f__2f_C">la variable i tambien se inicializa fuera del do while</text:span><text:span text:style-name="T39"> (</text:span><text:span text:style-name="T6">size_t i = 0;</text:span><text:span text:style-name="T39">)</text:span></text:p>
      <text:p text:style-name="P192">-------------------------</text:p>
      <text:p text:style-name="P31"><text:span text:style-name="T84">break y continue:</text:span><text:span text:style-name="T39"> </text:span><text:span text:style-name="_3c_C_2b__2b__3e_">break;</text:span><text:span text:style-name="T6"> </text:span><text:span text:style-name="_2f__2f_C">saldrá del loop en una determinada situación.</text:span><text:span text:style-name="T39"> </text:span><text:span text:style-name="_3c_C_2b__2b__3e_">continue</text:span><text:span text:style-name="T6"> </text:span><text:span text:style-name="_2f__2f_C">seguirá bajo</text:span></text:p>
      <text:p text:style-name="P236"><text:span text:style-name="_2f__2f_C">otra condición.</text:span></text:p>
      <text:p text:style-name="P236"/>
      <text:h text:style-name="P407" text:outline-level="3">ARRAYS</text:h>
      <text:p text:style-name="P312"><text:span text:style-name="_3c_C_3e_">int numeros [10] {1,2,3,5,6,7,8,9,10};</text:span><text:span text:style-name="T39"> </text:span><text:span text:style-name="_2f__2f_C">//ver que en c hay que incluir el =</text:span></text:p>
      <text:p text:style-name="P312"><text:span text:style-name="_3c_C_3e_">int numeros [10] {1,2};</text:span> <text:span text:style-name="_2f__2f_C">//se inicializa numeros[0] y 1 a 1, 2 pero el resto lo hace a cero.</text:span></text:p>
      <text:p text:style-name="P312"><text:span text:style-name="_3c_C_3e_">int numeros [10] {};</text:span> <text:span text:style-name="_2f__2f_C">//inicializa todos a cero.</text:span></text:p>
      <text:p text:style-name="P313"><text:span text:style-name="_3c_C_3e_">int numeros[] {1,2,3,4,5,6,7,8,9,10,11};</text:span> <text:span text:style-name="_2f__2f_C">//el compilador sabe el tamaño por el numero de elementos</text:span></text:p>
      <text:p text:style-name="P313"><text:span text:style-name="_2f__2f_C">pero, si queremos sacar</text:span><text:span text:style-name="T39"> </text:span><text:span text:style-name="T51">el tamaño</text:span><text:span text:style-name="T39"> </text:span><text:span text:style-name="_2f__2f_C">se hace con</text:span> <text:span text:style-name="_3c_C_2b__2b__3e_">std::size(numeros).</text:span></text:p>
      <text:p text:style-name="P313"><text:tab/><text:span text:style-name="_3c_C_3e_">for (size_t i{0}; i &lt; </text:span><text:span text:style-name="_3c_C_2b__2b__3e_">std::size</text:span><text:span text:style-name="_3c_C_3e_">(numeros); ++i){,,,};</text:span></text:p>
      <text:p text:style-name="P193">previamente era con <text:span text:style-name="_3c_C_2b__2b__3e_">sizeof(numeros) / sizeof(numeros[0]);</text:span></text:p>
      <text:p text:style-name="P193">------------------------------</text:p>
      <text:p text:style-name="P194">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84">PERO NO PODEMOS HACER ESTO:</text:span><text:span text:style-name="T39"><text:line-break/></text:span>char a = “hola”;</text:p>
      <text:p text:style-name="P118">a = “adios”; <text:span text:style-name="_2f__2f_C">//NO SE PUEDE por que siempre ha de apuntar al inicio de “hola” que ha sido declarado.</text:span></text:p>
      <text:p text:style-name="P195">Si se quierre reasignar, han de usarse punteros:</text:p>
      <text:p text:style-name="P118">char *a = “hola”;</text:p>
      <text:p text:style-name="P118">a = “adios”;<text:span text:style-name="T39"> </text:span><text:span text:style-name="_2f__2f_C">//esto está bien. </text:span><text:span text:style-name="_2f__2f_C"><text:span text:style-name="T253">pero perdemos “hola” y se pierde memoria.</text:span></text:span></text:p>
      <text:p text:style-name="P195">-------------------------------</text:p>
      <text:p text:style-name="P196">RAW C-Strings</text:p>
      <text:p text:style-name="P119">char* str = <text:span text:style-name="_3c_C_2b__2b__3e_">R”(</text:span></text:p>
      <text:p text:style-name="P119">gato</text:p>
      <text:p text:style-name="P119">perro<text:span text:style-name="_3c_C_2b__2b__3e_">)”</text:span>;<text:span text:style-name="T39"> </text:span><text:span text:style-name="_2f__2f_C">//Mostrará gato y salto de linea debajo perro. </text:span><text:span text:style-name="_2f__2f_C"><text:span text:style-name="T254">La R tiene que ser mayúscula</text:span></text:span></text:p>
      <text:h text:style-name="P378" text:outline-level="3"><text:soft-page-break/></text:h>
      <text:h text:style-name="P387" text:outline-level="3">MANIPULACION C-STRINGS</text:h>
      <text:p text:style-name="P32"><text:span text:style-name="T84">Utilizan</text:span><text:span text:style-name="T224"> </text:span><text:span text:style-name="T6">#include &lt;cstring&gt;</text:span></text:p>
      <text:p text:style-name="P120"><text:span text:style-name="_3c_C_2b__2b__3e_">std::strlen(str);</text:span> <text:span text:style-name="T39">/</text:span><text:span text:style-name="_2f__2f_C">/numero de caracteres del string. No cuenta \0.</text:span><text:span text:style-name="T39"> </text:span><text:span text:style-name="T255">sizeof</text:span><text:span text:style-name="T52"> </text:span><text:span text:style-name="_2f__2f_C"><text:span text:style-name="T255">cuenta el \0 PERO SI NO ES UN PUNTERO. ya que si lo es, sizeof dará el tamaño del puntero (8 bytes). </text:span></text:span><text:span text:style-name="_2f__2f_C"><text:span text:style-name="T256">strlen del puntero funcionará.</text:span></text:span></text:p>
      <text:p text:style-name="P121"><text:span text:style-name="_3c_C_2b__2b__3e_">std::strcmp(str1, str2);</text:span> <text:span text:style-name="_2f__2f_C">//Compara </text:span><text:span text:style-name="_2f__2f_C"><text:span text:style-name="T257">2</text:span></text:span><text:span text:style-name="_2f__2f_C"> strings. Hasta </text:span><text:span text:style-name="_2f__2f_C"><text:span text:style-name="T257">1º</text:span></text:span><text:span text:style-name="_2f__2f_C"> char differente -</text:span><text:span text:style-name="_2f__2f_C"><text:span text:style-name="T258">1</text:span></text:span><text:span text:style-name="_2f__2f_C"> </text:span><text:span text:style-name="_2f__2f_C"><text:span text:style-name="T258">ó 1</text:span></text:span><text:span text:style-name="_2f__2f_C">. = 0 si todo igual</text:span></text:p>
      <text:p text:style-name="P122"><text:span text:style-name="_3c_C_2b__2b__3e_">std::strncmp(str1, str2, n);</text:span><text:span text:style-name="T115"> </text:span><text:span text:style-name="_2f__2f_C">//igual q strcmp pero compara hasta </text:span><text:span text:style-name="_2f__2f_C"><text:span text:style-name="T257">1</text:span></text:span><text:span text:style-name="_2f__2f_C"> “n” número. -</text:span><text:span text:style-name="_2f__2f_C"><text:span text:style-name="T258">1, 1 diferente.</text:span></text:span></text:p>
      <text:p text:style-name="P123"><text:span text:style-name="_3c_C_2b__2b__3e_">std::strchr(char *str1, char ch);</text:span><text:span text:style-name="T39"> </text:span><text:span text:style-name="_2f__2f_C">//</text:span><text:span text:style-name="_2f__2f_C"><text:span text:style-name="T259">devuelve puntero a </text:span></text:span><text:span text:style-name="_2f__2f_C"><text:span text:style-name="T257">1ª</text:span></text:span><text:span text:style-name="_2f__2f_C"><text:span text:style-name="T259">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39"> </text:span><text:span text:style-name="_2f__2f_C">//devuelve posición puntero donde está target en str. Null si no.</text:span></text:p>
      <text:p text:style-name="P197">-----------------------------</text:p>
      <text:p text:style-name="P33"><text:span text:style-name="_3c_C_2b__2b__3e_">std::strcat(dest, src);</text:span><text:span text:style-name="T6"> </text:span><text:span text:style-name="_2f__2f_C">//</text:span><text:span text:style-name="_2f__2f_C"><text:span text:style-name="T260">acoplará</text:span></text:span><text:span text:style-name="_2f__2f_C"> lo q esté en src, en dest. </text:span><text:span text:style-name="_2f__2f_C"><text:span text:style-name="T261">Tiene que ser dets suficiente grande</text:span></text:span></text:p>
      <text:p text:style-name="P34"><text:span text:style-name="_3c_C_2b__2b__3e_">std::strncat(dest, source, n);</text:span><text:span text:style-name="T12"> </text:span><text:span text:style-name="_2f__2f_C">//Lo mismo pero concatenará hasta el n carácter.</text:span></text:p>
      <text:p text:style-name="P34"><text:span text:style-name="_3c_C_2b__2b__3e_">std::strcpy(dest, source);</text:span><text:span text:style-name="T39"> </text:span><text:span text:style-name="_2f__2f_C">//copiará lo de source en dest. Tiene que ser suficiente grande dest.</text:span></text:p>
      <text:p text:style-name="P35"><text:span text:style-name="_3c_C_2b__2b__3e_">std::strncpy(dest, src, n);</text:span><text:span text:style-name="T6"> </text:span><text:span text:style-name="_2f__2f_C">//copiará n caracteres de src a dest.</text:span></text:p>
      <text:h text:style-name="P410" text:outline-level="3"><text:span text:style-name="_2f__2f_C"><text:span text:style-name="T262"/></text:span></text:h>
      <text:h text:style-name="P375" text:outline-level="3">PUNTEROS</text:h>
      <text:p text:style-name="P198">Se puede inizializar punteros como: </text:p>
      <text:p text:style-name="P314"><text:span text:style-name="_3c_C_3e_">int</text:span><text:span text:style-name="_3c_C_3e_"><text:span text:style-name="T113">*</text:span></text:span><text:span text:style-name="_3c_C_3e_"> puntero</text:span><text:span text:style-name="_3c_C_3e_"><text:span text:style-name="T113">{</text:span></text:span><text:span text:style-name="_3c_C_2b__2b__3e_">nullptr</text:span><text:span text:style-name="_3c_C_3e_"><text:span text:style-name="T113">};</text:span></text:span><text:span text:style-name="_3c_C_3e_"> </text:span><text:span text:style-name="_2f__2f_C">// podria funcionar NULL en vez de nullprr pero no sería seguro. NULL = 0 que es un entero, nullptr ya que no es un valor entero. </text:span><text:span text:style-name="_2f__2f_C"><text:span text:style-name="T263">En C solo se puede NULL.</text:span></text:span></text:p>
      <text:p text:style-name="P198">-----------------------</text:p>
      <text:p text:style-name="P315"><text:span text:style-name="T19">c</text:span><text:span text:style-name="T6">har* msg = “Hola Mundo!”; </text:span><text:span text:style-name="_2f__2f_C">//ERROR de compilación. Es una cadena literal</text:span></text:p>
      <text:p text:style-name="P316"><text:span text:style-name="T19">const </text:span><text:span text:style-name="T6">char* msg {“Hola Mundo!”};</text:span><text:span text:style-name="T39"> </text:span><text:span text:style-name="_2f__2f_C">// </text:span><text:span text:style-name="_2f__2f_C"><text:span text:style-name="T264">sí compila! <text:s/>A</text:span></text:span><text:span text:style-name="_2f__2f_C">punta al primer carácter ‘H’. </text:span><text:span text:style-name="_2f__2f_C"><text:span text:style-name="T265">sin const no compilará </text:span></text:span><text:span text:style-name="_2f__2f_C"><text:span text:style-name="T266">por que “Hola Mundo!” es un literal (creado en memoria de solo lectura “</text:span></text:span><text:span text:style-name="_2f__2f_C"><text:span text:style-name="T267">estática”</text:span></text:span><text:span text:style-name="_2f__2f_C"><text:span text:style-name="T266">) ya que si hacemos </text:span></text:span><text:span text:style-name="T20">char a[] = “Hola Mundo!”</text:span><text:span text:style-name="T53"> </text:span><text:span text:style-name="_2f__2f_C"><text:span text:style-name="T266">eso es una copia de ese literal, pero </text:span></text:span><text:span text:style-name="T20">char* msg</text:span><text:span text:style-name="T53"> </text:span><text:span text:style-name="_2f__2f_C"><text:span text:style-name="T266">está dirigiendose a esa memoria de solo lectura, por lo que no puede ser cambiada, y por ello se pone el </text:span></text:span><text:span text:style-name="T20">const</text:span><text:span text:style-name="_2f__2f_C"><text:span text:style-name="T266">, para que compile.</text:span></text:span></text:p>
      <text:p text:style-name="P317"><text:span text:style-name="_2f__2f_C"><text:span text:style-name="T266">E</text:span></text:span><text:span text:style-name="_2f__2f_C">l que marca qué es una cadena literal son las comillas dobles“”</text:span></text:p>
      <text:p text:style-name="P318"><text:span text:style-name="T6">std::cout « *msg; </text:span><text:span text:style-name="_2f__2f_C">// imprimirá la H solo.</text:span></text:p>
      <text:p text:style-name="P199">-----------------------</text:p>
      <text:p text:style-name="P267"><text:span text:style-name="_3c_C_2b__2b__3e_">const int* p;</text:span><text:span text:style-name="T6"> </text:span><text:span text:style-name="_2f__2f_C">//Puntero a constante (entera). puede almacenar otra direccion pero no modificar la variable a quien apunta. </text:span><text:span text:style-name="_2f__2f_C"><text:span text:style-name="T199">int no tiene por que ser const.</text:span></text:span><text:span text:style-name="T54"> </text:span><text:span text:style-name="T21">int a; p = &amp;a </text:span><text:span text:style-name="_2f__2f_C"><text:span text:style-name="T199">// es correcto. Pero... </text:span></text:span></text:p>
      <text:p text:style-name="P269"><text:span text:style-name="T6">const int a; int *p = &amp;a</text:span><text:span text:style-name="T39"> </text:span><text:span text:style-name="_2f__2f_C">//da error </text:span><text:span text:style-name="_2f__2f_C"><text:span text:style-name="T200">por que podriamos modificar el valor de const int a.</text:span></text:span></text:p>
      <text:p text:style-name="P267"><text:span text:style-name="_3c_C_2b__2b__3e_">int* const p;</text:span><text:span text:style-name="T6"> </text:span><text:span text:style-name="_2f__2f_C">//Puntero constante de int. No puede apuntar otro lado pero si modificar valor de la variable.</text:span></text:p>
      <text:p text:style-name="P267"><text:span text:style-name="_3c_C_2b__2b__3e_">const int* const p;</text:span><text:span text:style-name="T6"> </text:span><text:span text:style-name="_2f__2f_C">//puntero constante a constante (de int) no puede apuntar a otra dirección ni puede modificar el valor. </text:span></text:p>
      <text:p text:style-name="P200">-----------------------</text:p>
      <text:p text:style-name="P126"><text:soft-page-break/>char *str = “Hola Mundo”;</text:p>
      <text:p text:style-name="P36"><text:span text:style-name="T6">std::cout « “direccion memoria almacenada en str: “ « </text:span><text:span text:style-name="_3c_C_2b__2b__3e_">(void*)str</text:span><text:span text:style-name="T6">;</text:span><text:span text:style-name="_2f__2f_C"> //tiene que ir los () tambien.</text:span></text:p>
      <text:p text:style-name="P237"><text:span text:style-name="_2f__2f_C">por que si se pone « str, imprimirá “Hola Mundo”. </text:span><text:span text:style-name="_2f__2f_C"><text:span text:style-name="T268">void *str sería llamar a un puntero void. y no es.</text:span></text:span></text:p>
      <text:h text:style-name="P408" text:outline-level="3"/>
      <text:h text:style-name="P388" text:outline-level="3">ARITMÉTICA CON PUNTEROS</text:h>
      <text:p text:style-name="P201">Se puede hacer puntero++ y pasará numero de bytes de lo que es. (char = <text:span text:style-name="T115">ptr++</text:span> = 1byte más; int = Ptr++ = 4 bytes). </text:p>
      <text:p text:style-name="P201">Se puede hacer diferencia entre punteros para obtener la distancia y dará el numero de bytes dependiendo de que tipo de puntero es. (char 1 byte, int 4 bytes). <text:s/><text:span text:style-name="T269">Es decir dará como resultado el numero de ELEMENTOS que los separa. No el numero de bytes.</text:span></text:p>
      <text:p text:style-name="P319"><text:span text:style-name="T84">Hay un tipo que como size_t almacena la diferencia:</text:span> <text:span text:style-name="_3c_C_2b__2b__3e_">std::ptrdiff_t</text:span></text:p>
      <text:p text:style-name="P319"><text:span text:style-name="_3c_C_2b__2b__3e_">std::ptrdiff_t variable</text:span> <text:span text:style-name="_3c_C_3e_">= ptr1 – ptr1;</text:span> <text:span text:style-name="_2f__2f_C">//PUEDE SER NEGATIVO</text:span><text:span text:style-name="_2f__2f_C"><text:span text:style-name="T270">. Es necesario para abordar tamaño de punteros en 64bits y 32 bits que pueden provocar desbordamiento si no.</text:span></text:span></text:p>
      <text:p text:style-name="P282"><text:span text:style-name="T105">E</text:span><text:span text:style-name="T84">l sizeof de</text:span> <text:span text:style-name="_3c_C_3e_">ptrdiff_t</text:span> <text:span text:style-name="T84">es 8bytes permitiendo usar mucho espacio entre arrays.</text:span></text:p>
      <text:h text:style-name="P409" text:outline-level="3"/>
      <text:h text:style-name="P389" text:outline-level="3">RESERVAR MEMORIA</text:h>
      <text:p text:style-name="P320"><text:span text:style-name="_3c_C_3e_">int *array; array =</text:span> <text:span text:style-name="_3c_C_2b__2b__3e_">new int[numero de enteros a reservar];</text:span> <text:span text:style-name="_2f__2f_C">//reserva mem en </text:span><text:span text:style-name="_2f__2f_C"><text:span text:style-name="T271">h</text:span></text:span><text:span text:style-name="_2f__2f_C">eap </text:span><text:span text:style-name="_2f__2f_C"><text:span text:style-name="T271">de</text:span></text:span><text:span text:style-name="_2f__2f_C"> </text:span><text:span text:style-name="_2f__2f_C"><text:span text:style-name="T272">arrays</text:span></text:span></text:p>
      <text:p text:style-name="P321"><text:span text:style-name="_3c_C_2b__2b__3e_">delete[]</text:span><text:span text:style-name="T115"> </text:span><text:span text:style-name="_3c_C_3e_"><text:span text:style-name="T113">array;</text:span></text:span> <text:span text:style-name="_2f__2f_C">//libera la memoria de </text:span><text:span text:style-name="_2f__2f_C"><text:span text:style-name="T272">arrays CON []</text:span></text:span></text:p>
      <text:p text:style-name="P127"><text:span text:style-name="T272">a</text:span>rray = nullptr;</text:p>
      <text:p text:style-name="P128"><text:span text:style-name="T84">LOS PUNTEROS ASIGNADOS DINAMICAMENTE LA MEMORIA NO PUEDEN TENER </text:span>std::size(array), <text:span text:style-name="T84">aunque los in</text:span><text:span text:style-name="T106">i</text:span><text:span text:style-name="T84">cialices como</text:span></text:p>
      <text:p text:style-name="P128">double *temperaturas = new double[size]{10,0,20,2,30,1}; <text:span text:style-name="_2f__2f_C">//Para ello tendrás q pasarle el “size”</text:span></text:p>
      <text:p text:style-name="P129"><text:span text:style-name="T84">TAMPOCO SE PUEDEN HACER RANGE LOOPS:</text:span><text:span text:style-name="T224"> </text:span></text:p>
      <text:p text:style-name="P129">for (auto <text:span text:style-name="T273">elem</text:span> : array){<text:span text:style-name="T273">std::cout « elem;</text:span>} <text:span text:style-name="_2f__2f_C">//</text:span><text:span text:style-name="_2f__2f_C"><text:span text:style-name="T267">no se puede.</text:span></text:span></text:p>
      <text:p text:style-name="P37">esto es por que “array” no es un array es un PUNTERO que almacena una array.</text:p>
      <text:p text:style-name="P283">----------------- </text:p>
      <text:p text:style-name="P38"><text:span text:style-name="T84">Para punteros:</text:span><text:span text:style-name="T224"> </text:span><text:span text:style-name="T6">int *ptr; ptr = </text:span><text:span text:style-name="_3c_C_2b__2b__3e_">new int;</text:span><text:span text:style-name="T222"> </text:span><text:span text:style-name="_2f__2f_C">//no se usan los corchetes con punteros.</text:span></text:p>
      <text:p text:style-name="P38"><text:span text:style-name="_3c_C_2b__2b__3e_">delete</text:span><text:span text:style-name="T12"> </text:span><text:span text:style-name="_3c_C_3e_"><text:span text:style-name="T113">ptr;</text:span></text:span><text:span text:style-name="T6"> </text:span><text:span text:style-name="_2f__2f_C">//no se usan los corchetes en new, asi que aquí tampoco.</text:span></text:p>
      <text:p text:style-name="P39"><text:span text:style-name="T6">ptr = nullptr; </text:span><text:span text:style-name="_2f__2f_C">//la memoria se desasigna, pero todavía puede tener valor. Aquí la borramos.</text:span></text:p>
      <text:p text:style-name="P202">-----------------</text:p>
      <text:p text:style-name="P130">int *ptr = new int(32); <text:span text:style-name="_2f__2f_C"><text:span text:style-name="T274">// se le puede defererenciar desde la inicializacion para que no tenga basura.</text:span></text:span></text:p>
      <text:p text:style-name="P130">delete ptr; ptr = nullptr;</text:p>
      <text:p text:style-name="P40"><text:span text:style-name="T6">ptr = new int (55); </text:span><text:span text:style-name="_2f__2f_C">//esto es válido. el delete no borra la DECLARACIÓN del puntero creado.</text:span></text:p>
      <text:p text:style-name="P203">-----------------</text:p>
      <text:p text:style-name="P204">Habría que borrar la memoria de ese ptr, pero JAMAS se ponen dos delete</text:p>
      <text:p text:style-name="P131"><text:soft-page-break/>delete ptr;</text:p>
      <text:p text:style-name="P41"><text:span text:style-name="T6">delete ptr;</text:span><text:span text:style-name="_2f__2f_C"> //MAL el segundo delete!!! </text:span></text:p>
      <text:p text:style-name="P205">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6">p2 = p1; </text:span><text:span text:style-name="_2f__2f_C">//misma dirección de p1, pero la cagamos por que ya no podemos liberar memoria de p2</text:span></text:p>
      <text:p text:style-name="P132">delete p1;</text:p>
      <text:p text:style-name="P42"><text:span text:style-name="T6">delete p2; </text:span><text:span text:style-name="_2f__2f_C">//aquí la hemos cagado por segunda vez.</text:span></text:p>
      <text:p text:style-name="P206">Podemos hacer: </text:p>
      <text:p text:style-name="P133">int *p1 = new int;</text:p>
      <text:p text:style-name="P43"><text:span text:style-name="T6">int *p2 = p1; delete p2;</text:span><text:span text:style-name="T39"> </text:span><text:span text:style-name="_2f__2f_C">//esto es valido y libera toda la memoria.</text:span></text:p>
      <text:p text:style-name="P206"><text:s/>---------------------------</text:p>
      <text:p text:style-name="P207">En el caso de fallar la reserva de memoria se puede hacer dos cosas:</text:p>
      <text:p text:style-name="P207">1. TRY – CATCH (excepciones)</text:p>
      <text:p text:style-name="P44"><text:span text:style-name="T224"><text:tab/></text:span><text:span text:style-name="T6">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07"><text:s text:c="2"/>Lanza excepciones que es herramienta para ver el fallo que lo saca por el variable.what() como mensaje.</text:p>
      <text:p text:style-name="P207">2. <text:span text:style-name="T275">STD::NOTHROW</text:span></text:p>
      <text:p text:style-name="P44"><text:span text:style-name="T224"><text:tab/></text:span><text:span text:style-name="T22">for (size_t i{}; i <text:s/>&lt; 100000000000; i++){</text:span></text:p>
      <text:p text:style-name="P134"><text:tab/> <text:s/><text:span text:style-name="T275">int* <text:s/>lots_of_ints { </text:span><text:span text:style-name="T116">new(std::nothrow)</text:span><text:span text:style-name="T275"> int[10000000]}; </text:span><text:span text:style-name="_2f__2f_C"><text:span text:style-name="T275">//</text:span></text:span><text:span text:style-name="_2f__2f_C"><text:span text:style-name="T276">No lanza excepcion</text:span></text:span></text:p>
      <text:p text:style-name="P134"><text:tab/> <text:s/><text:span text:style-name="T275">if (lots_of_ints == nullptr){std::cout « “Memoria fallida”}</text:span></text:p>
      <text:p text:style-name="P44"><text:span text:style-name="T6"><text:tab/> <text:s/></text:span><text:span text:style-name="T22">else ….. </text:span><text:span text:style-name="_2f__2f_C"><text:span text:style-name="T275">// se parece al método de C (if (!lots_of_ints).</text:span></text:span></text:p>
      <text:p text:style-name="P208">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84">LOS ERRORES EN LINUX cuando se devuelve un return 1; se pueden ver desde la terminal como:</text:span><text:span text:style-name="T224"><text:line-break/></text:span><text:span text:style-name="T6">echo $ (enter)</text:span><text:span text:style-name="T224"> </text:span><text:span text:style-name="T84">y devolverá el valor de retorno, del return, que es 1 si da un error (tienes que poner</text:span><text:span text:style-name="T224"> </text:span><text:span text:style-name="T6">return 1;</text:span><text:span text:style-name="T224"> </text:span><text:span text:style-name="T84">en caso de error</text:span></text:p>
      <text:h text:style-name="P379" text:outline-level="3"/>
      <text:h text:style-name="P379" text:outline-level="3">std::string</text:h>
      <text:p text:style-name="P322"><text:span text:style-name="T224">Se utiliza incluyendo </text:span><text:span text:style-name="_3c_C_2b__2b__3e_">#include &lt;string&gt;</text:span></text:p>
      <text:p text:style-name="P323"><text:soft-page-break/><text:span text:style-name="_3c_C_2b__2b__3e_">std::string variable = “hello world”</text:span></text:p>
      <text:p text:style-name="P324"><text:span text:style-name="_3c_C_3e_">std::string var1 {variable};</text:span> <text:span text:style-name="_2f__2f_C">//var1 = hello world </text:span></text:p>
      <text:p text:style-name="P322"><text:span text:style-name="_3c_C_3e_">std::string var2</text:span><text:span text:style-name="_3c_C_2b__2b__3e_"> {“hello world”, 3}; </text:span><text:span text:style-name="_2f__2f_C">// var2 = hel</text:span></text:p>
      <text:p text:style-name="P322"><text:span text:style-name="_3c_C_3e_">std::string </text:span><text:span text:style-name="_3c_C_2b__2b__3e_">var3(5, ‘a’);</text:span> <text:span text:style-name="_2f__2f_C">//var3 = aaaaa</text:span></text:p>
      <text:p text:style-name="P322"><text:span text:style-name="_3c_C_3e_">std::string</text:span> <text:span text:style-name="_3c_C_2b__2b__3e_">var4 {variable, 6, 5};</text:span> <text:span text:style-name="_2f__2f_C">//var4 = world. 6 = </text:span><text:span text:style-name="_2f__2f_C"><text:span text:style-name="T277">indice</text:span></text:span><text:span text:style-name="_2f__2f_C"> inicial a partir, 5 = num de chars cpy.</text:span></text:p>
      <text:p text:style-name="P209">No tiene problema en añadir la cantidad de texto necesario que sea :</text:p>
      <text:p text:style-name="P325"><text:span text:style-name="T6">variable = “hello world, ya ves que puedo poner lo que me d </text:span><text:span text:style-name="T23">ga</text:span><text:span text:style-name="T6">na”; </text:span><text:span text:style-name="_2f__2f_C">//sin problema de memoria</text:span></text:p>
      <text:p text:style-name="P210">con punteros esto: </text:p>
      <text:p text:style-name="P135">const char *variable = “hello world”;</text:p>
      <text:p text:style-name="P326"><text:span text:style-name="T6">variable = “hello world, ya ves que puedo….”; </text:span><text:span text:style-name="_2f__2f_C">//lo haría pero gastaría memoria perdiendo el primer “hello world”. </text:span><text:span text:style-name="_2f__2f_C"><text:span text:style-name="T278">por que <text:s/>“variable” apunta a una nueva dirección para albergar el texto más largo.</text:span></text:span></text:p>
      <text:p text:style-name="P211">----------------------------</text:p>
      <text:p text:style-name="P212"><text:span text:style-name="T278">R</text:span>AW STRINGS <text:span text:style-name="T279">LITERALS </text:span>(<text:span text:style-name="T279">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6">}; </text:span><text:span text:style-name="_2f__2f_C">//lo saca como se crea </text:span><text:span text:style-name="_2f__2f_C"><text:span text:style-name="T280">con sus saltos de linea.</text:span></text:span></text:p>
      <text:p text:style-name="P242"/>
      <text:p text:style-name="P47"><text:span text:style-name="T24">s</text:span><text:span text:style-name="T6">td::string directorio {“\”C:</text:span><text:a xlink:type="simple" xlink:href="file://temp/" text:style-name="Internet_20_link" text:visited-style-name="Visited_20_Internet_20_Link"><text:span text:style-name="_3c_C_3e_"><text:span text:style-name="T1">\\temp\</text:span></text:span></text:a><text:span text:style-name="T6">””};</text:span><text:span text:style-name="T39">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6">std::string directorio {R”(“</text:span><text:a xlink:type="simple" xlink:href="../../../../temp" text:style-name="Internet_20_link" text:visited-style-name="Visited_20_Internet_20_Link"><text:span text:style-name="_3c_C_3e_">C:\temp</text:span></text:a><text:span text:style-name="T6">”)”}; </text:span><text:span text:style-name="_2f__2f_C">//No hace falta poner caracteres de escape con la R de raw.</text:span></text:p>
      <text:p text:style-name="P48"><text:span text:style-name="T25">std::string str {R”---(comillas “(parentesis)”)---”};</text:span><text:span text:style-name="T39"> /</text:span><text:span text:style-name="_2f__2f_C">/comillas “(parentesis)”. para meter “( y )”. </text:span><text:span text:style-name="_2f__2f_C"><text:span text:style-name="T281">pueden ser --- o *** o </text:span></text:span><text:span text:style-name="_2f__2f_C"><text:span text:style-name="T282">japo,</text:span></text:span><text:span text:style-name="_2f__2f_C"><text:span text:style-name="T281"> </text:span></text:span><text:span text:style-name="_2f__2f_C"><text:span text:style-name="T282">cualquier string, pero tiene que terminar con el mismo “japo” al final</text:span></text:span></text:p>
      <text:p text:style-name="P48"><text:span text:style-name="_2f__2f_C"><text:span text:style-name="T84">---------------------------------</text:span></text:span></text:p>
      <text:h text:style-name="P383" text:outline-level="3"><text:span text:style-name="T132">std::string</text:span><text:span text:style-name="T133">_view</text:span></text:h>
      <text:p text:style-name="P137"><text:span text:style-name="_3c_C_3e_">#include &lt;string_view&gt;</text:span></text:p>
      <text:p text:style-name="P213">Al igual que existen las variables de refererencia (char&amp; int&amp;, etc..) que no hacen copia de lo que se refieren, también existen los string_view, que en este caso sí se pueden usar para c-strings (las referencias no <text:span text:style-name="T283">a no ser que sea const.</text:span>), pero la diferencia es que los string_view no pueden ser alterados. Son constantes y su valor se almacena en la memoria estática (la de <text:span text:style-name="T284">solo lectura. const int num = 32, o variables globales). Por eso no puede ser alterada.</text:span></text:p>
      <text:p text:style-name="P214">void funcion (char texto[]); </text:p>
      <text:p text:style-name="P327"><text:span text:style-name="T84">char origen[] = “hola mundo”;</text:span> <text:span text:style-name="_2f__2f_C">//es un literal y por lo tanto constante (solo se puede cambiar por origen[0] = ‘C’; por que ese es una copia en el stack).</text:span></text:p>
      <text:p text:style-name="P327"><text:span text:style-name="T84">funcion (origen);</text:span> <text:span text:style-name="_2f__2f_C">//origen será copiado a texto[] en la función ocupando el doble de memoria.</text:span></text:p>
      <text:p text:style-name="P214">Para que sea una sola vez la memoria y no copia:<text:line-break/>void funcion<text:span text:style-name="_3c_C_3e_"> (</text:span><text:span text:style-name="_3c_C_2b__2b__3e_">std::string_view</text:span> <text:span text:style-name="_3c_C_3e_">texto){std::cout « texto;};</text:span></text:p>
      <text:p text:style-name="P327"><text:soft-page-break/><text:span text:style-name="_3c_C_2b__2b__3e_">const </text:span><text:span text:style-name="_3c_C_3e_">char origen[] = “hola mundo”;</text:span> <text:span text:style-name="_2f__2f_C">//</text:span><text:span text:style-name="_2f__2f_C"><text:span text:style-name="T285">Tiene que ser const. Ocupa en memoria estatica, pero...</text:span></text:span></text:p>
      <text:p text:style-name="P327"><text:span text:style-name="_3c_C_3e_">funcion (origen);</text:span> <text:span text:style-name="_2f__2f_C">//…</text:span><text:span text:style-name="_2f__2f_C"><text:span text:style-name="T285">en la función no será copia, sino como una referencia. Un puntero a la &amp;origen con otro puntero con el tamaño de dicho c-string, por lo que se ahorra memoria.</text:span></text:span></text:p>
      <text:p text:style-name="P243"/>
      <text:p text:style-name="P328"><text:span text:style-name="_3c_C_3e_">std::string_view texto = “Hola Mundo”;</text:span><text:span text:style-name="T6">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4"/>
      <text:p text:style-name="P329"><text:span text:style-name="T6">char array[]{‘H’,’o’,’l’,’a’};</text:span><text:span text:style-name="T39"> </text:span><text:span text:style-name="_2f__2f_C">//sin tener \0</text:span></text:p>
      <text:p text:style-name="P329"><text:span text:style-name="T6">std::string_view sv {array, std::size(array)};</text:span><text:span text:style-name="T39"> </text:span><text:span text:style-name="_2f__2f_C">//se necesita pasar el tamaño también </text:span><text:span text:style-name="_2f__2f_C"><text:span text:style-name="T286">ya que no \0</text:span></text:span></text:p>
      <text:p text:style-name="P215">--------------------------</text:p>
      <text:p text:style-name="P138">const char *texto = “Hola Mundo!”;</text:p>
      <text:p text:style-name="P138"><text:span text:style-name="_3c_C_3e_">std::string_view</text:span> sv1 = texto;</text:p>
      <text:p text:style-name="P138"><text:span text:style-name="_3c_C_3e_"><text:span text:style-name="T121">sv1</text:span></text:span><text:span text:style-name="_3c_C_2b__2b__3e_">.remove_prefix(5);</text:span> <text:span text:style-name="_2f__2f_C">//borra “Hola “ y queda “Mundo!”. NO ALTERA </text:span><text:span text:style-name="_2f__2f_C"><text:span text:style-name="T287">texto</text:span></text:span><text:span text:style-name="_2f__2f_C">= “Hola Mundo!”</text:span></text:p>
      <text:p text:style-name="P238"><text:span text:style-name="_2f__2f_C">es solo como una VENTANA que la achicas para ver menos (O más).</text:span></text:p>
      <text:p text:style-name="P138"><text:span text:style-name="T5">sv1</text:span><text:span text:style-name="_3c_C_3e_"><text:span text:style-name="T113">.remove_suffix(1);</text:span></text:span> <text:span text:style-name="_2f__2f_C">//dejaría de VER el carácter !</text:span></text:p>
      <text:p text:style-name="P49"><text:span text:style-name="T84">al modificar el view con suffix o prefix no se podría retornar al origen (ver todo) pero se puede crear un nuevo</text:span><text:span text:style-name="T224"> </text:span><text:span text:style-name="T6">std::string_view sv2 = texto;</text:span></text:p>
      <text:p text:style-name="P216">---------------------------</text:p>
      <text:p text:style-name="P330"><text:span text:style-name="_3c_C_3e_">std::string_view texto = “hola mundo”;</text:span></text:p>
      <text:p text:style-name="P330"><text:span text:style-name="_3c_C_3e_">texto.data();</text:span> <text:span text:style-name="_2f__2f_C">//hola mundo. </text:span><text:span text:style-name="_2f__2f_C"><text:span text:style-name="T288">Se puede usar ,data()</text:span></text:span></text:p>
      <text:p text:style-name="P330"><text:span text:style-name="_3c_C_3e_">texto.remove_prefix(1); </text:span></text:p>
      <text:p text:style-name="P330"><text:span text:style-name="_3c_C_3e_">texto.data();</text:span> <text:span text:style-name="_2f__2f_C">//ya no se puede. MAL. por que ha sido modificado.</text:span></text:p>
      <text:p text:style-name="P284"><text:span text:style-name="T84">No solo </text:span><text:span text:style-name="_3c_C_3e_">.data()</text:span><text:span text:style-name="_3c_C_2b__2b__3e_"> </text:span><text:span text:style-name="T84">sino cosas como</text:span> <text:span text:style-name="_3c_C_3e_">texto.front(), texto.length(),</text:span> <text:span text:style-name="T84">etc.. se puede usar. </text:span><text:span text:style-name="T107">Si no se acorta el view con</text:span><text:span text:style-name="T289"> </text:span><text:span text:style-name="_3c_C_3e_">remove_suffix</text:span><text:span text:style-name="T289"> o </text:span><text:span text:style-name="_3c_C_3e_">remove_prefix</text:span><text:span text:style-name="T289">. </text:span><text:span text:style-name="T108">Tampoco con arrays no</text:span><text:span text:style-name="T290"> </text:span><text:span text:style-name="_3c_C_3e_">\0</text:span></text:p>
      <text:p text:style-name="P330"/>
      <text:h text:style-name="P384" text:outline-level="3"><text:span text:style-name="T134">concatenar </text:span><text:span text:style-name="T131">std::string</text:span></text:h>
      <text:p text:style-name="P331"><text:span text:style-name="_3c_C_3e_">std::string str1 = “Hello”;</text:span></text:p>
      <text:p text:style-name="P331"><text:span text:style-name="_3c_C_3e_">std::string str2 = “ World”;</text:span></text:p>
      <text:p text:style-name="P331"><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85"><text:span text:style-name="_2f__2f_C"><text:span text:style-name="T84">tambien </text:span></text:span><text:span text:style-name="_2f__2f_C"><text:span text:style-name="T109">con APPEND:</text:span></text:span></text:p>
      <text:p text:style-name="P332"><text:span text:style-name="T6">std::string msg = </text:span><text:span text:style-name="T26">str1.</text:span><text:span text:style-name="_3c_C_2b__2b__3e_"><text:span text:style-name="T1">append(str2);</text:span></text:span><text:span text:style-name="T12"> </text:span><text:span text:style-name="_2f__2f_C">//</text:span><text:span text:style-name="_2f__2f_C"><text:span text:style-name="T291">Hello World</text:span></text:span></text:p>
      <text:p text:style-name="P333"><text:span text:style-name="T6">std::string msg = str1.append(5, ‘?’); </text:span><text:span text:style-name="_2f__2f_C">//Hello?????</text:span></text:p>
      <text:p text:style-name="P334"><text:span text:style-name="T6">std::string msg = str1.append(str2, 1, 3);</text:span><text:span text:style-name="_2f__2f_C"> //Hello orl. 1 = indice; 3 = num chars to copy.</text:span></text:p>
      <text:p text:style-name="P286">CONCATENAR NUMEROS <text:span text:style-name="T292">(como </text:span><text:span text:style-name="_3c_C_3e_">itoa</text:span><text:span text:style-name="T292">)</text:span></text:p>
      <text:p text:style-name="P335"><text:span text:style-name="T6">std::string msg = str1 + </text:span><text:span text:style-name="T26">std:</text:span><text:span text:style-name="_3c_C_2b__2b__3e_"><text:span text:style-name="T1">:to_string</text:span></text:span><text:span text:style-name="T26">(</text:span><text:span text:style-name="T27">67</text:span><text:span text:style-name="T26">); </text:span><text:span text:style-name="_2f__2f_C">//Hello</text:span><text:span text:style-name="_2f__2f_C"><text:span text:style-name="T293">67</text:span></text:span><text:span text:style-name="_2f__2f_C">. Si ponemos std::string(</text:span><text:span text:style-name="_2f__2f_C"><text:span text:style-name="T293">67</text:span></text:span><text:span text:style-name="_2f__2f_C">) será </text:span><text:span text:style-name="_2f__2f_C"><text:span text:style-name="T293">HelloC</text:span></text:span></text:p>
      <text:p text:style-name="P217"><text:soft-page-break/>------------------------</text:p>
      <text:p text:style-name="P218">TRANSFORMAR EN NUMEROS UN STRING <text:span text:style-name="T292">(como </text:span><text:span text:style-name="_3c_C_3e_">atoi</text:span><text:span text:style-name="T292">)</text:span></text:p>
      <text:p text:style-name="P336"><text:span text:style-name="T6">int var = </text:span><text:span text:style-name="_3c_C_2b__2b__3e_">std::stoi</text:span><text:span text:style-name="T6">(“32”);</text:span><text:span text:style-name="T39"> </text:span><text:span text:style-name="_2f__2f_C">//lo transforma en Entero 32, </text:span><text:span text:style-name="_2f__2f_C"><text:span text:style-name="T294">desde el “32” que es un string.</text:span></text:span></text:p>
      <text:p text:style-name="P336"><text:span text:style-name="T6">long var = </text:span><text:span text:style-name="_3c_C_2b__2b__3e_">std::stol</text:span><text:span text:style-name="T6">(“-32.454”);</text:span><text:span text:style-name="T39"> </text:span><text:span text:style-name="_2f__2f_C">// var = -32</text:span><text:span text:style-name="_2f__2f_C"><text:span text:style-name="T295">l</text:span></text:span><text:span text:style-name="_2f__2f_C"> como numero long.</text:span></text:p>
      <text:p text:style-name="P139">long long var = <text:span text:style-name="_3c_C_2b__2b__3e_">std::stoll</text:span>(“-32.454”); <text:span text:style-name="_2f__2f_C">//-</text:span><text:span text:style-name="_2f__2f_C"><text:span text:style-name="T296">32</text:span></text:span><text:span text:style-name="_2f__2f_C"><text:span text:style-name="T295">ll</text:span></text:span></text:p>
      <text:p text:style-name="P140">float var = <text:span text:style-name="_3c_C_2b__2b__3e_">std::stof</text:span>(“23.45”); <text:span text:style-name="_2f__2f_C">//</text:span><text:span text:style-name="_2f__2f_C"><text:span text:style-name="T296">23,45</text:span></text:span><text:span text:style-name="_2f__2f_C"><text:span text:style-name="T295">f</text:span></text:span></text:p>
      <text:p text:style-name="P140">double var = <text:span text:style-name="_3c_C_2b__2b__3e_">std::stod</text:span>(“23.45”); <text:span text:style-name="_2f__2f_C">//</text:span><text:span text:style-name="_2f__2f_C"><text:span text:style-name="T296">23,45</text:span></text:span><text:span text:style-name="_2f__2f_C"><text:span text:style-name="T295">d</text:span></text:span></text:p>
      <text:p text:style-name="P140">long double var = <text:span text:style-name="_3c_C_2b__2b__3e_">std::stold</text:span>(“34.432”); <text:span text:style-name="_2f__2f_C">//</text:span><text:span text:style-name="_2f__2f_C"><text:span text:style-name="T296">32,45</text:span></text:span><text:span text:style-name="_2f__2f_C"><text:span text:style-name="T295">ld</text:span></text:span></text:p>
      <text:p text:style-name="P140">unsigned long var = <text:span text:style-name="_3c_C_2b__2b__3e_">std::stoul</text:span>(“32.45”); <text:span text:style-name="_2f__2f_C">//</text:span><text:span text:style-name="_2f__2f_C"><text:span text:style-name="T296">32,45</text:span></text:span><text:span text:style-name="_2f__2f_C"><text:span text:style-name="T295">l</text:span></text:span></text:p>
      <text:p text:style-name="P140">unsigned long long var = <text:span text:style-name="_3c_C_2b__2b__3e_">std::stoull</text:span>(“32.34”); <text:span text:style-name="_2f__2f_C">//</text:span><text:span text:style-name="_2f__2f_C"><text:span text:style-name="T296">32,34</text:span></text:span><text:span text:style-name="_2f__2f_C"><text:span text:style-name="T295">ll</text:span></text:span></text:p>
      <text:p text:style-name="P188">ERRORES!!</text:p>
      <text:p text:style-name="P337"><text:span text:style-name="T6">std::string str3{“Hello” + “World”}; </text:span><text:span text:style-name="_2f__2f_C">//ERROR!!!!</text:span></text:p>
      <text:p text:style-name="P338"><text:span text:style-name="T29">s</text:span><text:span text:style-name="T6">td::string str3{std:string{“Hello” + “World”}; </text:span><text:span text:style-name="_2f__2f_C">//OK! </text:span></text:p>
      <text:p text:style-name="P338"><text:span text:style-name="T39"><text:s/></text:span><text:span text:style-name="T6">std::string str3{“Hello” “World”};</text:span><text:span text:style-name="T39"> </text:span><text:span text:style-name="_2f__2f_C">//OK</text:span></text:p>
      <text:p text:style-name="P219">También se puede evitar el ERROR con esto:</text:p>
      <text:p text:style-name="P339"><text:span text:style-name="T30">using namespace std::string_literals; </text:span><text:span text:style-name="_2f__2f_C">//para usar el sufijo s que determina que es un std::string.</text:span></text:p>
      <text:p text:style-name="P339"><text:span text:style-name="T6">std::string str3{“Hello”</text:span><text:span text:style-name="_3c_C_2b__2b__3e_"><text:span text:style-name="T251">s</text:span></text:span><text:span text:style-name="T6"> + “Wold”}; </text:span><text:span text:style-name="_2f__2f_C">//al añadir es</text:span><text:span text:style-name="_2f__2f_C"><text:span text:style-name="T297">a</text:span></text:span><text:span text:style-name="_2f__2f_C"> ‘s’ “Hello” pasa a ser std::string{“Hello”}</text:span></text:p>
      <text:p text:style-name="P219">--------------------</text:p>
      <text:p text:style-name="P141">std::string var = “Hello”;</text:p>
      <text:p text:style-name="P141">var += ‘,’; <text:span text:style-name="_2f__2f_C">// Hello,</text:span></text:p>
      <text:p text:style-name="P220">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340"><text:span text:style-name="T6">std::string var2 = var + ‘,’ + ‘ ‘;</text:span><text:span text:style-name="_2f__2f_C"> //si funcionará.</text:span></text:p>
      <text:h text:style-name="P380" text:outline-level="3"/>
      <text:h text:style-name="P411" text:outline-level="3"><text:span text:style-name="T164">Modificar un</text:span><text:span text:style-name="T165"> </text:span><text:span text:style-name="T166">std::string</text:span></text:h>
      <text:p text:style-name="P142">std::string str = “Hola Mundo”;<text:line-break/></text:p>
      <text:p text:style-name="P341"><text:span text:style-name="T28">str</text:span><text:span text:style-name="_3c_C_2b__2b__3e_"><text:span text:style-name="T1">.</text:span></text:span><text:span text:style-name="_3c_C_2b__2b__3e_"><text:span text:style-name="T298">insert</text:span></text:span><text:span text:style-name="T13">(</text:span><text:span text:style-name="T28">1,2, ‘C’); </text:span><text:span text:style-name="_2f__2f_C"><text:span text:style-name="T3">/</text:span></text:span><text:span text:style-name="_2f__2f_C"><text:span text:style-name="T299">/ = HCCola Mundo. 1 = index; 2 = cuantas veces repetido</text:span></text:span></text:p>
      <text:p text:style-name="P343"><text:span text:style-name="T31">s</text:span><text:span text:style-name="T6">tr.insert(5, “mamon”); </text:span><text:span text:style-name="_2f__2f_C">//Hol</text:span><text:span text:style-name="_2f__2f_C"><text:span text:style-name="T300">a mamon</text:span></text:span><text:span text:style-name="_2f__2f_C">Mundo. 5 = indice donde queremos meterlo.</text:span></text:p>
      <text:p text:style-name="P344"><text:span text:style-name="T6">str.inser(5, “mamon”, 3); </text:span><text:span text:style-name="_2f__2f_C">//Hola mamMundo. 3 = cuantos chars de lo que queremos insertar</text:span></text:p>
      <text:p text:style-name="P345"><text:span text:style-name="T6">str.insert(5, “eres un mamon de tomo”, 7, 5); </text:span><text:span text:style-name="_2f__2f_C">// Hola mamonMundo. 7=quitas “eres un”, 5 =mamon</text:span></text:p>
      <text:p text:style-name="P221">------------------------</text:p>
      <text:p text:style-name="P346"><text:soft-page-break/><text:span text:style-name="_3c_C_2b__2b__3e_">str.erase(6, 3); </text:span><text:span text:style-name="_2f__2f_C">//Hola M</text:span><text:span text:style-name="_2f__2f_C"><text:span text:style-name="T301">o</text:span></text:span><text:span text:style-name="_2f__2f_C">. 6 = </text:span><text:span text:style-name="_2f__2f_C"><text:span text:style-name="T302">index </text:span></text:span><text:span text:style-name="_2f__2f_C">a partir de donde </text:span><text:span text:style-name="_2f__2f_C"><text:span text:style-name="T303">vamos a</text:span></text:span><text:span text:style-name="_2f__2f_C"> borrar. </text:span><text:span text:style-name="_2f__2f_C"><text:span text:style-name="T301">3</text:span></text:span><text:span text:style-name="_2f__2f_C"> el numero chars </text:span><text:span text:style-name="_2f__2f_C"><text:span text:style-name="T301">a</text:span></text:span><text:span text:style-name="_2f__2f_C"> borrar.</text:span></text:p>
      <text:p text:style-name="P347"><text:span text:style-name="T6">str.</text:span><text:span text:style-name="_3c_C_2b__2b__3e_">push_back(‘!’);</text:span><text:span text:style-name="T6"> </text:span><text:span text:style-name="_2f__2f_C">//Hello World! añade el carácter al final.</text:span></text:p>
      <text:p text:style-name="P347"><text:span text:style-name="T6">str.</text:span><text:span text:style-name="_3c_C_2b__2b__3e_">pop_back();</text:span><text:span text:style-name="T39"> </text:span><text:span text:style-name="_2f__2f_C">//borra el último carácter = Hola Mund</text:span></text:p>
      <text:p text:style-name="P342"><text:span text:style-name="T6">str.</text:span><text:span text:style-name="_3c_C_2b__2b__3e_">clear();</text:span><text:span text:style-name="T6"> </text:span><text:span text:style-name="_2f__2f_C">//borra el contenido dejándolo nulo pero con capacidad de (15?)</text:span></text:p>
      <text:p text:style-name="P221">------------------------</text:p>
      <text:p text:style-name="P222">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304">0 = index; 12 = “Encontrando “</text:span></text:span></text:p>
      <text:p text:style-name="P145">std::string str3{“los niños estan para jugar luego”};</text:p>
      <text:p text:style-name="P144"><text:span text:style-name="T305">str1.replace(0, 12, str3, <text:s/>16, 10);</text:span><text:span text:style-name="T55"> </text:span><text:span text:style-name="_2f__2f_C"><text:span text:style-name="T305">//Encontrando Nemo para jugar. 16=index str3; 10 num de chars</text:span></text:span></text:p>
      <text:p text:style-name="P223">------------------------</text:p>
      <text:p text:style-name="P222">COPIAR:</text:p>
      <text:p text:style-name="P146">std::string <text:span text:style-name="T306">str </text:span>{“quiero una copia”}; char dest[10]{}; <text:span text:style-name="_2f__2f_C">//</text:span><text:span text:style-name="_2f__2f_C"><text:span text:style-name="T307">dest inicializado a \0</text:span></text:span></text:p>
      <text:p text:style-name="P50"><text:span text:style-name="_3c_C_2b__2b__3e_">str.copy(dest, 5, 11);</text:span><text:span text:style-name="T6"> </text:span><text:span text:style-name="_2f__2f_C">// dest = copia. 5 = num chars a copiar; 11 = index (inicio de “copia”)</text:span></text:p>
      <text:p text:style-name="P51"><text:span text:style-name="_2f__2f_C">al copiarlo a un char dest[] </text:span><text:span text:style-name="_2f__2f_C"><text:span text:style-name="T251">no terminará en \0</text:span></text:span><text:span text:style-name="_2f__2f_C"> por eso lo inicializo a \0 en la declaración dest con {}</text:span></text:p>
      <text:p text:style-name="P52"><text:span text:style-name="_3c_C_2b__2b__3e_">std::strcpy(dest, a.c_str());</text:span><text:span text:style-name="T12"> </text:span><text:span text:style-name="_2f__2f_C">//necesita pasarle dos punteros. c_str() devuelve el puntero de a.</text:span></text:p>
      <text:p text:style-name="P239"><text:span text:style-name="_2f__2f_C"><text:span text:style-name="T84">------------------------</text:span></text:span></text:p>
      <text:p text:style-name="P147">std::string str {“Hola”}</text:p>
      <text:p text:style-name="P53"><text:span text:style-name="_3c_C_2b__2b__3e_">str.resize(8); </text:span><text:span text:style-name="_2f__2f_C">// str = Hola\0\0\0 \0</text:span></text:p>
      <text:p text:style-name="P54"><text:span text:style-name="T6">str.resize(8,’f’);</text:span><text:span text:style-name="T39"> </text:span><text:span text:style-name="_2f__2f_C">// str = Holaffff\0</text:span></text:p>
      <text:p text:style-name="P55"><text:span text:style-name="T6">str.resize(4);</text:span><text:span text:style-name="T39"> </text:span><text:span text:style-name="_2f__2f_C">//str = Hola\0</text:span></text:p>
      <text:p text:style-name="P224">-----------------------------</text:p>
      <text:p text:style-name="P222">CAMBIAR <text:span text:style-name="T308">SWAP</text:span></text:p>
      <text:p text:style-name="P148">str::string a {“hola”}; str::string b{“adios”};</text:p>
      <text:p text:style-name="P148"><text:span text:style-name="_3c_C_2b__2b__3e_">a.swap(b);</text:span> <text:span text:style-name="_2f__2f_C">//a = adios; b = hola. </text:span><text:span text:style-name="_2f__2f_C"><text:span text:style-name="T309">internamente cambia los punteros hacia donde apuntan. </text:span></text:span><text:span text:style-name="_2f__2f_C"><text:span text:style-name="T310">No copia</text:span></text:span></text:p>
      <text:h text:style-name="P381" text:outline-level="3"/>
      <text:h text:style-name="P412" text:outline-level="3"><text:span text:style-name="T167">ACCEDER ELEMENTOS</text:span><text:span text:style-name="T168"> en</text:span><text:span text:style-name="T169"> </text:span><text:span text:style-name="T163">std::string</text:span></text:h>
      <text:p text:style-name="P56"><text:span text:style-name="T84">Para acceder dentro e iterar, tenemos que saber la longitud de la cadena </text:span><text:span text:style-name="_3c_C_3e_">std::string</text:span><text:span text:style-name="T84"> con</text:span><text:span text:style-name="T224"> </text:span><text:span text:style-name="T6">var.size()</text:span></text:p>
      <text:p text:style-name="P149">std::spring var = “Hello World”;</text:p>
      <text:p text:style-name="P57"><text:span text:style-name="T6">for (size_t i{}, i &lt; var.size(); i++) {std::cout « “ “ « </text:span><text:span text:style-name="_3c_C_2b__2b__3e_">var[i]</text:span><text:span text:style-name="T6">};</text:span><text:span text:style-name="_2f__2f_C"> //Podemos iterar elemento a elemento.</text:span></text:p>
      <text:p text:style-name="P58"><text:span text:style-name="T6">for (char valor : var){std::cout « “ “ « valor;}</text:span><text:span text:style-name="T39"> </text:span><text:span text:style-name="_2f__2f_C">//range loops ok.</text:span></text:p>
      <text:p text:style-name="P59"><text:span text:style-name="T6">std::cout « a</text:span><text:span text:style-name="_3c_C_2b__2b__3e_">.at(5)</text:span><text:span text:style-name="T12">;</text:span><text:span text:style-name="_2f__2f_C"> //imprime ‘o’. la diferencia con </text:span><text:span text:style-name="T6">a[5] </text:span><text:span text:style-name="_2f__2f_C">es que asegura .at que está en el rango y si no lanza una excepción std::out_of_range.</text:span></text:p>
      <text:p text:style-name="P60"><text:soft-page-break/><text:span text:style-name="T6">a.at(0) = ‘C’; </text:span><text:span text:style-name="_2f__2f_C">// = a[0] = ‘C’; → Cello World.</text:span></text:p>
      <text:p text:style-name="P61"><text:span text:style-name="T6">char</text:span><text:span text:style-name="T32">&amp;</text:span><text:span text:style-name="T6"> char_inicio = a</text:span><text:span text:style-name="_3c_C_2b__2b__3e_">.front();</text:span><text:span text:style-name="_2f__2f_C"> //H . </text:span><text:span text:style-name="_2f__2f_C"><text:span text:style-name="T311">Defino char_inicio como referencia para cambiarlo</text:span></text:span></text:p>
      <text:p text:style-name="P61"><text:span text:style-name="T6">char char_final = a</text:span><text:span text:style-name="_3c_C_2b__2b__3e_">.back();</text:span> <text:span text:style-name="_2f__2f_C">//</text:span><text:span text:style-name="_2f__2f_C"><text:span text:style-name="T312">d</text:span></text:span></text:p>
      <text:p text:style-name="P62"><text:span text:style-name="T6">char_inicio = ‘C’;</text:span> <text:span text:style-name="_2f__2f_C">//si cambiará y será Cello World, por que char_inicio es UNA REFERENCIA</text:span></text:p>
      <text:p text:style-name="P62"><text:span text:style-name="T6">char_final = ‘F’; </text:span><text:span text:style-name="_2f__2f_C">//no lo cambiará por que char_final es UNA COPIA.</text:span></text:p>
      <text:p text:style-name="P225">----------------------</text:p>
      <text:p text:style-name="P226">TRANSFORMANDO A PUNTEROS <text:span text:style-name="T313">( </text:span><text:span text:style-name="_3c_C_2b__2b__3e_">.c_str()</text:span><text:span text:style-name="T313">, </text:span><text:span text:style-name="_3c_C_2b__2b__3e_">.data()</text:span><text:span text:style-name="T313"> )</text:span></text:p>
      <text:p text:style-name="P150">std::string str1{“Hello World”};</text:p>
      <text:p text:style-name="P63"><text:span text:style-name="T6">c</text:span><text:span text:style-name="_3c_C_3e_">har *aux = str1</text:span><text:span text:style-name="_3c_C_2b__2b__3e_">.data()</text:span><text:span text:style-name="T12">;</text:span><text:span text:style-name="T6"> </text:span><text:span text:style-name="_2f__2f_C">//ahora aux apunta a la H. Podemos hacer un cout de aux.</text:span></text:p>
      <text:p text:style-name="P64"><text:span text:style-name="T6">aux[0] = ‘C’; </text:span><text:span text:style-name="_2f__2f_C">//aux = Cello World.</text:span></text:p>
      <text:p text:style-name="P65"><text:span text:style-name="T6">const char *aux2 = str1</text:span><text:span text:style-name="_3c_C_2b__2b__3e_">.c_str();</text:span><text:span text:style-name="T6"> </text:span><text:span text:style-name="_2f__2f_C">//devuelve un puntero </text:span><text:span text:style-name="_2f__2f_C"><text:span text:style-name="T314">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27">-----------------------</text:p>
      <text:p text:style-name="P228">BUSQUEDA TEXTO EN STD::STRING</text:p>
      <text:p text:style-name="P151">std::string str{“hola mundo”};</text:p>
      <text:p text:style-name="P66"><text:span text:style-name="_3c_C_2b__2b__3e_">str.find(“nd”);</text:span><text:span text:style-name="T6"> </text:span><text:span text:style-name="_2f__2f_C">//devuelve indice donde lo encuentra: 7. Si no devuelve</text:span><text:span text:style-name="T39"> </text:span><text:span text:style-name="_3c_C_2b__2b__3e_">std::string::npos</text:span></text:p>
      <text:p text:style-name="P67"><text:span text:style-name="T6">if (str.find(“nd” == std::string::npos) {std::cout « “no encontrado”}; </text:span><text:span text:style-name="_2f__2f_C"><text:span text:style-name="T315">el numero npos es el mismo.</text:span></text:span></text:p>
      <text:p text:style-name="P68"><text:span text:style-name="T33">s</text:span><text:span text:style-name="T6">ize_t num = -1; </text:span><text:span text:style-name="T39">/</text:span><text:span text:style-name="_2f__2f_C">/num = 18446744073709551615 = std::string::npos . </text:span><text:span text:style-name="_2f__2f_C"><text:span text:style-name="T316">Siempre es el mismo valor.</text:span></text:span></text:p>
      <text:p text:style-name="P69"><text:span text:style-name="T6">str.find(“o”</text:span><text:span text:style-name="_3c_C_2b__2b__3e_">, 4);</text:span><text:span text:style-name="T6"> </text:span><text:span text:style-name="_2f__2f_C">//segun</text:span><text:span text:style-name="_2f__2f_C"><text:span text:style-name="T317">do</text:span></text:span><text:span text:style-name="_2f__2f_C"> o de “mundo” </text:span><text:span text:style-name="_2f__2f_C"><text:span text:style-name="T317">E</text:span></text:span><text:span text:style-name="_2f__2f_C">mpieza a buscar a partir index(4). </text:span><text:span text:style-name="_2f__2f_C"><text:span text:style-name="T317">S</text:span></text:span><text:span text:style-name="_2f__2f_C">i</text:span><text:span text:style-name="_2f__2f_C"><text:span text:style-name="T317">n 4 es</text:span></text:span><text:span text:style-name="_2f__2f_C"> el ‘o’ en hola.</text:span></text:p>
      <text:h text:style-name="P382" text:outline-level="3"/>
      <text:h text:style-name="P413" text:outline-level="3"><text:span text:style-name="T165">T</text:span><text:span text:style-name="T170">amaño</text:span><text:span text:style-name="T165"> </text:span><text:span text:style-name="T163">std::string</text:span></text:h>
      <text:p text:style-name="P348"><text:span text:style-name="_3c_C_3e_">std::string a = “Hola Mundo”;</text:span></text:p>
      <text:p text:style-name="P348"><text:span text:style-name="_3c_C_3e_">a</text:span><text:span text:style-name="_3c_C_2b__2b__3e_">.length();</text:span> <text:span text:style-name="_2f__2f_C">//igual a a.size() </text:span></text:p>
      <text:p text:style-name="P348"><text:span text:style-name="_3c_C_3e_">a</text:span><text:span text:style-name="_3c_C_2b__2b__3e_">.empty()</text:span><text:span text:style-name="_3c_C_3e_"><text:span text:style-name="T113">;</text:span></text:span> <text:span text:style-name="_2f__2f_C">// dice si está vacio o no con un 1 o un 0 (std::boolalpha lo dará con true o false)</text:span></text:p>
      <text:p text:style-name="P356"><text:span text:style-name="T34">a</text:span><text:span text:style-name="_3c_C_2b__2b__3e_">.max_size();</text:span><text:span text:style-name="T6"> </text:span><text:span text:style-name="_2f__2f_C">//da el tamaño máximo de caracteres que puede tener un std::string.</text:span></text:p>
      <text:p text:style-name="P356"><text:span text:style-name="T34">a</text:span><text:span text:style-name="_3c_C_2b__2b__3e_">.capacity();</text:span><text:span text:style-name="T6"> </text:span><text:span text:style-name="_2f__2f_C">//da el tamaño max. que puede poner sin crear otro dinamico en memoria. </text:span></text:p>
      <text:p text:style-name="P356"><text:span text:style-name="T39"><text:tab/></text:span><text:span text:style-name="T35">std::string </text:span><text:span text:style-name="T34">b</text:span><text:span text:style-name="T35">; </text:span><text:span text:style-name="T34">b</text:span><text:span text:style-name="T35">.capacity(); </text:span><text:span text:style-name="_2f__2f_C"><text:span text:style-name="T318">//da 15, ya que crea por defecto 15 espacios para rellenar</text:span></text:span></text:p>
      <text:p text:style-name="P357"><text:span text:style-name="T34">a</text:span><text:span text:style-name="_3c_C_2b__2b__3e_">.reserve(100);</text:span><text:span text:style-name="T6"> </text:span><text:span text:style-name="_2f__2f_C">//reserva </text:span><text:span text:style-name="_2f__2f_C"><text:span text:style-name="T319">100</text:span></text:span><text:span text:style-name="_2f__2f_C"> espacio que se necesita por que está limitado por ::capacity().</text:span></text:p>
      <text:p text:style-name="P357"><text:span text:style-name="T6">a</text:span><text:span text:style-name="_3c_C_2b__2b__3e_">.shrink_to_fit();</text:span><text:span text:style-name="T6"> </text:span><text:span text:style-name="_2f__2f_C">//cambiará la capacidad a el tamaño actual del array contenido en </text:span><text:span text:style-name="_3c_C_3e_">std::string</text:span></text:p>
      <text:p text:style-name="P357"><text:span text:style-name="_2f__2f_C"><text:tab/></text:span><text:span text:style-name="_2f__2f_C"><text:span text:style-name="T320">en el caso de haber reservado 100 antes, y hacer el shrink no cambairá a 10 de “Hola Mundo” sino a 15, que es el minimo que genera en un nuevo </text:span></text:span><text:span text:style-name="_3c_C_3e_">std::string b;</text:span></text:p>
      <text:p text:style-name="P245"/>
      <text:h text:style-name="P390" text:outline-level="3"><text:span text:style-name="T135">Comparar</text:span><text:span text:style-name="T136"> </text:span><text:span text:style-name="T137">std::string</text:span></text:h>
      <text:p text:style-name="P358"><text:span text:style-name="T84">Se hace mediante operadores de comparación</text:span><text:span text:style-name="_3c_C_2b__2b__3e_"> &gt; &lt; !=</text:span> y <text:span text:style-name="_3c_C_2b__2b__3e_">==</text:span></text:p>
      <text:p text:style-name="P358"><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29">-------------------------</text:p>
      <text:p text:style-name="P152">std::string a = “Patata”; std::string b = “Batata”</text:p>
      <text:p text:style-name="P70"><text:span text:style-name="T6">a</text:span><text:span text:style-name="T12">.</text:span><text:span text:style-name="_3c_C_2b__2b__3e_">compare(b);</text:span><text:span text:style-name="T6"> </text:span><text:span text:style-name="_2f__2f_C">// +1 por que P es más grande que B</text:span></text:p>
      <text:p text:style-name="P153">std::string a = “Hello”; std::string b = “Hello World”</text:p>
      <text:p text:style-name="P71"><text:span text:style-name="T6">a.compare(6,5,b);</text:span><text:span text:style-name="_2f__2f_C"> // comparará el World sacado de b (6 = index , 5=world tiene 5 chars)</text:span></text:p>
      <text:p text:style-name="P359"><text:span text:style-name="T36">a.</text:span><text:span text:style-name="T6">compare(“Hello”);</text:span><text:span text:style-name="T39"> </text:span><text:span text:style-name="_2f__2f_C">// daría 0 por ser igual</text:span></text:p>
      <text:h text:style-name="P414" text:outline-level="3"/>
      <text:p text:style-name="P360">CLASES</text:p>
      <text:p text:style-name="P362"><text:span text:style-name="_3c_C_2b__2b__3e_"/></text:p>
      <text:p text:style-name="P353"><text:span text:style-name="_3c_C_3e_"><text:span text:style-name="T172">Ejemplo de Clase dentro de MyClass.hpp:</text:span></text:span></text:p>
      <text:p text:style-name="P351"><text:span text:style-name="_3c_C_3e_"><text:span text:style-name="T321">class<text:tab/>MyClass</text:span></text:span><text:span text:style-name="_3c_C_3e_"><text:span text:style-name="T322"> {</text:span></text:span></text:p>
      <text:p text:style-name="P352"><text:span text:style-name="_3c_C_3e_"><text:span text:style-name="T322"><text:tab/></text:span></text:span><text:span text:style-name="_3c_C_2b__2b__3e_">public:</text:span></text:p>
      <text:p text:style-name="P352"><text:span text:style-name="_3c_C_3e_"><text:span text:style-name="T322"><text:tab/><text:tab/>MyClass(parametros); </text:span></text:span><text:span text:style-name="_2f__2f_C"><text:span text:style-name="T322">//constructor</text:span></text:span></text:p>
      <text:p text:style-name="P352"><text:span text:style-name="_3c_C_3e_"><text:span text:style-name="T322"><text:tab/><text:tab/></text:span></text:span><text:span text:style-name="_3c_C_2b__2b__3e_">~</text:span><text:span text:style-name="_3c_C_3e_"><text:span text:style-name="T322">MyClass(void); </text:span></text:span><text:span text:style-name="_2f__2f_C"><text:span text:style-name="T322">//Destructor</text:span></text:span></text:p>
      <text:p text:style-name="P352"><text:span text:style-name="_3c_C_3e_"><text:span text:style-name="T322"><text:tab/>void<text:tab/>funcion(parametros);</text:span></text:span></text:p>
      <text:p text:style-name="P352"><text:span text:style-name="_3c_C_3e_"><text:span text:style-name="T322"><text:tab/>typo<text:tab/>getFuncion(void) </text:span></text:span><text:span text:style-name="_3c_C_2b__2b__3e_">const;</text:span><text:span text:style-name="_3c_C_2b__2b__3e_"><text:span text:style-name="T322"> </text:span></text:span><text:span text:style-name="_2f__2f_C"><text:span text:style-name="T322">//const es para no modificar el get</text:span></text:span></text:p>
      <text:p text:style-name="P352"><text:span text:style-name="_3c_C_3e_"><text:span text:style-name="T322"><text:tab/>void<text:tab/>setFuncion(parametro);</text:span></text:span></text:p>
      <text:p text:style-name="P352"><text:span text:style-name="_3c_C_3e_"/></text:p>
      <text:p text:style-name="P352"><text:span text:style-name="_3c_C_3e_"><text:span text:style-name="T322"><text:tab/></text:span></text:span><text:span text:style-name="_3c_C_2b__2b__3e_">private:</text:span></text:p>
      <text:p text:style-name="P352"><text:span text:style-name="_3c_C_3e_"><text:span text:style-name="T322"><text:tab/><text:tab/>type<text:tab/>_var1;</text:span></text:span></text:p>
      <text:p text:style-name="P352"><text:span text:style-name="_3c_C_3e_"><text:span text:style-name="T322">};</text:span></text:span></text:p>
      <text:p text:style-name="P352"><text:span text:style-name="_3c_C_3e_"/></text:p>
      <text:p text:style-name="P352"><text:span text:style-name="_3c_C_3e_"><text:span text:style-name="T171"><text:tab/>Las clases por defecto si no se pone public o private, por defecto será PRIVATE. Una Estructura es como una clase, con la única diferencia de que si no se especifica todo es PUBLIC.</text:span></text:span></text:p>
      <text:p text:style-name="P353"><text:span text:style-name="_3c_C_3e_"><text:span text:style-name="T172"><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353"><text:span text:style-name="_3c_C_3e_"><text:span text:style-name="T172"><text:s/><text:tab/>la implementación de las funciones se hace dentro de otro archivo cpp MyClass.cpp</text:span></text:span><text:span text:style-name="_3c_C_3e_"><text:span text:style-name="T173">:</text:span></text:span></text:p>
      <text:p text:style-name="P353"><text:span text:style-name="_3c_C_3e_"><text:span text:style-name="T173"/></text:span></text:p>
      <text:p text:style-name="P354"><text:span text:style-name="_3c_C_3e_"><text:span text:style-name="T323">MyClass::MyClass(parametros){</text:span></text:span></text:p>
      <text:p text:style-name="P354"><text:span text:style-name="_3c_C_3e_"><text:span text:style-name="T323"><text:tab/>_var1 = parametros;</text:span></text:span><text:span text:style-name="_2f__2f_C"><text:span text:style-name="T323"> //si coincide con el tipo claro...</text:span></text:span></text:p>
      <text:p text:style-name="P354"><text:soft-page-break/><text:span text:style-name="_3c_C_3e_"><text:span text:style-name="T323">}</text:span></text:span></text:p>
      <text:p text:style-name="P354"><text:span text:style-name="_3c_C_3e_"><text:span text:style-name="T323">MyClass::~MyClass(void){</text:span></text:span></text:p>
      <text:p text:style-name="P354"><text:span text:style-name="_3c_C_3e_"><text:span text:style-name="T323"><text:tab/>std::cout &lt;&lt; "Llamado el destructor" &lt;&lt; std::endl;</text:span></text:span></text:p>
      <text:p text:style-name="P354"><text:span text:style-name="_3c_C_3e_"><text:span text:style-name="T323">}</text:span></text:span></text:p>
      <text:p text:style-name="P354"><text:span text:style-name="_3c_C_3e_"><text:span text:style-name="T323">MyClass::funcion(void){....}</text:span></text:span></text:p>
      <text:p text:style-name="P354"><text:span text:style-name="_3c_C_3e_"><text:span text:style-name="T323">typo MyClass::getFuncion(void) const{</text:span></text:span></text:p>
      <text:p text:style-name="P354"><text:span text:style-name="_3c_C_3e_"><text:span text:style-name="T323"><text:tab/></text:span></text:span><text:span text:style-name="_3c_C_2b__2b__3e_">if (cliente)</text:span><text:span text:style-name="_3c_C_3e_"><text:span text:style-name="T323"> {return _var1;} <text:s/></text:span></text:span><text:span text:style-name="_2f__2f_C"><text:span text:style-name="T323">//se puede controlar quien puede leer el valor privado...</text:span></text:span></text:p>
      <text:p text:style-name="P354"><text:span text:style-name="_3c_C_3e_"><text:span text:style-name="T323">void MyClass::setFuncion(std::string _var1){</text:span></text:span></text:p>
      <text:p text:style-name="P354"><text:span text:style-name="_3c_C_3e_"><text:span text:style-name="T323"><text:tab/>if (cliente){</text:span></text:span></text:p>
      <text:p text:style-name="P354"><text:span text:style-name="_3c_C_3e_"><text:span text:style-name="T323"><text:tab/><text:tab/></text:span></text:span><text:span text:style-name="_3c_C_2b__2b__3e_">this-&gt;</text:span><text:span text:style-name="_3c_C_3e_"><text:span text:style-name="T323">_var1 = _var1;</text:span></text:span><text:span text:style-name="_2f__2f_C"><text:span text:style-name="T323"> //el this refleja que es el parametro privado. A la <text:s/>derecha del igual <text:tab/><text:tab/><text:tab/><text:tab/><text:tab/>es el parametro que recibe. En caso de que sean los dos iguales.</text:span></text:span></text:p>
      <text:p text:style-name="P354"><text:span text:style-name="_3c_C_3e_"><text:span text:style-name="T323"><text:tab/>}</text:span></text:span></text:p>
      <text:p text:style-name="P354"><text:span text:style-name="_3c_C_3e_"><text:span text:style-name="T323">}</text:span></text:span></text:p>
      <text:p text:style-name="P363"><text:span text:style-name="_3c_C_3e_"/></text:p>
      <text:p text:style-name="P355"><text:span text:style-name="_3c_C_3e_"><text:span text:style-name="T196"><text:tab/>Cuando se declara en un main una variable de esa clase (</text:span></text:span><text:span text:style-name="_3c_C_2b__2b__3e_">MyClass variable</text:span><text:span text:style-name="_3c_C_2b__2b__3e_"><text:span text:style-name="T326">(parametros)</text:span></text:span><text:span text:style-name="_3c_C_3e_"><text:span text:style-name="T196">)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391" text:outline-level="3"><text:span text:style-name="_3c_C_3e_"><text:span text:style-name="T110">NEW - DELETE EN CLASES</text:span></text:span></text:h>
      <text:p text:style-name="P251"/>
      <text:p text:style-name="P251"><text:span text:style-name="_3c_C_3e_">class Zombie{</text:span></text:p>
      <text:p text:style-name="P251"><text:span text:style-name="_3c_C_3e_"><text:tab/>public:</text:span></text:p>
      <text:p text:style-name="P251"><text:span text:style-name="_3c_C_3e_"><text:span text:style-name="T324"><text:tab/><text:tab/>Zombie(std::string name){</text:span></text:span></text:p>
      <text:p text:style-name="P251"><text:span text:style-name="_3c_C_3e_"><text:span text:style-name="T324"><text:tab/><text:tab/><text:tab/>_name = name;</text:span></text:span></text:p>
      <text:p text:style-name="P251"><text:span text:style-name="_3c_C_3e_"><text:span text:style-name="T324"><text:tab/><text:tab/>}</text:span></text:span></text:p>
      <text:p text:style-name="P251"><text:span text:style-name="_3c_C_3e_"/></text:p>
      <text:p text:style-name="P251"><text:span text:style-name="_3c_C_3e_"><text:tab/>private:</text:span></text:p>
      <text:p text:style-name="P251"><text:span text:style-name="_3c_C_3e_"><text:span text:style-name="T324"><text:tab/><text:tab/>std::string _name;</text:span></text:span></text:p>
      <text:p text:style-name="P251"><text:span text:style-name="_3c_C_3e_">};</text:span></text:p>
      <text:p text:style-name="P251"><text:span text:style-name="_3c_C_3e_"/></text:p>
      <text:p text:style-name="P251"><text:span text:style-name="_3c_C_3e_"><text:span text:style-name="T324">int main(){</text:span></text:span></text:p>
      <text:p text:style-name="P251"><text:span text:style-name="_3c_C_3e_"><text:span text:style-name="T324"><text:tab/></text:span></text:span><text:span text:style-name="_3c_C_3e_">Zombie<text:tab/></text:span><text:span text:style-name="_3c_C_2b__2b__3e_">*</text:span><text:span text:style-name="_3c_C_3e_">z;</text:span></text:p>
      <text:p text:style-name="P251"><text:span text:style-name="_3c_C_3e_"><text:tab/>Zombie<text:tab/></text:span><text:span text:style-name="_3c_C_2b__2b__3e_">*</text:span><text:span text:style-name="_3c_C_3e_">horde;</text:span></text:p>
      <text:p text:style-name="P251"><text:span text:style-name="_3c_C_3e_"/></text:p>
      <text:p text:style-name="P251"><text:soft-page-break/><text:span text:style-name="_3c_C_3e_"><text:tab/>z = </text:span><text:span text:style-name="_3c_C_2b__2b__3e_">new Zombie</text:span><text:span text:style-name="_3c_C_3e_">("Bartolo");</text:span></text:p>
      <text:p text:style-name="P251"><text:span text:style-name="_3c_C_3e_"><text:tab/>horde = </text:span><text:span text:style-name="_3c_C_2b__2b__3e_">new horde[100]</text:span><text:span text:style-name="_3c_C_3e_">;</text:span><text:span text:style-name="_3c_C_3e_"><text:span text:style-name="T325"> </text:span></text:span><text:span text:style-name="_2f__2f_C"><text:span text:style-name="T325">//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1"><text:span text:style-name="_3c_C_3e_"><text:tab/>...</text:span></text:p>
      <text:p text:style-name="P251"><text:span text:style-name="_3c_C_3e_"><text:tab/></text:span></text:p>
      <text:p text:style-name="P251"><text:span text:style-name="_3c_C_3e_"><text:tab/></text:span></text:p>
      <text:p text:style-name="P251"><text:span text:style-name="_3c_C_3e_"><text:tab/></text:span><text:span text:style-name="_3c_C_2b__2b__3e_">delete z;</text:span></text:p>
      <text:p text:style-name="P251"><text:span text:style-name="_3c_C_3e_"><text:span text:style-name="T324"><text:tab/></text:span></text:span><text:span text:style-name="_3c_C_2b__2b__3e_">delete[] horde;</text:span></text:p>
      <text:p text:style-name="P251"><text:span text:style-name="_3c_C_3e_"><text:span text:style-name="T324"><text:tab/>return 0;</text:span></text:span></text:p>
      <text:p text:style-name="P251"><text:span text:style-name="_3c_C_3e_"><text:span text:style-name="T324">}</text:span></text:span></text:p>
      <text:p text:style-name="P251"><text:span text:style-name="_3c_C_3e_"/></text:p>
      <text:h text:style-name="P392" text:outline-level="3"><text:span text:style-name="_3c_C_3e_"><text:span text:style-name="T111">PUNTEROS A FUNCIONES</text:span></text:span></text:h>
      <text:p text:style-name="P364"><text:span text:style-name="_3c_C_3e_"><text:span text:style-name="T111"/></text:span></text:p>
      <text:p text:style-name="P350"><text:span text:style-name="_3c_C_3e_"><text:span text:style-name="T174"><text:tab/>Imaginemos la clase:</text:span></text:span></text:p>
      <text:p text:style-name="P349"><text:span text:style-name="_3c_C_3e_"><text:span text:style-name="T122">class Harl{</text:span></text:span></text:p>
      <text:p text:style-name="P361"><text:span text:style-name="_3c_C_3e_"><text:span text:style-name="T57"><text:tab/>public :</text:span></text:span></text:p>
      <text:p text:style-name="P287"><text:span text:style-name="_3c_C_3e_"><text:span text:style-name="T57"><text:tab/><text:tab/>Harl(void);</text:span></text:span></text:p>
      <text:p text:style-name="P287"><text:span text:style-name="_3c_C_3e_"><text:span text:style-name="T57"><text:tab/><text:tab/>~Harl(void);</text:span></text:span></text:p>
      <text:p text:style-name="P287"><text:span text:style-name="_3c_C_3e_"><text:span text:style-name="T57"/></text:span></text:p>
      <text:p text:style-name="P361"><text:span text:style-name="_3c_C_3e_"><text:span text:style-name="T64"><text:tab/></text:span></text:span><text:span text:style-name="_3c_C_3e_"><text:span text:style-name="T57">private :</text:span></text:span></text:p>
      <text:p text:style-name="P287"><text:span text:style-name="_3c_C_3e_"><text:span text:style-name="T64"><text:tab/><text:tab/></text:span></text:span><text:span text:style-name="_3c_C_3e_"><text:span text:style-name="T57">void debug(void);</text:span></text:span></text:p>
      <text:p text:style-name="P287"><text:span text:style-name="_3c_C_3e_"><text:span text:style-name="T64"><text:tab/><text:tab/></text:span></text:span><text:span text:style-name="_3c_C_3e_"><text:span text:style-name="T57">void info(void); </text:span></text:span></text:p>
      <text:p text:style-name="P287"><text:span text:style-name="_3c_C_3e_"><text:span text:style-name="T64"><text:tab/><text:tab/></text:span></text:span><text:span text:style-name="_3c_C_3e_"><text:span text:style-name="T57">void warning(void);</text:span></text:span></text:p>
      <text:p text:style-name="P287"><text:span text:style-name="_3c_C_3e_"><text:span text:style-name="T64"><text:tab/><text:tab/></text:span></text:span><text:span text:style-name="_3c_C_3e_"><text:span text:style-name="T57">void error(void);</text:span></text:span></text:p>
      <text:p text:style-name="P287"><text:span text:style-name="_3c_C_3e_"><text:span text:style-name="T57">};</text:span></text:span></text:p>
      <text:p text:style-name="P287"><text:span text:style-name="_3c_C_3e_"><text:span text:style-name="T57"/></text:span></text:p>
      <text:p text:style-name="P290"><text:span text:style-name="_3c_C_3e_"><text:span text:style-name="T174">Para declarar un array de punteros a las funciones:</text:span></text:span></text:p>
      <text:p text:style-name="P290"><text:span text:style-name="_3c_C_3e_"><text:span text:style-name="T174"><text:tab/></text:span></text:span><text:span text:style-name="_3c_C_3e_"><text:span text:style-name="T57">void </text:span></text:span><text:span text:style-name="_3c_C_2b__2b__3e_"><text:span text:style-name="T57">(</text:span></text:span><text:span text:style-name="_3c_C_3e_"><text:span text:style-name="T57">Harl::</text:span></text:span><text:span text:style-name="_3c_C_2b__2b__3e_"><text:span text:style-name="T57">*</text:span></text:span><text:span text:style-name="_3c_C_3e_"><text:span text:style-name="T57">funciones[]</text:span></text:span><text:span text:style-name="_3c_C_2b__2b__3e_"><text:span text:style-name="T57">)</text:span></text:span><text:span text:style-name="_3c_C_3e_"><text:span text:style-name="T57">() = {</text:span></text:span><text:span text:style-name="_3c_C_2b__2b__3e_"><text:span text:style-name="T57">&amp;Harl::</text:span></text:span><text:span text:style-name="_3c_C_3e_"><text:span text:style-name="T57">debug</text:span></text:span><text:span text:style-name="_3c_C_2b__2b__3e_"><text:span text:style-name="T57">,</text:span></text:span><text:span text:style-name="_3c_C_3e_"><text:span text:style-name="T57"> &amp;Harl::info</text:span></text:span><text:span text:style-name="_3c_C_2b__2b__3e_"><text:span text:style-name="T57">,</text:span></text:span><text:span text:style-name="_3c_C_3e_"><text:span text:style-name="T57"> &amp;Harl::warning</text:span></text:span><text:span text:style-name="_3c_C_2b__2b__3e_"><text:span text:style-name="T57">,</text:span></text:span><text:span text:style-name="_3c_C_3e_"><text:span text:style-name="T57"> &amp;Harl::error};</text:span></text:span><text:span text:style-name="_3c_C_3e_"><text:span text:style-name="T64"> </text:span></text:span><text:span text:style-name="_2f__2f_C"><text:span text:style-name="T64">//ver que no es &amp;Harl::debug()</text:span></text:span><text:span text:style-name="_2f__2f_C"><text:span text:style-name="T65">... es decir se omite los () por que no son funciones sino punteros.</text:span></text:span></text:p>
      <text:p text:style-name="P291"><text:span text:style-name="_3c_C_3e_"><text:span text:style-name="T174">Para </text:span></text:span><text:span text:style-name="_3c_C_3e_"><text:span text:style-name="T175">llamar a las funciones seria:<text:line-break/><text:tab/></text:span></text:span><text:span text:style-name="_3c_C_2b__2b__3e_"><text:span text:style-name="T57">(</text:span></text:span><text:span text:style-name="_3c_C_3e_"><text:span text:style-name="T57">this-&gt;*funciones[index]</text:span></text:span><text:span text:style-name="_3c_C_2b__2b__3e_"><text:span text:style-name="T57">)()</text:span></text:span><text:span text:style-name="_3c_C_3e_"><text:span text:style-name="T57">;</text:span></text:span></text:p>
      <text:p text:style-name="P350"><text:span text:style-name="_3c_C_3e_"><text:span text:style-name="T174"/></text:span></text:p>
      <text:p text:style-name="P350"><text:span text:style-name="_3c_C_3e_"><text:span text:style-name="T174"/></text:span></text:p>
      <text:h text:style-name="P393" text:outline-level="3"><text:span text:style-name="_3c_C_3e_"><text:span text:style-name="T110"/></text:span></text:h>
      <text:p text:style-name="P230"><text:span text:style-name="_3c_C_3e_"><text:span text:style-name="T110"/></text:span></text:p>
      <text:h text:style-name="P393" text:outline-level="3"><text:soft-page-break/><text:span text:style-name="_3c_C_3e_"><text:span text:style-name="T327">SOBRECARGA DE OPERADORES</text:span></text:span></text:h>
      <text:p text:style-name="P366"><text:span text:style-name="_3c_C_3e_"><text:span text:style-name="T327"/></text:span></text:p>
      <text:p text:style-name="P291"><text:span text:style-name="_3c_C_3e_"><text:span text:style-name="T175"><text:tab/>Es como la sobrecarga de operadores (funciones) en donde el mismo nombre de la función sirve para diferentes parámetros, pero en este caso para operadores. </text:span></text:span></text:p>
      <text:p text:style-name="P291"><text:span text:style-name="_3c_C_3e_"><text:span text:style-name="T175">Si nosotros tenemos una clase Point:</text:span></text:span></text:p>
      <text:p text:style-name="P291"><text:span text:style-name="_3c_C_3e_"><text:span text:style-name="T175"/></text:span></text:p>
      <text:p text:style-name="P291"><text:span text:style-name="_3c_C_3e_"><text:span text:style-name="T66">Point<text:tab/>point1(3, 4);</text:span></text:span></text:p>
      <text:p text:style-name="P291"><text:span text:style-name="_3c_C_3e_"><text:span text:style-name="T66">Point<text:tab/>point2(0, 2);</text:span></text:span></text:p>
      <text:p text:style-name="P291"><text:span text:style-name="_3c_C_3e_"><text:span text:style-name="T66">Point</text:span></text:span><text:span text:style-name="_3c_C_3e_"><text:span text:style-name="T67"><text:tab/>point3(point1 + point2) </text:span></text:span><text:span text:style-name="_2f__2f_C"><text:span text:style-name="T67">//esto dará error si no esta definido la sobrecarga de operadores</text:span></text:span></text:p>
      <text:p text:style-name="P291"><text:span text:style-name="_2f__2f_C"><text:span text:style-name="T67"/></text:span></text:p>
      <text:p text:style-name="P292"><text:span text:style-name="_2f__2f_C"><text:span text:style-name="T67"><text:tab/> </text:span></text:span><text:span text:style-name="_3c_C_3e_"><text:span text:style-name="T176">Si no está definida ese operador suma daría error, por lo tanto hay que definirlo, por que no sabría como sumar dos objetos (no son numeros). Por lo tanto lo definimos:</text:span></text:span></text:p>
      <text:p text:style-name="P292"><text:span text:style-name="_3c_C_3e_"><text:span text:style-name="T176"/></text:span></text:p>
      <text:p text:style-name="P292"><text:span text:style-name="_3c_C_3e_"><text:span text:style-name="T57">Point<text:tab/></text:span></text:span><text:span text:style-name="_3c_C_2b__2b__3e_"><text:span text:style-name="T57">operator+</text:span></text:span><text:span text:style-name="_3c_C_3e_"><text:span text:style-name="T57">(</text:span></text:span><text:span text:style-name="_3c_C_2b__2b__3e_"><text:span text:style-name="T57">const </text:span></text:span><text:span text:style-name="_3c_C_3e_"><text:span text:style-name="T57">Point </text:span></text:span><text:span text:style-name="_3c_C_2b__2b__3e_"><text:span text:style-name="T57">&amp;</text:span></text:span><text:span text:style-name="_3c_C_3e_"><text:span text:style-name="T57">right_operand){</text:span></text:span></text:p>
      <text:p text:style-name="P293"><text:span text:style-name="_3c_C_3e_"><text:span text:style-name="T57"><text:tab/>return Point(this-&gt;x + right_operand.x, this-&gt;y + right_operand.y);</text:span></text:span></text:p>
      <text:p text:style-name="P293"><text:span text:style-name="_3c_C_3e_"><text:span text:style-name="T57">}</text:span></text:span><text:span text:style-name="_3c_C_3e_"><text:span text:style-name="T68"> </text:span></text:span><text:span text:style-name="_2f__2f_C"><text:span text:style-name="T68">//Si está declarado dentro de la clase como miembro</text:span></text:span></text:p>
      <text:p text:style-name="P293"><text:span text:style-name="_3c_C_3e_"><text:span text:style-name="T57"/></text:span></text:p>
      <text:p text:style-name="P293"><text:span text:style-name="_3c_C_3e_"><text:span text:style-name="T57">Point<text:tab/></text:span></text:span><text:span text:style-name="_3c_C_2b__2b__3e_"><text:span text:style-name="T57">operator+</text:span></text:span><text:span text:style-name="_3c_C_3e_"><text:span text:style-name="T57">(</text:span></text:span><text:span text:style-name="_3c_C_2b__2b__3e_"><text:span text:style-name="T57">const </text:span></text:span><text:span text:style-name="_3c_C_3e_"><text:span text:style-name="T57">Point </text:span></text:span><text:span text:style-name="_3c_C_2b__2b__3e_"><text:span text:style-name="T57">&amp;</text:span></text:span><text:span text:style-name="_3c_C_3e_"><text:span text:style-name="T57">left</text:span></text:span><text:span text:style-name="_3c_C_2b__2b__3e_"><text:span text:style-name="T68">, </text:span></text:span><text:span text:style-name="_3c_C_2b__2b__3e_"><text:span text:style-name="T57">const </text:span></text:span><text:span text:style-name="_3c_C_3e_"><text:span text:style-name="T57">Point </text:span></text:span><text:span text:style-name="_3c_C_2b__2b__3e_"><text:span text:style-name="T57">&amp;</text:span></text:span><text:span text:style-name="_3c_C_3e_"><text:span text:style-name="T57">right){</text:span></text:span></text:p>
      <text:p text:style-name="P293"><text:span text:style-name="_3c_C_3e_"><text:span text:style-name="T57"><text:tab/>return Point(</text:span></text:span><text:span text:style-name="_3c_C_3e_"><text:span text:style-name="T68">left.</text:span></text:span><text:span text:style-name="_3c_C_3e_"><text:span text:style-name="T57">x + right.x, </text:span></text:span><text:span text:style-name="_3c_C_3e_"><text:span text:style-name="T68">left.</text:span></text:span><text:span text:style-name="_3c_C_3e_"><text:span text:style-name="T57">y + right.y);</text:span></text:span></text:p>
      <text:p text:style-name="P293"><text:span text:style-name="_3c_C_3e_"><text:span text:style-name="T57">}</text:span></text:span><text:span text:style-name="_3c_C_3e_"><text:span text:style-name="T68"> </text:span></text:span><text:span text:style-name="_2f__2f_C"><text:span text:style-name="T68">//Si está declarado FUERA de la clase como NO miembro</text:span></text:span></text:p>
      <text:p text:style-name="P293"><text:span text:style-name="_2f__2f_C"><text:span text:style-name="T68"/></text:span></text:p>
      <text:p text:style-name="P293"><text:span text:style-name="_2f__2f_C"><text:span text:style-name="T68"><text:tab/></text:span></text:span><text:span text:style-name="_3c_C_3e_"><text:span text:style-name="T177">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3"><text:span text:style-name="_3c_C_3e_"><text:span text:style-name="T177">en si un point1 + point2 </text:span></text:span><text:span text:style-name="_3c_C_3e_"><text:span text:style-name="T178">es como poner esto:</text:span></text:span><text:span text:style-name="_3c_C_3e_"><text:span text:style-name="T177"> </text:span></text:span><text:span text:style-name="_3c_C_2b__2b__3e_"><text:span text:style-name="T57">point3.operator+(point1, point2)</text:span></text:span></text:p>
      <text:p text:style-name="P294"><text:span text:style-name="_3c_C_2b__2b__3e_"><text:span text:style-name="T178">*IMPORTANTE: SIEMPRE ES</text:span></text:span><text:span text:style-name="_3c_C_2b__2b__3e_"><text:span text:style-name="T69"> (operator+) </text:span></text:span><text:span text:style-name="_3c_C_2b__2b__3e_"><text:span text:style-name="T178">es decir tiene que ser la palabra tal cual, que puede ser tambien </text:span></text:span><text:span text:style-name="_3c_C_2b__2b__3e_"><text:span text:style-name="T57">operator-</text:span></text:span></text:p>
      <text:p text:style-name="P293"><text:span text:style-name="_2f__2f_C"><text:span text:style-name="T68"/></text:span></text:p>
      <text:h text:style-name="P394" text:outline-level="3"><text:soft-page-break/><text:span text:style-name="_3c_C_3e_"><text:span text:style-name="T327"/></text:span></text:h>
      <text:h text:style-name="P394" text:outline-level="3"><text:span text:style-name="_3c_C_3e_"><text:span text:style-name="T327">SOBRECARGA DE OPERADORES</text:span></text:span><text:span text:style-name="_3c_C_3e_"><text:span text:style-name="T328"> - Subscript operator</text:span></text:span></text:h>
      <text:p text:style-name="P365"><text:span text:style-name="_3c_C_3e_"><text:span text:style-name="T332"/></text:span></text:p>
      <text:p text:style-name="P295"><text:span text:style-name="_3c_C_3e_"><text:span text:style-name="T179"><text:tab/>El operador subscript es (</text:span></text:span><text:span text:style-name="_3c_C_2b__2b__3e_"><text:span text:style-name="T57">operator[]</text:span></text:span><text:span text:style-name="_3c_C_3e_"><text:span text:style-name="T179">) sirve para acceder por valores de índice a los miembros de una clase. Por ejemplo para la clase Point:<text:line-break/></text:span></text:span></text:p>
      <text:p text:style-name="P295"><text:span text:style-name="_3c_C_2b__2b__3e_"><text:span text:style-name="T57">Point punto(1, 4);</text:span></text:span></text:p>
      <text:p text:style-name="P295"><text:span text:style-name="_3c_C_3e_"><text:span text:style-name="T179">dentro de la clase:</text:span></text:span></text:p>
      <text:p text:style-name="P295"><text:span text:style-name="_3c_C_3e_"><text:span text:style-name="T179"><text:tab/></text:span></text:span><text:span text:style-name="_3c_C_3e_"><text:span text:style-name="T57">int<text:tab/>operator</text:span></text:span><text:span text:style-name="_3c_C_2b__2b__3e_"><text:span text:style-name="T57">[]</text:span></text:span><text:span text:style-name="_3c_C_3e_"><text:span text:style-name="T57">(size_t index) const{</text:span></text:span></text:p>
      <text:p text:style-name="P295"><text:span text:style-name="_3c_C_3e_"><text:span text:style-name="T57"><text:tab/><text:tab/>if (index == 0)</text:span></text:span></text:p>
      <text:p text:style-name="P295"><text:span text:style-name="_3c_C_3e_"><text:span text:style-name="T57"><text:tab/><text:tab/><text:tab/>return (this-&gt;x)</text:span></text:span></text:p>
      <text:p text:style-name="P295"><text:span text:style-name="_3c_C_3e_"><text:span text:style-name="T57"><text:tab/><text:tab/>if (index == 1)</text:span></text:span></text:p>
      <text:p text:style-name="P295"><text:span text:style-name="_3c_C_3e_"><text:span text:style-name="T57"><text:tab/><text:tab/><text:tab/>return (this-&gt;y)</text:span></text:span></text:p>
      <text:p text:style-name="P295"><text:span text:style-name="_3c_C_3e_"><text:span text:style-name="T57"><text:tab/>}</text:span></text:span></text:p>
      <text:p text:style-name="P365"><text:span text:style-name="_3c_C_3e_"><text:span text:style-name="T331"/></text:span></text:p>
      <text:p text:style-name="P289"><text:span text:style-name="_3c_C_3e_"><text:span text:style-name="T180">Si quisieramos sustituir un valor de tal manera que:<text:line-break/></text:span></text:span></text:p>
      <text:p text:style-name="P289"><text:span text:style-name="_3c_C_3e_"><text:span text:style-name="T180">punto[0] = 2;</text:span></text:span></text:p>
      <text:p text:style-name="P289"><text:span text:style-name="_3c_C_3e_"><text:span text:style-name="T180">punto[1] = 7;</text:span></text:span></text:p>
      <text:p text:style-name="P289"><text:span text:style-name="_3c_C_3e_"><text:span text:style-name="T180">Entonces tenemos que definir el operador como:<text:line-break/></text:span></text:span></text:p>
      <text:p text:style-name="P288"><text:span text:style-name="_3c_C_3e_"><text:span text:style-name="T57">int<text:tab/></text:span></text:span><text:span text:style-name="_3c_C_2b__2b__3e_"><text:span text:style-name="T57">&amp;</text:span></text:span><text:span text:style-name="_3c_C_3e_"><text:span text:style-name="T57">operator[](size_t index) </text:span></text:span><text:span text:style-name="_3c_C_3e_"><text:span text:style-name="T70">{ </text:span></text:span><text:span text:style-name="_2f__2f_C"><text:span text:style-name="T70">//ponemos el &amp; y quitamos el const</text:span></text:span></text:p>
      <text:p text:style-name="P296"><text:span text:style-name="_3c_C_3e_"><text:span text:style-name="T57"><text:tab/></text:span></text:span><text:span text:style-name="_3c_C_3e_"><text:span text:style-name="T71">assert( (index == 0) || (index == 1) ); </text:span></text:span><text:span text:style-name="_2f__2f_C"><text:span text:style-name="T71">//hay que #include &lt;cassert&gt;</text:span></text:span></text:p>
      <text:p text:style-name="P296"><text:span text:style-name="_3c_C_3e_"><text:span text:style-name="T71"><text:tab/>return(index == 0) ? this-&gt;x : this-&gt;y</text:span></text:span></text:p>
      <text:p text:style-name="P289"><text:span text:style-name="_3c_C_3e_"><text:span text:style-name="T57"><text:tab/>}</text:span></text:span></text:p>
      <text:p text:style-name="P289"><text:span text:style-name="_3c_C_3e_"><text:span text:style-name="T180">Es como utilizar un getter para tener un Setter. Con el &amp; se modifica el valor dentro.</text:span></text:span></text:p>
      <text:p text:style-name="P289"><text:span text:style-name="_3c_C_3e_"><text:span text:style-name="T180"/></text:span></text:p>
      <text:h text:style-name="P395" text:outline-level="3"><text:span text:style-name="_3c_C_3e_"><text:span text:style-name="T327">SOBRECARGA DE OPERADORES</text:span></text:span><text:span text:style-name="_3c_C_3e_"><text:span text:style-name="T328"> - </text:span></text:span><text:span text:style-name="_3c_C_3e_"><text:span text:style-name="T330">Output Stream</text:span></text:span><text:span text:style-name="_3c_C_3e_"><text:span text:style-name="T329"> Operation</text:span></text:span></text:h>
      <text:p text:style-name="P297"><text:span text:style-name="_3c_C_3e_"><text:span text:style-name="T181">Podemos hacer con una </text:span></text:span><text:span text:style-name="_3c_C_3e_"><text:span text:style-name="T57">class Point</text:span></text:span></text:p>
      <text:p text:style-name="P297"><text:span text:style-name="_3c_C_3e_"><text:span text:style-name="T72">Point punto1(3,4);</text:span></text:span></text:p>
      <text:p text:style-name="P297"><text:soft-page-break/><text:span text:style-name="_3c_C_3e_"><text:span text:style-name="T72">std::cout &lt;&lt; punto1; </text:span></text:span></text:p>
      <text:p text:style-name="P298"><text:span text:style-name="_3c_C_3e_"><text:span text:style-name="T182">Solo se puede hacer si se usa la sobrecarga del operador &lt;&lt;. Pero para que funcione con el std::cout &lt;&lt; tiene que ser fuera de la clase:<text:line-break/></text:span></text:span></text:p>
      <text:p text:style-name="P298"><text:span text:style-name="_3c_C_3e_"><text:span text:style-name="T57">class Point{</text:span></text:span></text:p>
      <text:p text:style-name="P298"><text:span text:style-name="_3c_C_3e_"><text:span text:style-name="T57"><text:tab/>public:</text:span></text:span></text:p>
      <text:p text:style-name="P298"><text:span text:style-name="_3c_C_3e_"><text:span text:style-name="T57"><text:tab/><text:tab/></text:span></text:span><text:span text:style-name="_3c_C_2b__2b__3e_"><text:span text:style-name="T57">friend</text:span></text:span><text:span text:style-name="_3c_C_3e_"><text:span text:style-name="T57"> std::</text:span></text:span><text:span text:style-name="_3c_C_2b__2b__3e_"><text:span text:style-name="T57">ostream</text:span></text:span><text:span text:style-name="_3c_C_3e_"><text:span text:style-name="T57"> &amp;</text:span></text:span><text:span text:style-name="_3c_C_2b__2b__3e_"><text:span text:style-name="T57">operator&lt;&lt;</text:span></text:span><text:span text:style-name="_3c_C_3e_"><text:span text:style-name="T57">(</text:span></text:span><text:span text:style-name="_3c_C_2b__2b__3e_"><text:span text:style-name="T57">std::ostream &amp;out_msg</text:span></text:span><text:span text:style-name="_3c_C_3e_"><text:span text:style-name="T57">, const Point </text:span></text:span><text:span text:style-name="_3c_C_3e_"><text:span text:style-name="T73"><text:tab/><text:tab/><text:tab/></text:span></text:span><text:span text:style-name="_3c_C_3e_"><text:span text:style-name="T57">&amp;point);</text:span></text:span><text:span text:style-name="_3c_C_3e_"><text:span text:style-name="T73"> </text:span></text:span><text:span text:style-name="_2f__2f_C"><text:span text:style-name="T73">//friend hace que pueda ser accesible desde fuera como un getter la función <text:tab/><text:tab/><text:tab/>definida según la declaración</text:span></text:span></text:p>
      <text:p text:style-name="P298"><text:span text:style-name="_3c_C_3e_"><text:span text:style-name="T57"><text:tab/><text:tab/>Point(void);</text:span></text:span></text:p>
      <text:p text:style-name="P298"><text:span text:style-name="_3c_C_3e_"><text:span text:style-name="T57"><text:tab/><text:tab/>~Point(void);</text:span></text:span></text:p>
      <text:p text:style-name="P298"><text:span text:style-name="_3c_C_3e_"><text:span text:style-name="T73"><text:tab/>private:</text:span></text:span></text:p>
      <text:p text:style-name="P298"><text:span text:style-name="_3c_C_3e_"><text:span text:style-name="T73"><text:tab/><text:tab/>double x{}; </text:span></text:span><text:span text:style-name="_2f__2f_C"><text:span text:style-name="T73">//lo inicializa a 0.0</text:span></text:span></text:p>
      <text:p text:style-name="P298"><text:span text:style-name="_2f__2f_C"><text:span text:style-name="T73"><text:tab/><text:tab/></text:span></text:span><text:span text:style-name="_3c_C_3e_"><text:span text:style-name="T57">double y{}; </text:span></text:span></text:p>
      <text:p text:style-name="P298"><text:span text:style-name="_3c_C_3e_"><text:span text:style-name="T57">};</text:span></text:span></text:p>
      <text:p text:style-name="P298"><text:span text:style-name="_3c_C_2b__2b__3e_"><text:span text:style-name="T57">inline</text:span></text:span><text:span text:style-name="_3c_C_3e_"><text:span text:style-name="T73"> std::ostream &amp;operator&lt;&lt;(</text:span></text:span><text:span text:style-name="_3c_C_3e_"><text:span text:style-name="T76">const </text:span></text:span><text:span text:style-name="_3c_C_3e_"><text:span text:style-name="T73">std::ostream</text:span></text:span><text:span text:style-name="_3c_C_3e_"><text:span text:style-name="T76"> </text:span></text:span><text:span text:style-name="_3c_C_3e_"><text:span text:style-name="T73">&amp;out_msg, const Point &amp;point){</text:span></text:span><text:span text:style-name="_3c_C_3e_"><text:span text:style-name="T74"> </text:span></text:span><text:span text:style-name="_2f__2f_C"><text:span text:style-name="T74">//inline hará de protección para no tener múltiple definiciones de este operador cuando se llame en cada .cpp el include de este .hpp. No proteje para eso el #ifndef HEADER_HPP .....</text:span></text:span></text:p>
      <text:p text:style-name="P298"><text:span text:style-name="_3c_C_3e_"><text:span text:style-name="T73"><text:tab/>out_msg &lt;&lt; </text:span></text:span><text:span text:style-name="_3c_C_3e_"><text:span text:style-name="T74">"( " &lt;&lt; point.x &lt;&lt; ", " &lt;&lt; point.y &lt;&lt; " )" &lt;&lt; std::endl; </text:span></text:span><text:span text:style-name="_2f__2f_C"><text:span text:style-name="T74">//si no estuviera el friend, no se podria acceder a los parámetros privados.</text:span></text:span></text:p>
      <text:p text:style-name="P299"><text:span text:style-name="_3c_C_3e_"><text:span text:style-name="T74"><text:tab/>return (out_msg);</text:span></text:span></text:p>
      <text:p text:style-name="P298"><text:span text:style-name="_3c_C_3e_"><text:span text:style-name="T73">}</text:span></text:span></text:p>
      <text:p text:style-name="P298"><text:span text:style-name="_3c_C_3e_"><text:span text:style-name="T73"/></text:span></text:p>
      <text:p text:style-name="P299"><text:span text:style-name="_3c_C_3e_"><text:span text:style-name="T182">S</text:span></text:span><text:span text:style-name="_3c_C_3e_"><text:span text:style-name="T183">e podría meter la sobrecarga dentro de la clase asi en parte pública y por lo tanto no necesitar el friend:</text:span></text:span></text:p>
      <text:p text:style-name="P299"><text:span text:style-name="_3c_C_3e_"><text:span text:style-name="T183"/></text:span></text:p>
      <text:p text:style-name="P299"><text:span text:style-name="_3c_C_3e_"><text:span text:style-name="T57">std::ostream &amp;operator&lt;&lt;(</text:span></text:span><text:span text:style-name="_3c_C_3e_"><text:span text:style-name="T76">const </text:span></text:span><text:span text:style-name="_3c_C_3e_"><text:span text:style-name="T57">std::ostream</text:span></text:span><text:span text:style-name="_3c_C_3e_"><text:span text:style-name="T76"> </text:span></text:span><text:span text:style-name="_3c_C_3e_"><text:span text:style-name="T57">&amp;out_msg);</text:span></text:span></text:p>
      <text:p text:style-name="P299"><text:span text:style-name="_3c_C_3e_"><text:span text:style-name="T57"/></text:span></text:p>
      <text:p text:style-name="P299"><text:span text:style-name="_3c_C_3e_"><text:span text:style-name="T183">Pero al estar implícito el primer parámetro "this" miembro de la clase, el sistema de salida</text:span></text:span></text:p>
      <text:p text:style-name="P299"><text:span text:style-name="_3c_C_3e_"><text:span text:style-name="T183">tendría que ser:</text:span></text:span></text:p>
      <text:p text:style-name="P299"><text:span text:style-name="_3c_C_3e_"><text:span text:style-name="T57">punto1 &lt;&lt; std::cout;</text:span></text:span><text:span text:style-name="_3c_C_3e_"><text:span text:style-name="T183"> </text:span></text:span><text:span text:style-name="_2f__2f_C"><text:span text:style-name="T74">//tendríamos que invertirlo</text:span></text:span><text:span text:style-name="_2f__2f_C"><text:span text:style-name="T75"> por lo que no se suele ver declarado dentro d la función</text:span></text:span></text:p>
      <text:h text:style-name="P396" text:outline-level="3"><text:soft-page-break/><text:span text:style-name="_3c_C_3e_"><text:span text:style-name="T327">SOBRECARGA DE OPERADORES</text:span></text:span><text:span text:style-name="_3c_C_3e_"><text:span text:style-name="T328"> - </text:span></text:span><text:span text:style-name="_3c_C_3e_"><text:span text:style-name="T330">Input Stream</text:span></text:span><text:span text:style-name="_3c_C_3e_"><text:span text:style-name="T329"> Operation</text:span></text:span></text:h>
      <text:p text:style-name="P300"><text:span text:style-name="_3c_C_3e_"><text:span text:style-name="T184">Se puede escrbir de std::cin &gt;&gt; a un objeto con la sobrecarga de &gt;&gt;</text:span></text:span></text:p>
      <text:p text:style-name="P300"><text:span text:style-name="_3c_C_3e_"><text:span text:style-name="T57">inline<text:tab/>std::istream &amp;</text:span></text:span><text:span text:style-name="_3c_C_2b__2b__3e_"><text:span text:style-name="T57">operator&gt;&gt;</text:span></text:span><text:span text:style-name="_3c_C_3e_"><text:span text:style-name="T57">(std::ifstream &amp;insert_point, Point &amp;point){</text:span></text:span></text:p>
      <text:p text:style-name="P300"><text:span text:style-name="_3c_C_3e_"><text:span text:style-name="T57"><text:tab/>double x;</text:span></text:span></text:p>
      <text:p text:style-name="P300"><text:span text:style-name="_3c_C_3e_"><text:span text:style-name="T57"><text:tab/>double y;</text:span></text:span></text:p>
      <text:p text:style-name="P300"><text:span text:style-name="_3c_C_3e_"><text:span text:style-name="T57"><text:tab/>std::cout &lt;&lt; "introduzca coordenadas del punto" &lt;&lt; std::endl;</text:span></text:span></text:p>
      <text:p text:style-name="P300"><text:span text:style-name="_3c_C_3e_"><text:span text:style-name="T77"><text:tab/>std::cout &lt;&lt; "orden x, y separado por espacios : ";</text:span></text:span></text:p>
      <text:p text:style-name="P300"><text:span text:style-name="_3c_C_3e_"><text:span text:style-name="T57"><text:tab/>insert_point &gt;&gt; x &gt;&gt; y;</text:span></text:span></text:p>
      <text:p text:style-name="P300"><text:span text:style-name="_3c_C_3e_"><text:span text:style-name="T57"><text:tab/>point.x = x;</text:span></text:span></text:p>
      <text:p text:style-name="P300"><text:span text:style-name="_3c_C_3e_"><text:span text:style-name="T57"><text:tab/>point.y = y;</text:span></text:span></text:p>
      <text:p text:style-name="P300"><text:span text:style-name="_3c_C_3e_"><text:span text:style-name="T57"><text:tab/>return insert_point;</text:span></text:span></text:p>
      <text:p text:style-name="P300"><text:span text:style-name="_3c_C_3e_"><text:span text:style-name="T57">}</text:span></text:span></text:p>
      <text:p text:style-name="P301"><text:span text:style-name="_3c_C_3e_"><text:span text:style-name="T185">Y ahora se podría hacer</text:span></text:span></text:p>
      <text:p text:style-name="P301"><text:span text:style-name="_3c_C_3e_"><text:span text:style-name="T57">std::cin &gt;&gt; punto1;</text:span></text:span></text:p>
      <text:p text:style-name="P302"><text:span text:style-name="_3c_C_3e_"><text:span text:style-name="T337"/></text:span></text:p>
      <text:h text:style-name="P397" text:outline-level="3"><text:span text:style-name="_3c_C_3e_"><text:span text:style-name="T333">HERENCIAS DE CLASES</text:span></text:span></text:h>
      <text:p text:style-name="P303"><text:span text:style-name="_3c_C_3e_"><text:span text:style-name="T186">Lo que hace es heredar propiedades de una clase padre.</text:span></text:span></text:p>
      <text:p text:style-name="P303"><text:span text:style-name="_3c_C_3e_"><text:span text:style-name="T78">class Persona{</text:span></text:span></text:p>
      <text:p text:style-name="P303"><text:span text:style-name="_3c_C_3e_"><text:span text:style-name="T78"><text:tab/>public:</text:span></text:span></text:p>
      <text:p text:style-name="P303"><text:span text:style-name="_3c_C_3e_"><text:span text:style-name="T78"><text:tab/><text:tab/>Persona();</text:span></text:span></text:p>
      <text:p text:style-name="P303"><text:span text:style-name="_3c_C_3e_"><text:span text:style-name="T78"><text:tab/><text:tab/>Persona(std::string first_name_param, std::string last_name_param);</text:span></text:span></text:p>
      <text:p text:style-name="P303"><text:span text:style-name="_3c_C_3e_"><text:span text:style-name="T78"><text:tab/><text:tab/>~Persona();</text:span></text:span></text:p>
      <text:p text:style-name="P303"><text:span text:style-name="_3c_C_3e_"><text:span text:style-name="T78"><text:tab/>Private:</text:span></text:span></text:p>
      <text:p text:style-name="P303"><text:span text:style-name="_3c_C_3e_"><text:span text:style-name="T78"><text:tab/><text:tab/>std::string first_name{"Misterioso"};</text:span></text:span></text:p>
      <text:p text:style-name="P303"><text:span text:style-name="_3c_C_3e_"><text:span text:style-name="T78"><text:tab/><text:tab/>std::string last_name{"Persona"};</text:span></text:span></text:p>
      <text:p text:style-name="P303"><text:span text:style-name="_3c_C_3e_"><text:span text:style-name="T78">};</text:span></text:span></text:p>
      <text:p text:style-name="P303"><text:span text:style-name="_3c_C_3e_"><text:span text:style-name="T78"/></text:span></text:p>
      <text:p text:style-name="P303"><text:span text:style-name="_3c_C_3e_"><text:span text:style-name="T186">La clase que hereda será:</text:span></text:span></text:p>
      <text:p text:style-name="P303"><text:span text:style-name="_3c_C_3e_"><text:span text:style-name="T186"/></text:span></text:p>
      <text:p text:style-name="P303"><text:soft-page-break/><text:span text:style-name="_3c_C_3e_"><text:span text:style-name="T78">class Jugador </text:span></text:span><text:span text:style-name="_3c_C_2b__2b__3e_"><text:span text:style-name="T57">: public Persona</text:span></text:span><text:span text:style-name="_3c_C_3e_"><text:span text:style-name="T78">{</text:span></text:span></text:p>
      <text:p text:style-name="P303"><text:span text:style-name="_3c_C_3e_"><text:span text:style-name="T78"><text:tab/>public:</text:span></text:span></text:p>
      <text:p text:style-name="P303"><text:span text:style-name="_3c_C_3e_"><text:span text:style-name="T78"><text:tab/><text:tab/>Jugador() = default;</text:span></text:span></text:p>
      <text:p text:style-name="P303"><text:span text:style-name="_3c_C_3e_"><text:span text:style-name="T78"><text:tab/><text:tab/>Jugador(std::string game_param);</text:span></text:span></text:p>
      <text:p text:style-name="P303"><text:span text:style-name="_3c_C_3e_"><text:span text:style-name="T78"><text:tab/><text:tab/>~Jugador();</text:span></text:span></text:p>
      <text:p text:style-name="P303"><text:span text:style-name="_3c_C_3e_"><text:span text:style-name="T78"><text:tab/>private:</text:span></text:span></text:p>
      <text:p text:style-name="P303"><text:span text:style-name="_3c_C_3e_"><text:span text:style-name="T78"><text:tab/><text:tab/>std::string m_game{"none"};</text:span></text:span></text:p>
      <text:p text:style-name="P303"><text:span text:style-name="_3c_C_3e_"><text:span text:style-name="T78">};</text:span></text:span></text:p>
      <text:p text:style-name="P305"><text:span text:style-name="_3c_C_3e_"><text:span text:style-name="T79">std::ostream &amp;operator&lt;&lt;(std::ostream &amp;out, const Player &amp;player){</text:span></text:span></text:p>
      <text:p text:style-name="P305"><text:span text:style-name="_3c_C_3e_"><text:span text:style-name="T79"><text:tab/>out &lt;&lt; "game: " &lt;&lt; player.m_game &lt;&lt; "name: " &lt;&lt; player.get_first_name()....</text:span></text:span></text:p>
      <text:p text:style-name="P305"><text:span text:style-name="_3c_C_3e_"><text:span text:style-name="T79">}</text:span></text:span></text:p>
      <text:p text:style-name="P304"><text:span text:style-name="_3c_C_3e_"><text:span text:style-name="T187">Y esta clase que hereda no puede acceder a la parte privada de Persona.</text:span></text:span><text:span text:style-name="_3c_C_3e_"><text:span text:style-name="T188"> Para ello deberíamos crear en la parte pública de Persona dos getters (uno para first_name y otro para last_name</text:span></text:span></text:p>
      <text:p text:style-name="P306"><text:span text:style-name="_3c_C_3e_"><text:span text:style-name="T189"/></text:span></text:p>
      <text:h text:style-name="P398" text:outline-level="3"><text:span text:style-name="_3c_C_3e_"><text:span text:style-name="T333">HERENCIAS DE CLASES</text:span></text:span><text:span text:style-name="_3c_C_3e_"><text:span text:style-name="T334"> / Protected</text:span></text:span></text:h>
      <text:p text:style-name="P306"><text:span text:style-name="_3c_C_3e_"><text:span text:style-name="T187"><text:s/></text:span></text:span><text:span text:style-name="_3c_C_3e_"><text:span text:style-name="T189">Es un nuevo tipo de estiqueta en la clase:<text:line-break/></text:span></text:span></text:p>
      <text:p text:style-name="P306"><text:span text:style-name="_3c_C_3e_"><text:span text:style-name="T80">class Persona{</text:span></text:span></text:p>
      <text:p text:style-name="P306"><text:span text:style-name="_3c_C_3e_"><text:span text:style-name="T80"><text:tab/>public:...</text:span></text:span></text:p>
      <text:p text:style-name="P306"><text:span text:style-name="_3c_C_3e_"><text:span text:style-name="T80"><text:tab/></text:span></text:span><text:span text:style-name="_3c_C_2b__2b__3e_"><text:span text:style-name="T57">protected:</text:span></text:span></text:p>
      <text:p text:style-name="P306"><text:span text:style-name="_3c_C_3e_"><text:span text:style-name="T80"><text:tab/>private:</text:span></text:span></text:p>
      <text:p text:style-name="P306"><text:span text:style-name="_3c_C_3e_"><text:span text:style-name="T80">};</text:span></text:span></text:p>
      <text:p text:style-name="P306"><text:span text:style-name="_3c_C_3e_"><text:span text:style-name="T189">Todo lo que está en protected es algo como privado, PERO puede ser accedido desde las clases que heredan. Sirve para proteger, como private pero que funcione en las herencias</text:span></text:span></text:p>
      <text:p text:style-name="P306"><text:span text:style-name="_3c_C_3e_"><text:span text:style-name="T189"/></text:span></text:p>
      <text:h text:style-name="P398" text:outline-level="3"><text:span text:style-name="_3c_C_3e_"><text:span text:style-name="T333">HERENCIAS DE CLASES</text:span></text:span><text:span text:style-name="_3c_C_3e_"><text:span text:style-name="T334"> / Herencias Protected o Private</text:span></text:span></text:h>
      <text:p text:style-name="P306"><text:span text:style-name="_3c_C_3e_"><text:span text:style-name="T189">Cuando se hace una herencia, no solo puede ser </text:span></text:span><text:span text:style-name="_3c_C_3e_"><text:span text:style-name="T57">: public ClasePadre</text:span></text:span></text:p>
      <text:p text:style-name="P415"><text:span text:style-name="_3c_C_3e_"><text:span text:style-name="T190">Puede ser de dos tipos:</text:span></text:span></text:p>
      <text:p text:style-name="P415"><text:span text:style-name="_3c_C_3e_"><text:span text:style-name="T190"/></text:span></text:p>
      <text:p text:style-name="P415"><text:soft-page-break/><text:span text:style-name="_3c_C_3e_"><text:span text:style-name="T190">1. </text:span></text:span><text:span text:style-name="_3c_C_3e_"><text:span text:style-name="T81">class Heredada </text:span></text:span><text:span text:style-name="_3c_C_2b__2b__3e_"><text:span text:style-name="T57">: protected </text:span></text:span><text:span text:style-name="_3c_C_3e_"><text:span text:style-name="T81">ClasePadre</text:span></text:span></text:p>
      <text:p text:style-name="P415"><text:span text:style-name="_3c_C_3e_"><text:span text:style-name="T81"><text:tab/></text:span></text:span><text:span text:style-name="_3c_C_3e_"><text:span text:style-name="T190">En la clase heredada, todo lo que era publico del padre se convierte en Protected</text:span></text:span></text:p>
      <text:p text:style-name="P415"><text:span text:style-name="_3c_C_3e_"><text:span text:style-name="T190"><text:tab/>Todo lo que era Protected seguirá siendo Protected.</text:span></text:span></text:p>
      <text:p text:style-name="P415"><text:span text:style-name="_3c_C_3e_"><text:span text:style-name="T190"><text:tab/>Todo lo que era Privado seguirá siendo Privado</text:span></text:span></text:p>
      <text:p text:style-name="P415"><text:span text:style-name="_3c_C_3e_"><text:span text:style-name="T190">2. </text:span></text:span><text:span text:style-name="_3c_C_3e_"><text:span text:style-name="T81">class Heredada </text:span></text:span><text:span text:style-name="_3c_C_2b__2b__3e_"><text:span text:style-name="T57">: </text:span></text:span><text:span text:style-name="_3c_C_2b__2b__3e_"><text:span text:style-name="T81">private</text:span></text:span><text:span text:style-name="_3c_C_2b__2b__3e_"><text:span text:style-name="T57"> </text:span></text:span><text:span text:style-name="_3c_C_3e_"><text:span text:style-name="T81">ClasePadre</text:span></text:span></text:p>
      <text:p text:style-name="P415"><text:span text:style-name="_3c_C_3e_"><text:span text:style-name="T81"><text:tab/></text:span></text:span><text:span text:style-name="_3c_C_3e_"><text:span text:style-name="T190">En la clase heredada, todo lo que era publico del padre se convierte en Private</text:span></text:span></text:p>
      <text:p text:style-name="P415"><text:span text:style-name="_3c_C_3e_"><text:span text:style-name="T190"><text:tab/>Todo lo que era Protected se convertirá en Private</text:span></text:span></text:p>
      <text:p text:style-name="P415"><text:span text:style-name="_3c_C_3e_"><text:span text:style-name="T190"><text:tab/>Todo lo que era Privado seguirá siendo Privado</text:span></text:span><text:span text:style-name="_3c_C_3e_"><text:span text:style-name="T81"><text:tab/></text:span></text:span></text:p>
      <text:p text:style-name="P416"><text:span text:style-name="_3c_C_3e_"><text:span text:style-name="T190"><text:s/></text:span></text:span><text:span text:style-name="_3c_C_3e_"><text:span text:style-name="T191">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7">: public Heredada</text:span></text:span><text:span text:style-name="_3c_C_3e_"><text:span text:style-name="T82"> </text:span></text:span><text:span text:style-name="_3c_C_3e_"><text:span text:style-name="T191">todo seguirá siendo private.</text:span></text:span></text:p>
      <text:p text:style-name="P417"><text:span text:style-name="_3c_C_3e_"><text:span text:style-name="T192">PERO!! podemos RESUCITAR un método usando </text:span></text:span><text:span text:style-name="_3c_C_3e_"><text:span text:style-name="T83">USING</text:span></text:span></text:p>
      <text:p text:style-name="P417"><text:span text:style-name="_3c_C_3e_"><text:span text:style-name="T83">class Felino : private Animal{</text:span></text:span></text:p>
      <text:p text:style-name="P417"><text:span text:style-name="_3c_C_3e_"><text:span text:style-name="T83"><text:tab/>public:</text:span></text:span></text:p>
      <text:p text:style-name="P417"><text:span text:style-name="_3c_C_3e_"><text:span text:style-name="T83"><text:tab/><text:tab/></text:span></text:span><text:span text:style-name="_3c_C_2b__2b__3e_"><text:span text:style-name="T57">using Animal::respirar</text:span></text:span><text:span text:style-name="_3c_C_3e_"><text:span text:style-name="T83">; </text:span></text:span><text:span text:style-name="_2f__2f_C"><text:span text:style-name="T83">//siendo void respirar(); en público de Animal</text:span></text:span></text:p>
      <text:p text:style-name="P417"><text:span text:style-name="_3c_C_3e_"><text:span text:style-name="T83"><text:tab/><text:tab/>void maullar();</text:span></text:span></text:p>
      <text:p text:style-name="P417"><text:span text:style-name="_3c_C_3e_"><text:span text:style-name="T83">};</text:span></text:span></text:p>
      <text:p text:style-name="P417"><text:span text:style-name="_3c_C_3e_"><text:span text:style-name="T192">Con eso ya se tranforma en público de nuevo y es válido en C++98</text:span></text:span><text:span text:style-name="_3c_C_3e_"><text:span text:style-name="T193">. Podriamos hacer using en protected: y volveria a ser protected.</text:span></text:span></text:p>
      <text:p text:style-name="P418"><text:span text:style-name="_3c_C_3e_"><text:span text:style-name="T193">si la funcion a la que llama (en el ejemplo "respirar") está sobrecargada, resucitará a todas las sobrecargas de funciones.<text:line-break/></text:span></text:span><text:span text:style-name="_3c_C_3e_"><text:span text:style-name="T194">NO PODRIAMOS HACER CON USING acceso a una parte PRIVATE de Animal. Por que es la exclusión que tiene. </text:span></text:span></text:p>
      <text:p text:style-name="P419"><text:span text:style-name="_3c_C_3e_"><text:span text:style-name="T194">PERO SÍ que podriamos hacer public algo que fuera Protected. Es decir la regla, es "todo lo que fuera accesible, se puede reconvertir a nuevo acceso.</text:span></text:span></text:p>
      <text:p text:style-name="P419"><text:span text:style-name="_3c_C_3e_"><text:span text:style-name="T194"/></text:span></text:p>
      <text:p text:style-name="P419"><text:span text:style-name="_3c_C_3e_"><text:span text:style-name="T194"/></text:span></text:p>
      <text:p text:style-name="P419"><text:span text:style-name="_3c_C_3e_"><text:span text:style-name="T194"/></text:span></text:p>
      <text:p text:style-name="P419"><text:span text:style-name="_3c_C_3e_"><text:span text:style-name="T194"/></text:span></text:p>
      <text:p text:style-name="P419"><text:span text:style-name="_3c_C_3e_"><text:span text:style-name="T194"/></text:span></text:p>
      <text:h text:style-name="P399" text:outline-level="3"><text:soft-page-break/><text:span text:style-name="_3c_C_3e_"><text:span text:style-name="T333">HERENCIAS DE CLASES</text:span></text:span><text:span text:style-name="_3c_C_3e_"><text:span text:style-name="T334"> / </text:span></text:span><text:span text:style-name="_3c_C_3e_"><text:span text:style-name="T335">CONSTRUCTORES NO DEFAULT</text:span></text:span></text:h>
      <text:p text:style-name="P420"><text:span text:style-name="_3c_C_3e_"><text:span text:style-name="T195">Si tenemos constructores no default que reciben parámetros:<text:line-break/></text:span></text:span><text:span text:style-name="_3c_C_3e_"><text:span text:style-name="T57">class Animal {</text:span></text:span></text:p>
      <text:p text:style-name="P420"><text:span text:style-name="_3c_C_3e_"><text:span text:style-name="T57">private:</text:span></text:span></text:p>
      <text:p text:style-name="P420"><text:span text:style-name="_3c_C_3e_"><text:span text:style-name="T57"><text:s text:c="4"/>std::string nombre;</text:span></text:span></text:p>
      <text:p text:style-name="P420"><text:span text:style-name="_3c_C_3e_"><text:span text:style-name="T57"><text:s text:c="4"/>std::string raza;</text:span></text:span></text:p>
      <text:p text:style-name="P420"><text:span text:style-name="_3c_C_3e_"><text:span text:style-name="T57">public:</text:span></text:span></text:p>
      <text:p text:style-name="P420"><text:span text:style-name="_3c_C_3e_"><text:span text:style-name="T57"><text:s text:c="4"/>Animal(const std::string&amp; n, const std::string&amp; r) : nombre(n), raza(r) {}</text:span></text:span></text:p>
      <text:p text:style-name="P420"><text:span text:style-name="_3c_C_3e_"><text:span text:style-name="T57">};</text:span></text:span></text:p>
      <text:p text:style-name="P420"><text:span text:style-name="_3c_C_3e_"><text:span text:style-name="T57"/></text:span></text:p>
      <text:p text:style-name="P420"><text:span text:style-name="_3c_C_3e_"><text:span text:style-name="T57">class Gato : public Animal {</text:span></text:span></text:p>
      <text:p text:style-name="P420"><text:span text:style-name="_3c_C_3e_"><text:span text:style-name="T57">private:</text:span></text:span></text:p>
      <text:p text:style-name="P420"><text:span text:style-name="_3c_C_3e_"><text:span text:style-name="T57"><text:s text:c="4"/>int edad;</text:span></text:span></text:p>
      <text:p text:style-name="P420"><text:span text:style-name="_3c_C_3e_"><text:span text:style-name="T57">public:</text:span></text:span></text:p>
      <text:p text:style-name="P420"><text:span text:style-name="_3c_C_3e_"><text:span text:style-name="T57"><text:s text:c="4"/>Gato(const std::string&amp; n, const std::string&amp; r, int e)</text:span></text:span></text:p>
      <text:p text:style-name="P420"><text:span text:style-name="_3c_C_3e_"><text:span text:style-name="T57"><text:s text:c="8"/></text:span></text:span><text:span text:style-name="_3c_C_2b__2b__3e_"><text:span text:style-name="T57">: Animal(n, r), edad(e) {}</text:span></text:span></text:p>
      <text:p text:style-name="P420"><text:span text:style-name="_3c_C_3e_"><text:span text:style-name="T57">};</text:span></text:span></text:p>
      <text:p text:style-name="P420"><text:span text:style-name="_3c_C_3e_"><text:span text:style-name="T195">La llamada al constructor dentro de la clase hijo, se ha de hacer por lista, ya que si se llama </text:span></text:span><text:span text:style-name="_3c_C_3e_"><text:span text:style-name="T57">Animal(n, r)</text:span></text:span><text:span text:style-name="_3c_C_3e_"><text:span text:style-name="T195"> dentro de las llaves, es como hacer una copia que no queremos.</text:span></text:span></text:p>
      <text:h text:style-name="P400" text:outline-level="3"><text:span text:style-name="_3c_C_3e_"><text:span text:style-name="T333">HERENCIAS DE CLASES</text:span></text:span><text:span text:style-name="_3c_C_3e_"><text:span text:style-name="T334"> / </text:span></text:span><text:span text:style-name="_3c_C_3e_"><text:span text:style-name="T335">CONSTRUCTOR</text:span></text:span><text:span text:style-name="_3c_C_3e_"><text:span text:style-name="T336"> DE COPIA</text:span></text:span></text:h>
      <text:p text:style-name="P421"><text:span text:style-name="_3c_C_3e_"><text:span text:style-name="T57">class Animal {</text:span></text:span></text:p>
      <text:p text:style-name="P421"><text:span text:style-name="_3c_C_3e_"><text:span text:style-name="T57">public:</text:span></text:span></text:p>
      <text:p text:style-name="P421"><text:span text:style-name="_3c_C_3e_"><text:span text:style-name="T57"><text:s text:c="4"/>Animal(const Animal&amp; other) {</text:span></text:span></text:p>
      <text:p text:style-name="P421"><text:span text:style-name="_3c_C_3e_"><text:span text:style-name="T57"><text:s text:c="7"/></text:span></text:span><text:span text:style-name="_2f__2f_C"><text:span text:style-name="T57"><text:s/>// copiar datos</text:span></text:span></text:p>
      <text:p text:style-name="P421"><text:span text:style-name="_3c_C_3e_"><text:span text:style-name="T57"><text:s text:c="4"/>}</text:span></text:span></text:p>
      <text:p text:style-name="P421"><text:span text:style-name="_3c_C_3e_"><text:span text:style-name="T57">};</text:span></text:span></text:p>
      <text:p text:style-name="P421"><text:span text:style-name="_3c_C_3e_"><text:span text:style-name="T57"/></text:span></text:p>
      <text:p text:style-name="P421"><text:span text:style-name="_3c_C_3e_"><text:span text:style-name="T57">class Gato : public Animal {</text:span></text:span></text:p>
      <text:p text:style-name="P421"><text:span text:style-name="_3c_C_3e_"><text:span text:style-name="T57">public:</text:span></text:span></text:p>
      <text:p text:style-name="P421"><text:soft-page-break/><text:span text:style-name="_3c_C_3e_"><text:span text:style-name="T57"><text:s text:c="4"/>Gato(const Gato&amp; other)</text:span></text:span></text:p>
      <text:p text:style-name="P421"><text:span text:style-name="_3c_C_3e_"><text:span text:style-name="T57"><text:s text:c="8"/></text:span></text:span><text:span text:style-name="_3c_C_2b__2b__3e_"><text:span text:style-name="T57">: Animal(other) </text:span></text:span><text:span text:style-name="_2f__2f_C"><text:span text:style-name="T57">// llama al constructor de copia de Animal</text:span></text:span></text:p>
      <text:p text:style-name="P421"><text:span text:style-name="_3c_C_3e_"><text:span text:style-name="T57"><text:s text:c="4"/>{</text:span></text:span></text:p>
      <text:p text:style-name="P421"><text:span text:style-name="_3c_C_3e_"><text:span text:style-name="T57"><text:s text:c="7"/></text:span></text:span><text:span text:style-name="_2f__2f_C"><text:span text:style-name="T57"><text:s/>// copiar datos específicos de Gato</text:span></text:span></text:p>
      <text:p text:style-name="P421"><text:span text:style-name="_3c_C_3e_"><text:span text:style-name="T57"><text:s text:c="4"/>}</text:span></text:span></text:p>
      <text:p text:style-name="P421"><text:span text:style-name="_3c_C_3e_"><text:span text:style-name="T57">};</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5-07-08T18:07:12.591118587</dc:date>
    <meta:editing-duration>P2DT22H49M48S</meta:editing-duration>
    <meta:editing-cycles>410</meta:editing-cycles>
    <meta:generator>LibreOffice/7.3.7.2$Linux_X86_64 LibreOffice_project/30$Build-2</meta:generator>
    <meta:print-date>2025-01-04T16:07:11.302000000</meta:print-date>
    <meta:printed-by>Archivos PDF</meta:printed-by>
    <meta:document-statistic meta:table-count="0" meta:image-count="0" meta:object-count="0" meta:page-count="30" meta:paragraph-count="775" meta:word-count="7416" meta:character-count="45713" meta:non-whitespace-character-count="38676"/>
  </office:meta>
</office:document-meta>
</file>